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fo:min-height="8.6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fo:min-height="13.757cm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12.961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2.961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8.386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10.801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15.841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11.521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16.727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6.727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8.001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18.001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8.001cm"/>
      <style:paragraph-properties style:writing-mode="lr-tb"/>
    </style:style>
    <style:style style:name="gr15" style:family="graphic" style:parent-style-name="Default_20_Drawing_20_Style_5f_1">
      <style:graphic-properties draw:textarea-horizontal-align="justify" draw:textarea-vertical-align="middle" draw:auto-grow-height="false" fo:min-height="3.814cm" fo:min-width="1.532cm"/>
      <style:paragraph-properties style:writing-mode="lr-tb"/>
    </style:style>
    <style:style style:name="gr16" style:family="graphic" style:parent-style-name="Default_20_Drawing_20_Style_5f_1">
      <style:graphic-properties draw:fill-color="#ff972f" draw:textarea-horizontal-align="justify" draw:textarea-vertical-align="middle" draw:auto-grow-height="false" fo:min-height="4.153cm" fo:min-width="1.532cm"/>
    </style:style>
    <style:style style:name="gr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33cm" fo:min-width="0.612cm"/>
      <style:paragraph-properties style:writing-mode="lr-tb"/>
    </style:style>
    <style:style style:name="gr18" style:family="graphic" style:parent-style-name="Object_20_without_20_fill_5f_1">
      <style:graphic-properties draw:marker-end="Arrow" draw:marker-end-width="0.3cm" draw:fill="solid" draw:textarea-vertical-align="middle"/>
    </style:style>
    <style:style style:name="gr19" style:family="graphic" style:parent-style-name="Object_20_without_20_fill_5f_1">
      <style:graphic-properties svg:stroke-color="#ff972f" draw:marker-end="Arrow" draw:marker-end-width="0.3cm" draw:fill="solid" draw:textarea-vertical-align="middle"/>
    </style:style>
    <style:style style:name="gr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33cm" fo:min-width="0.705cm"/>
      <style:paragraph-properties style:writing-mode="lr-tb"/>
    </style:style>
    <style:style style:name="gr21" style:family="graphic" style:parent-style-name="Default_20_Drawing_20_Style_5f_1">
      <style:graphic-properties draw:fill-color="#b4c7dc" draw:textarea-horizontal-align="justify" draw:textarea-vertical-align="middle" draw:auto-grow-height="false" fo:min-height="2.121cm" fo:min-width="1.532cm"/>
      <style:paragraph-properties style:writing-mode="lr-tb"/>
    </style:style>
    <style:style style:name="gr22" style:family="graphic" style:parent-style-name="Default_20_Drawing_20_Style_5f_1">
      <style:graphic-properties draw:fill-color="#ff972f" draw:textarea-horizontal-align="justify" draw:textarea-vertical-align="middle" draw:auto-grow-height="false" fo:min-height="4.153cm" fo:min-width="1.532cm"/>
      <style:paragraph-properties style:writing-mode="lr-tb"/>
    </style:style>
    <style:style style:name="gr2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.981cm" fo:min-width="0cm"/>
      <style:paragraph-properties style:writing-mode="lr-tb"/>
    </style:style>
    <style:style style:name="gr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33cm" fo:min-width="0.459cm"/>
      <style:paragraph-properties style:writing-mode="lr-tb"/>
    </style:style>
    <style:style style:name="gr25" style:family="graphic" style:parent-style-name="standard">
      <style:graphic-properties draw:fill-color="#ff972f" draw:textarea-horizontal-align="justify" draw:textarea-vertical-align="middle" draw:auto-grow-height="false" fo:min-height="4.153cm" fo:min-width="1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459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gr28" style:family="graphic" style:parent-style-name="objectwithoutfill">
      <style:graphic-properties svg:stroke-color="#ff972f" draw:marker-end="Arrow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705cm"/>
      <style:paragraph-properties style:writing-mode="lr-tb"/>
    </style:style>
    <style:style style:name="gr30" style:family="graphic" style:parent-style-name="standard">
      <style:graphic-properties draw:fill-color="#ff972f" draw:textarea-horizontal-align="justify" draw:textarea-vertical-align="middle" draw:auto-grow-height="false" fo:min-height="4.153cm" fo:min-width="1.53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1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612cm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865cm" fo:min-width="1.53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5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14.228cm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15.929cm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14.228cm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9.402cm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9.561cm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11.954cm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15.149cm"/>
      <style:paragraph-properties style:writing-mode="lr-tb"/>
    </style:style>
    <style:style style:name="gr46" style:family="graphic" style:parent-style-name="standard" style:list-style-name="L1">
      <style:graphic-properties draw:stroke="none" draw:fill="none" fo:min-height="6.005cm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2.241cm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10.137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782cm" fo:min-width="2.294cm"/>
      <style:paragraph-properties style:writing-mode="lr-tb"/>
    </style:style>
    <style:style style:name="gr50" style:family="graphic" style:parent-style-name="standard">
      <style:graphic-properties draw:fill-color="#83caff" draw:textarea-horizontal-align="justify" draw:textarea-vertical-align="middle" draw:auto-grow-height="false" fo:min-height="1.782cm" fo:min-width="2.094cm"/>
      <style:paragraph-properties style:writing-mode="lr-tb"/>
    </style:style>
    <style:style style:name="gr51" style:family="graphic" style:parent-style-name="standard">
      <style:graphic-properties draw:fill-color="#aecf00" draw:textarea-horizontal-align="justify" draw:textarea-vertical-align="middle" draw:auto-grow-height="false" fo:min-height="1.274cm" fo:min-width="7.882cm"/>
      <style:paragraph-properties style:writing-mode="lr-tb"/>
    </style:style>
    <style:style style:name="gr52" style:family="graphic" style:parent-style-name="standard">
      <style:graphic-properties draw:fill-color="#ffd320" draw:textarea-horizontal-align="justify" draw:textarea-vertical-align="middle" draw:auto-grow-height="false" fo:min-height="5.084cm" fo:min-width="2.04cm"/>
      <style:paragraph-properties style:writing-mode="lr-tb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55" style:family="graphic" style:parent-style-name="standard" style:list-style-name="L1">
      <style:graphic-properties draw:stroke="none" draw:fill="none" fo:min-height="15.205cm"/>
      <style:paragraph-properties style:writing-mode="lr-tb"/>
    </style:style>
    <style:style style:name="gr56" style:family="graphic" style:parent-style-name="standard" style:list-style-name="L1">
      <style:graphic-properties draw:stroke="none" draw:fill="none" fo:min-height="15.205cm"/>
      <style:paragraph-properties style:writing-mode="lr-tb"/>
    </style:style>
    <style:style style:name="gr57" style:family="graphic" style:parent-style-name="standard" style:list-style-name="L1">
      <style:graphic-properties draw:stroke="none" draw:fill="none" fo:min-height="16.561cm"/>
      <style:paragraph-properties style:writing-mode="lr-tb"/>
    </style:style>
    <style:style style:name="gr58" style:family="graphic" style:parent-style-name="standard" style:list-style-name="L1">
      <style:graphic-properties draw:stroke="none" draw:fill="none" fo:min-height="16.561cm"/>
      <style:paragraph-properties style:writing-mode="lr-tb"/>
    </style:style>
    <style:style style:name="gr59" style:family="graphic" style:parent-style-name="standard" style:list-style-name="L1">
      <style:graphic-properties draw:stroke="none" draw:fill="none" fo:min-height="15.205cm"/>
      <style:paragraph-properties style:writing-mode="lr-tb"/>
    </style:style>
    <style:style style:name="gr60" style:family="graphic" style:parent-style-name="standard" style:list-style-name="L1">
      <style:graphic-properties draw:stroke="none" draw:fill="none" fo:min-height="13.033cm"/>
      <style:paragraph-properties style:writing-mode="lr-tb"/>
    </style:style>
    <style:style style:name="gr61" style:family="graphic" style:parent-style-name="standard" style:list-style-name="L1">
      <style:graphic-properties draw:stroke="none" draw:fill="none" fo:min-height="13.033cm"/>
      <style:paragraph-properties style:writing-mode="lr-tb"/>
    </style:style>
    <style:style style:name="gr62" style:family="graphic" style:parent-style-name="standard">
      <style:graphic-properties draw:fill-color="#aecf00" draw:textarea-horizontal-align="justify" draw:textarea-vertical-align="middle" draw:auto-grow-height="false" fo:min-height="1.328cm" fo:min-width="7.882cm"/>
      <style:paragraph-properties style:writing-mode="lr-tb"/>
    </style:style>
    <style:style style:name="gr63" style:family="graphic" style:parent-style-name="standard">
      <style:graphic-properties draw:fill-color="#ffd320" draw:textarea-horizontal-align="justify" draw:textarea-vertical-align="middle" draw:auto-grow-height="false" fo:min-height="1.304cm" fo:min-width="3.802cm"/>
      <style:paragraph-properties style:writing-mode="lr-tb"/>
    </style:style>
    <style:style style:name="gr6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65" style:family="graphic" style:parent-style-name="standard">
      <style:graphic-properties svg:stroke-opacity="0%" draw:fill-color="#5eb91e" draw:textarea-horizontal-align="justify" draw:textarea-vertical-align="middle" draw:auto-grow-height="false" fo:min-height="1.304cm" fo:min-width="0cm"/>
    </style:style>
    <style:style style:name="gr66" style:family="graphic" style:parent-style-name="standard" style:list-style-name="L1">
      <style:graphic-properties draw:stroke="none" draw:fill="none" fo:min-height="8.386cm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8.689cm"/>
      <style:paragraph-properties style:writing-mode="lr-tb"/>
    </style:style>
    <style:style style:name="gr68" style:family="graphic" style:parent-style-name="standard" style:list-style-name="L1">
      <style:graphic-properties draw:stroke="none" draw:fill="none" fo:min-height="12.961cm"/>
      <style:paragraph-properties style:writing-mode="lr-tb"/>
    </style:style>
    <style:style style:name="gr69" style:family="graphic" style:parent-style-name="standard" style:list-style-name="L1">
      <style:graphic-properties draw:stroke="none" draw:fill="none" fo:min-height="12.961cm"/>
      <style:paragraph-properties style:writing-mode="lr-tb"/>
    </style:style>
    <style:style style:name="gr70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079cm" fo:padding-bottom="0.079cm" fo:padding-left="0.079cm" fo:padding-right="0.079cm"/>
    </style:style>
    <style:style style:name="gr71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72" style:family="graphic" style:parent-style-name="standard">
      <style:graphic-properties draw:fill-color="#ffd320" draw:textarea-horizontal-align="justify" draw:textarea-vertical-align="middle" draw:auto-grow-height="false" fo:min-height="3.306cm" fo:min-width="2.04cm"/>
      <style:paragraph-properties style:writing-mode="lr-tb"/>
    </style:style>
    <style:style style:name="gr73" style:family="graphic" style:parent-style-name="standard" style:list-style-name="L1">
      <style:graphic-properties draw:stroke="none" draw:fill="none" fo:min-height="6.102cm" fo:padding-top="0cm" fo:padding-bottom="0cm" fo:padding-left="0cm" fo:padding-right="0cm"/>
      <style:paragraph-properties style:writing-mode="lr-tb"/>
    </style:style>
    <style:style style:name="gr74" style:family="graphic" style:parent-style-name="standard" style:list-style-name="L1">
      <style:graphic-properties draw:stroke="none" draw:fill="none" fo:min-height="16.008cm" fo:padding-top="0cm" fo:padding-bottom="0cm" fo:padding-left="0cm" fo:padding-right="0cm"/>
      <style:paragraph-properties style:writing-mode="lr-tb"/>
    </style:style>
    <style:style style:name="gr75" style:family="graphic" style:parent-style-name="standard" style:list-style-name="L1">
      <style:graphic-properties draw:stroke="none" draw:fill="none" fo:min-height="17.281cm" fo:padding-top="0cm" fo:padding-bottom="0cm" fo:padding-left="0cm" fo:padding-right="0cm"/>
      <style:paragraph-properties style:writing-mode="lr-tb"/>
    </style:style>
    <style:style style:name="gr76" style:family="graphic" style:parent-style-name="standard" style:list-style-name="L1">
      <style:graphic-properties draw:stroke="none" draw:fill="none" fo:min-height="18.001cm" fo:padding-top="0cm" fo:padding-bottom="0cm" fo:padding-left="0cm" fo:padding-right="0cm"/>
      <style:paragraph-properties style:writing-mode="lr-tb"/>
    </style:style>
    <style:style style:name="gr77" style:family="graphic" style:parent-style-name="standard" style:list-style-name="L1">
      <style:graphic-properties draw:stroke="none" draw:fill="none" fo:min-height="15.246cm" fo:padding-top="0cm" fo:padding-bottom="0cm" fo:padding-left="0cm" fo:padding-right="0cm"/>
      <style:paragraph-properties style:writing-mode="lr-tb"/>
    </style:style>
    <style:style style:name="gr78" style:family="graphic" style:parent-style-name="standard" style:list-style-name="L1">
      <style:graphic-properties draw:stroke="none" draw:fill="none" fo:min-height="15.246cm" fo:padding-top="0cm" fo:padding-bottom="0cm" fo:padding-left="0cm" fo:padding-right="0cm"/>
      <style:paragraph-properties style:writing-mode="lr-tb"/>
    </style:style>
    <style:style style:name="gr79" style:family="graphic" style:parent-style-name="standard" style:list-style-name="L1">
      <style:graphic-properties draw:stroke="none" draw:fill="none" fo:min-height="15.246cm" fo:padding-top="0cm" fo:padding-bottom="0cm" fo:padding-left="0cm" fo:padding-right="0cm"/>
      <style:paragraph-properties style:writing-mode="lr-tb"/>
    </style:style>
    <style:style style:name="gr80" style:family="graphic" style:parent-style-name="standard" style:list-style-name="L1">
      <style:graphic-properties draw:stroke="none" draw:fill="none" fo:min-height="15.246cm" fo:padding-top="0cm" fo:padding-bottom="0cm" fo:padding-left="0cm" fo:padding-right="0cm"/>
      <style:paragraph-properties style:writing-mode="lr-tb"/>
    </style:style>
    <style:style style:name="gr81" style:family="graphic" style:parent-style-name="Default_20_Drawing_20_Style_5f_2" style:list-style-name="L1">
      <style:graphic-properties draw:stroke="none" draw:fill="none" fo:min-height="15.246cm" fo:padding-top="0cm" fo:padding-bottom="0cm" fo:padding-left="0cm" fo:padding-right="0cm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11.43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/>
      <style:paragraph-properties style:writing-mode="lr-tb"/>
    </style:style>
    <style:style style:name="gr84" style:family="graphic" style:parent-style-name="standard" style:list-style-name="L1">
      <style:graphic-properties draw:stroke="none" draw:fill="none" fo:min-height="11.436cm" fo:padding-top="0cm" fo:padding-bottom="0cm" fo:padding-left="0cm" fo:padding-right="0cm"/>
      <style:paragraph-properties style:writing-mode="lr-tb"/>
    </style:style>
    <style:style style:name="gr85" style:family="graphic" style:parent-style-name="standard" style:list-style-name="L1">
      <style:graphic-properties draw:stroke="none" draw:fill="none" fo:min-height="11.436cm" fo:padding-top="0cm" fo:padding-bottom="0cm" fo:padding-left="0cm" fo:padding-right="0cm"/>
      <style:paragraph-properties style:writing-mode="lr-tb"/>
    </style:style>
    <style:style style:name="gr86" style:family="graphic" style:parent-style-name="standard" style:list-style-name="L1">
      <style:graphic-properties draw:stroke="none" draw:fill="none" fo:min-height="11.43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svg:stroke-width="0.051cm" svg:stroke-color="#c9211e" draw:marker-start-width="0.279cm" draw:marker-end-width="0.279cm" draw:opacity="0%" draw:textarea-horizontal-align="justify" draw:textarea-vertical-align="middle" draw:auto-grow-height="false" fo:min-height="0.512cm" fo:min-width="1.532cm" fo:padding-top="0.15cm" fo:padding-bottom="0.15cm" fo:padding-left="0.275cm" fo:padding-right="0.275cm" draw:shadow-opacity="0%"/>
    </style:style>
    <style:style style:name="gr88" style:family="graphic" style:parent-style-name="standard">
      <style:graphic-properties svg:stroke-width="0.051cm" svg:stroke-color="#c9211e" draw:marker-start-width="0.279cm" draw:marker-end-width="0.279cm" draw:opacity="0%" draw:textarea-horizontal-align="justify" draw:textarea-vertical-align="middle" draw:auto-grow-height="false" fo:min-height="0.462cm" fo:min-width="1.482cm" fo:padding-top="0.15cm" fo:padding-bottom="0.15cm" fo:padding-left="0.275cm" fo:padding-right="0.275cm" draw:shadow-opacity="0%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90" style:family="graphic" style:parent-style-name="standard">
      <style:graphic-properties svg:stroke-width="0.051cm" svg:stroke-color="#c9211e" draw:marker-start-width="0.279cm" draw:marker-end-width="0.279cm" draw:opacity="0%" draw:textarea-horizontal-align="justify" draw:textarea-vertical-align="middle" draw:auto-grow-height="false" fo:min-height="0.986cm" fo:min-width="1.836cm" fo:padding-top="0.15cm" fo:padding-bottom="0.15cm" fo:padding-left="0.275cm" fo:padding-right="0.275cm" draw:shadow-opacity="0%"/>
    </style:style>
    <style:style style:name="gr91" style:family="graphic" style:parent-style-name="standard" style:list-style-name="L1">
      <style:graphic-properties draw:stroke="none" draw:fill="none" fo:min-height="14.986cm" fo:padding-top="0cm" fo:padding-bottom="0cm" fo:padding-left="0cm" fo:padding-right="0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outline1">
      <style:graphic-properties draw:fill="none"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 style:font-size-asian="22pt" style:font-size-complex="2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" fo:font-size="18pt" style:letter-kerning="true" style:font-name-asian="Liberation Mono" style:font-size-asian="18pt" style:font-name-complex="Liberation Mono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cm" fo:margin-bottom="0.3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" fo:font-size="16pt" style:letter-kerning="true" style:font-name-asian="Liberation Mono" style:font-size-asian="16pt" style:font-name-complex="Liberation Mono" style:font-size-complex="16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loext:graphic-properties draw:fill-color="#ff972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4" style:family="paragraph">
      <loext:graphic-properties draw:fill-color="#b4c7dc"/>
      <style:paragraph-properties fo:text-align="center" style:writing-mode="lr-tb"/>
      <style:text-properties fo:font-size="24pt"/>
    </style:style>
    <style:style style:name="P15" style:family="paragraph">
      <loext:graphic-properties draw:fill-color="#ff972f"/>
      <style:paragraph-properties fo:text-align="center" style:writing-mode="lr-tb"/>
      <style:text-properties fo:font-size="24pt"/>
    </style:style>
    <style:style style:name="P16" style:family="paragraph">
      <loext:graphic-properties draw:fill-color="#ffffff"/>
      <style:paragraph-properties style:writing-mode="lr-tb"/>
      <style:text-properties fo:font-size="20pt" fo:language="hu" fo:country="HU"/>
    </style:style>
    <style:style style:name="P17" style:family="paragraph">
      <loext:graphic-properties draw:fill-color="#b4c7dc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-color="#83caff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-color="#aecf00"/>
      <style:paragraph-properties fo:text-align="center" style:writing-mode="lr-tb"/>
      <style:text-properties fo:font-size="18pt"/>
    </style:style>
    <style:style style:name="P22" style:family="paragraph">
      <loext:graphic-properties draw:fill-color="#ffd320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-color="#5eb91e"/>
      <style:paragraph-properties fo:text-align="center"/>
    </style:style>
    <style:style style:name="P26" style:family="paragraph">
      <style:paragraph-properties style:writing-mode="lr-tb"/>
      <style:text-properties fo:color="#ff3333" loext:opacity="100%"/>
    </style:style>
    <style:style style:name="P27" style:family="paragraph">
      <style:paragraph-properties fo:text-align="center" style:writing-mode="lr-tb"/>
      <style:text-properties fo:color="#999999" loext:opacity="100%" fo:font-size="18pt"/>
    </style:style>
    <style:style style:name="P28" style:family="paragraph">
      <loext:graphic-properties draw:fill-color="#aecf00"/>
      <style:paragraph-properties fo:text-align="center" style:writing-mode="lr-tb"/>
      <style:text-properties fo:color="#999999" loext:opacity="100%" fo:font-size="18pt"/>
    </style:style>
    <style:style style:name="P29" style:family="paragraph">
      <loext:graphic-properties draw:fill="none"/>
      <style:paragraph-properties fo:margin-left="0cm" fo:margin-right="0cm" fo:text-align="start" fo:text-indent="0cm" style:writing-mode="lr-tb"/>
      <style:text-properties fo:color="#000080" loext:opacity="100%" style:font-name="Liberation Mono" fo:font-size="18pt" style:letter-kerning="true" style:font-name-asian="Liberation Mono" style:font-size-asian="18pt" style:font-name-complex="Liberation Mono" style:font-size-complex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Mono" fo:font-size="16pt" style:letter-kerning="true" style:font-name-asian="Liberation Mono" style:font-size-asian="16pt" style:font-name-complex="Liberation Mono" style:font-size-complex="16pt"/>
    </style:style>
    <style:style style:name="P31" style:family="paragraph">
      <style:paragraph-properties style:writing-mode="lr-tb"/>
      <style:text-properties style:text-underline-style="none"/>
    </style:style>
    <style:style style:name="P32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loext:graphic-properties draw:opacity="0%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Mono" fo:font-size="14pt" style:letter-kerning="true" style:font-name-asian="Liberation Mono" style:font-size-asian="14pt" style:font-name-complex="Liberation Mono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228b22" loext:opacity="100%" style:font-name="Liberation Mono" fo:font-size="18pt" fo:language="zxx" fo:country="none" fo:font-style="normal" fo:font-weight="normal" style:letter-kerning="true" style:font-name-asian="Liberation Mono" style:font-size-asian="18pt" style:font-name-complex="Liberation Mono" style:font-size-complex="18pt"/>
    </style:style>
    <style:style style:name="T4" style:family="text">
      <style:text-properties fo:color="#00688b" loext:opacity="100%" style:font-name="Liberation Mono" fo:font-size="18pt" fo:language="zxx" fo:country="none" fo:font-style="normal" fo:font-weight="bold" style:letter-kerning="true" style:font-name-asian="Liberation Mono" style:font-size-asian="18pt" style:font-name-complex="Liberation Mono" style:font-size-complex="18pt"/>
    </style:style>
    <style:style style:name="T5" style:family="text">
      <style:text-properties fo:color="#000000" loext:opacity="100%" style:font-name="Liberation Mono" fo:font-size="18pt" fo:language="zxx" fo:country="none" fo:font-style="normal" fo:font-weight="normal" style:letter-kerning="true" style:font-name-asian="Liberation Mono" style:font-size-asian="18pt" style:font-name-complex="Liberation Mono" style:font-size-complex="18pt"/>
    </style:style>
    <style:style style:name="T6" style:family="text">
      <style:text-properties fo:color="#008b45" loext:opacity="100%" style:font-name="Liberation Mono" fo:font-size="18pt" fo:language="zxx" fo:country="none" fo:font-style="normal" fo:font-weight="normal" style:letter-kerning="true" style:font-name-asian="Liberation Mono" style:font-size-asian="18pt" style:font-name-complex="Liberation Mono" style:font-size-complex="18pt"/>
    </style:style>
    <style:style style:name="T7" style:family="text">
      <style:text-properties fo:color="#8b008b" loext:opacity="100%" style:font-name="Liberation Mono" fo:font-size="18pt" fo:language="zxx" fo:country="none" fo:font-style="normal" fo:font-weight="bold" style:letter-kerning="true" style:font-name-asian="Liberation Mono" style:font-size-asian="18pt" style:font-name-complex="Liberation Mono" style:font-size-complex="18pt"/>
    </style:style>
    <style:style style:name="T8" style:family="text">
      <style:text-properties fo:color="#b452cd" loext:opacity="100%" style:font-name="Liberation Mono" fo:font-size="18pt" fo:language="zxx" fo:country="none" fo:font-style="normal" fo:font-weight="normal" style:letter-kerning="true" style:font-name-asian="Liberation Mono" style:font-size-asian="18pt" style:font-name-complex="Liberation Mono" style:font-size-complex="18pt"/>
    </style:style>
    <style:style style:name="T9" style:family="text">
      <style:text-properties fo:color="#000000" loext:opacity="100%" style:font-name="Liberation Mono" fo:font-size="18pt" fo:language="zxx" fo:country="none" style:letter-kerning="true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8pt" fo:language="zxx" fo:country="none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80" loext:opacity="100%" style:font-name="Liberation Mono" fo:font-size="18pt" fo:language="zxx" fo:country="none" style:letter-kerning="true" style:font-name-asian="Liberation Mono" style:font-size-asian="18pt" style:font-name-complex="Liberation Mono" style:font-size-complex="18pt"/>
    </style:style>
    <style:style style:name="T12" style:family="text">
      <style:text-properties fo:color="#ff3333" loext:opacity="100%" fo:font-size="24pt" style:font-size-asian="24pt" style:font-size-complex="24pt"/>
    </style:style>
    <style:style style:name="T13" style:family="text">
      <style:text-properties fo:font-variant="normal" fo:text-transform="none" fo:color="#228b22" loext:opacity="100%" style:text-outline="false" style:text-line-through-style="none" style:text-line-through-type="none" style:font-name="Liberation Mono" fo:font-size="18pt" fo:language="zxx" fo:country="none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b008b" loext:opacity="100%" style:text-outline="false" style:text-line-through-style="none" style:text-line-through-type="none" style:font-name="Liberation Mono" fo:font-size="18pt" fo:language="zxx" fo:country="none" fo:font-style="normal" fo:text-shadow="none" style:text-underline-style="none" fo:font-weight="bold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1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3333" loext:opacity="100%" fo:font-size="22pt" style:font-size-asian="22pt" style:font-size-complex="22pt"/>
    </style:style>
    <style:style style:name="T17" style:family="text">
      <style:text-properties fo:color="#1e889b" loext:opacity="100%" style:font-name="Liberation Mono" fo:font-size="18pt" fo:language="zxx" fo:country="none" fo:font-style="normal" fo:font-weight="normal" style:letter-kerning="true" style:font-name-asian="Liberation Mono" style:font-size-asian="18pt" style:font-name-complex="Liberation Mono" style:font-size-complex="18pt"/>
    </style:style>
    <style:style style:name="T18" style:family="text">
      <style:text-properties fo:color="#008b45" loext:opacity="100%" style:font-name="Liberation Mono" fo:font-size="18pt" fo:language="zxx" fo:country="none" fo:font-style="normal" fo:font-weight="bold" style:letter-kerning="true" style:font-name-asian="Liberation Mono" style:font-size-asian="18pt" style:font-name-complex="Liberation Mono" style:font-size-complex="18pt"/>
    </style:style>
    <style:style style:name="T19" style:family="text">
      <style:text-properties fo:color="#c9211e" loext:opacity="100%" style:font-name="Liberation Mono" fo:font-size="18pt" fo:language="zxx" fo:country="none" fo:font-style="normal" fo:font-weight="normal" style:letter-kerning="true" style:font-name-asian="Liberation Mono" style:font-size-asian="18pt" style:font-name-complex="Liberation Mono" style:font-size-complex="18pt"/>
    </style:style>
    <style:style style:name="T20" style:family="text">
      <style:text-properties fo:color="#000000" loext:opacity="100%" style:font-name="Liberation Mono" fo:font-size="18pt" fo:language="zxx" fo:country="none" fo:font-style="normal" fo:font-weight="normal" style:letter-kerning="true" style:font-name-asian="Liberation Mono" style:font-size-asian="18pt" style:font-weight-asian="normal" style:font-name-complex="Liberation Mono" style:font-size-complex="18pt" style:font-weight-complex="normal"/>
    </style:style>
    <style:style style:name="T21" style:family="text">
      <style:text-properties fo:color="#228b22" loext:opacity="100%" style:font-name="Liberation Mono" fo:font-size="18pt" fo:language="zxx" fo:country="none" fo:font-style="normal" fo:font-weight="normal" style:letter-kerning="true" style:font-name-asian="Liberation Mono" style:font-size-asian="18pt" style:font-weight-asian="normal" style:font-name-complex="Liberation Mono" style:font-size-complex="18pt" style:font-weight-complex="normal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8pt" fo:language="zxx" fo:country="none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loext:opacity="100%" style:font-name="Liberation Mono" fo:font-size="18pt" fo:language="zxx" fo:country="none" fo:font-style="normal" fo:font-weight="normal" style:letter-kerning="true" style:font-name-asian="Liberation Mono" style:font-size-asian="18pt" style:font-weight-asian="normal" style:font-name-complex="Liberation Mono" style:font-size-complex="18pt" style:font-weight-complex="normal"/>
    </style:style>
    <style:style style:name="T24" style:family="text">
      <style:text-properties fo:color="#8b008b" loext:opacity="100%" style:font-name="Liberation Mono" fo:font-size="16pt" fo:language="zxx" fo:country="none" fo:font-style="normal" fo:font-weight="bold" style:letter-kerning="true" style:font-name-asian="Liberation Mono" style:font-size-asian="16pt" style:font-name-complex="Liberation Mono" style:font-size-complex="16pt"/>
    </style:style>
    <style:style style:name="T25" style:family="text">
      <style:text-properties fo:color="#000000" loext:opacity="100%" style:font-name="Liberation Mono" fo:font-size="16pt" fo:language="zxx" fo:country="none" fo:font-style="normal" fo:font-weight="normal" style:letter-kerning="true" style:font-name-asian="Liberation Mono" style:font-size-asian="16pt" style:font-name-complex="Liberation Mono" style:font-size-complex="16pt"/>
    </style:style>
    <style:style style:name="T26" style:family="text">
      <style:text-properties fo:color="#008b45" loext:opacity="100%" style:font-name="Liberation Mono" fo:font-size="16pt" fo:language="zxx" fo:country="none" fo:font-style="normal" fo:font-weight="bold" style:letter-kerning="true" style:font-name-asian="Liberation Mono" style:font-size-asian="16pt" style:font-name-complex="Liberation Mono" style:font-size-complex="16pt"/>
    </style:style>
    <style:style style:name="T27" style:family="text">
      <style:text-properties fo:color="#228b22" loext:opacity="100%" style:font-name="Liberation Mono" fo:font-size="16pt" fo:language="zxx" fo:country="none" fo:font-style="normal" fo:font-weight="normal" style:letter-kerning="true" style:font-name-asian="Liberation Mono" style:font-size-asian="16pt" style:font-name-complex="Liberation Mono" style:font-size-complex="16pt"/>
    </style:style>
    <style:style style:name="T28" style:family="text">
      <style:text-properties fo:color="#008b45" loext:opacity="100%" style:font-name="Liberation Mono" fo:font-size="16pt" fo:language="zxx" fo:country="none" fo:font-style="normal" fo:font-weight="normal" style:letter-kerning="true" style:font-name-asian="Liberation Mono" style:font-size-asian="16pt" style:font-name-complex="Liberation Mono" style:font-size-complex="16pt"/>
    </style:style>
    <style:style style:name="T29" style:family="text">
      <style:text-properties fo:color="#b452cd" loext:opacity="100%" style:font-name="Liberation Mono" fo:font-size="16pt" fo:language="zxx" fo:country="none" fo:font-style="normal" fo:font-weight="normal" style:letter-kerning="true" style:font-name-asian="Liberation Mono" style:font-size-asian="16pt" style:font-name-complex="Liberation Mono" style:font-size-complex="16pt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6pt" fo:language="zxx" fo:country="none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b008b" loext:opacity="100%" style:text-outline="false" style:text-line-through-style="none" style:text-line-through-type="none" style:font-name="Liberation Mono" fo:font-size="16pt" fo:language="zxx" fo:country="none" fo:font-style="normal" fo:text-shadow="none" style:text-underline-style="none" fo:font-weight="bold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8b45" loext:opacity="100%" style:text-outline="false" style:text-line-through-style="none" style:text-line-through-type="none" style:font-name="Liberation Mono" fo:font-size="16pt" fo:language="zxx" fo:country="none" fo:font-style="normal" fo:text-shadow="none" style:text-underline-style="none" fo:font-weight="bold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688b" loext:opacity="100%" style:text-outline="false" style:text-line-through-style="none" style:text-line-through-type="none" style:font-name="Liberation Mono" fo:font-size="16pt" fo:language="zxx" fo:country="none" fo:font-style="normal" fo:text-shadow="none" style:text-underline-style="none" fo:font-weight="bold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d5555" loext:opacity="100%" style:text-outline="false" style:text-line-through-style="none" style:text-line-through-type="none" style:font-name="Liberation Mono" fo:font-size="16pt" fo:language="zxx" fo:country="none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d5555" loext:opacity="100%" style:font-name="Liberation Mono" fo:font-size="16pt" fo:language="zxx" fo:country="none" fo:font-style="normal" fo:font-weight="normal" style:letter-kerning="true" style:font-name-asian="Liberation Mono" style:font-size-asian="16pt" style:font-name-complex="Liberation Mono" style:font-size-complex="16pt"/>
    </style:style>
    <style:style style:name="T36" style:family="text">
      <style:text-properties fo:color="#00688b" loext:opacity="100%" style:font-name="Liberation Mono" fo:font-size="16pt" fo:language="zxx" fo:country="none" fo:font-style="normal" fo:font-weight="bold" style:letter-kerning="true" style:font-name-asian="Liberation Mono" style:font-size-asian="16pt" style:font-name-complex="Liberation Mono" style:font-size-complex="16pt"/>
    </style:style>
    <style:style style:name="T37" style:family="text">
      <style:text-properties fo:color="#000000" loext:opacity="100%" style:font-name="Liberation Mono" fo:font-size="16pt" fo:language="zxx" fo:country="none" style:letter-kerning="true" style:font-name-asian="Liberation Mono" style:font-size-asian="16pt" style:font-name-complex="Liberation Mono" style:font-size-complex="16pt"/>
    </style:style>
    <style:style style:name="T38" style:family="text">
      <style:text-properties fo:color="#c9211e" loext:opacity="100%" style:font-name="Liberation Mono" fo:font-size="16pt" fo:language="zxx" fo:country="none" fo:font-style="normal" fo:font-weight="normal" style:letter-kerning="true" style:font-name-asian="Liberation Mono" style:font-size-asian="16pt" style:font-name-complex="Liberation Mono" style:font-size-complex="16pt"/>
    </style:style>
    <style:style style:name="T39" style:family="text">
      <style:text-properties fo:font-variant="normal" fo:text-transform="none" fo:color="#228b22" loext:opacity="100%" style:text-outline="false" style:text-line-through-style="none" style:text-line-through-type="none" style:font-name="Liberation Mono" fo:font-size="16pt" fo:language="zxx" fo:country="none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28b22" loext:opacity="100%" style:font-name="Liberation Mono" fo:font-size="16pt" fo:language="zxx" fo:country="none" fo:font-style="normal" fo:font-weight="normal" style:font-name-asian="Liberation Mono" style:font-size-asian="16pt" style:font-name-complex="Liberation Mono" style:font-size-complex="16pt"/>
    </style:style>
    <style:style style:name="T41" style:family="text">
      <style:text-properties fo:font-variant="normal" fo:text-transform="none" fo:color="#8b008b" loext:opacity="100%" style:text-outline="false" style:text-line-through-style="solid" style:text-line-through-type="single" style:font-name="Liberation Mono" fo:font-size="16pt" fo:language="zxx" fo:country="none" fo:font-style="normal" fo:text-shadow="none" style:text-underline-style="none" fo:font-weight="bold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font-name="Liberation Mono" fo:font-size="16pt" fo:language="zxx" fo:country="none" fo:font-style="normal" fo:font-weight="normal" style:font-name-asian="Liberation Mono" style:font-size-asian="16pt" style:font-name-complex="Liberation Mono" style:font-size-complex="16pt"/>
    </style:style>
    <style:style style:name="T43" style:family="text">
      <style:text-properties fo:color="#000000" loext:opacity="100%" fo:font-size="16pt" fo:language="zxx" fo:country="none" fo:font-style="normal" fo:font-weight="normal" style:font-size-asian="16pt" style:font-size-complex="16pt"/>
    </style:style>
    <style:style style:name="T44" style:family="text">
      <style:text-properties fo:font-size="24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18pt"/>
    </style:style>
    <style:style style:name="T47" style:family="text">
      <style:text-properties fo:color="#1e889b" loext:opacity="100%" style:font-name="Liberation Mono" fo:font-size="16pt" fo:language="zxx" fo:country="none" fo:font-style="normal" fo:font-weight="normal" style:letter-kerning="true" style:font-name-asian="Liberation Mono" style:font-size-asian="16pt" style:font-name-complex="Liberation Mono" style:font-size-complex="16pt"/>
    </style:style>
    <style:style style:name="T48" style:family="text">
      <style:text-properties fo:color="#000000" loext:opacity="100%" style:font-name="Liberation Mono" fo:font-size="18pt" style:letter-kerning="true" style:font-name-asian="Liberation Mono" style:font-size-asian="18pt" style:font-name-complex="Liberation Mono" style:font-size-complex="18pt"/>
    </style:style>
    <style:style style:name="T49" style:family="text">
      <style:text-properties fo:color="#006699" loext:opacity="100%" style:font-name="Liberation Mono" fo:font-size="18pt" style:letter-kerning="true" style:font-name-asian="Liberation Mono" style:font-size-asian="18pt" style:font-name-complex="Liberation Mono" style:font-size-complex="18pt"/>
    </style:style>
    <style:style style:name="T50" style:family="text">
      <style:text-properties fo:color="#006699" loext:opacity="100%" style:font-name="Liberation Mono" fo:font-size="18pt" fo:language="zxx" fo:country="none" style:letter-kerning="true" style:font-name-asian="Liberation Mono" style:font-size-asian="18pt" style:font-name-complex="Liberation Mono" style:font-size-complex="18pt"/>
    </style:style>
    <style:style style:name="T51" style:family="text">
      <style:text-properties fo:color="#cd5555" loext:opacity="100%" style:font-name="Liberation Mono" fo:font-size="18pt" fo:language="zxx" fo:country="none" fo:font-style="normal" fo:font-weight="normal" style:letter-kerning="true" style:font-name-asian="Liberation Mono" style:font-size-asian="18pt" style:font-name-complex="Liberation Mono" style:font-size-complex="18pt"/>
    </style:style>
    <style:style style:name="T52" style:family="text">
      <style:text-properties fo:font-variant="normal" fo:text-transform="none" fo:color="#00688b" loext:opacity="100%" style:text-outline="false" style:text-line-through-style="none" style:text-line-through-type="none" style:font-name="Liberation Mono" fo:font-size="18pt" fo:language="zxx" fo:country="none" fo:font-style="normal" fo:text-shadow="none" style:text-underline-style="none" fo:font-weight="bold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b45" loext:opacity="100%" style:text-outline="false" style:text-line-through-style="none" style:text-line-through-type="none" style:font-name="Liberation Mono" fo:font-size="18pt" fo:language="zxx" fo:country="none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color="#ff3333" loext:opacity="100%"/>
    </style:style>
    <style:style style:name="T56" style:family="text">
      <style:text-properties fo:color="#999999" loext:opacity="100%" fo:font-size="18pt"/>
    </style:style>
    <style:style style:name="T57" style:family="text">
      <style:text-properties fo:color="#158466" loext:opacity="100%" style:font-name="Liberation Mono" fo:font-size="16pt" fo:language="zxx" fo:country="none" style:letter-kerning="true" style:font-name-asian="Liberation Mono" style:font-size-asian="16pt" style:font-name-complex="Liberation Mono" style:font-size-complex="16pt"/>
    </style:style>
    <style:style style:name="T58" style:family="text">
      <style:text-properties fo:font-variant="normal" fo:text-transform="none" fo:color="#b452cd" loext:opacity="100%" style:text-outline="false" style:text-line-through-style="none" style:text-line-through-type="none" style:font-name="Liberation Mono" fo:font-size="16pt" fo:language="zxx" fo:country="none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underline-style="none"/>
    </style:style>
    <style:style style:name="T60" style:family="text">
      <style:text-properties fo:color="#bbbbbb" loext:opacity="100%" style:font-name="Liberation Mono" fo:font-size="16pt" fo:language="zxx" fo:country="none" fo:font-style="normal" fo:font-weight="normal" style:letter-kerning="true" style:font-name-asian="Liberation Mono" style:font-size-asian="16pt" style:font-name-complex="Liberation Mono" style:font-size-complex="16pt"/>
    </style:style>
    <style:style style:name="T61" style:family="text">
      <style:text-properties style:font-name="Liberation Mono" fo:font-size="16pt" fo:language="zxx" fo:country="none" fo:font-style="normal" fo:font-weight="normal" style:letter-kerning="true" style:font-name-asian="Liberation Mono" style:font-size-asian="16pt" style:font-name-complex="Liberation Mono" style:font-size-complex="16pt"/>
    </style:style>
    <style:style style:name="T62" style:family="text">
      <style:text-properties fo:color="#bbbbbb" loext:opacity="100%" fo:font-size="22pt" fo:language="zxx" fo:country="none" fo:font-style="normal" fo:font-weight="normal" style:font-size-asian="22pt" style:font-size-complex="22pt"/>
    </style:style>
    <style:style style:name="T63" style:family="text">
      <style:text-properties fo:color="#000000" loext:opacity="100%" fo:font-size="24pt" fo:language="zxx" fo:country="none" fo:font-style="normal" fo:font-weight="normal" style:font-size-asian="24pt" style:font-size-complex="24pt"/>
    </style:style>
    <style:style style:name="T64" style:family="text">
      <style:text-properties fo:color="#bbbbbb" loext:opacity="100%" fo:font-size="24pt" fo:language="zxx" fo:country="none" fo:font-style="normal" fo:font-weight="normal" style:font-size-asian="24pt" style:font-size-complex="24pt"/>
    </style:style>
    <style:style style:name="T65" style:family="text">
      <style:text-properties fo:color="#a61717" loext:opacity="100%" fo:font-size="24pt" fo:language="zxx" fo:country="none" fo:font-style="normal" fo:font-weight="normal" style:font-size-asian="24pt" style:font-size-complex="24pt"/>
    </style:style>
    <style:style style:name="T66" style:family="text">
      <style:text-properties fo:font-size="24pt" fo:language="zxx" fo:country="none" style:font-size-asian="24pt" style:font-size-complex="24pt"/>
    </style:style>
    <style:style style:name="T67" style:family="text">
      <style:text-properties fo:color="#000000" loext:opacity="100%" fo:font-size="20pt" fo:language="zxx" fo:country="none" fo:font-style="normal" fo:font-weight="normal" style:font-size-asian="20pt" style:font-size-complex="20pt"/>
    </style:style>
    <style:style style:name="T68" style:family="text">
      <style:text-properties fo:color="#bbbbbb" loext:opacity="100%" fo:font-size="20pt" fo:language="zxx" fo:country="none" fo:font-style="normal" fo:font-weight="normal" style:font-size-asian="20pt" style:font-size-complex="20pt"/>
    </style:style>
    <style:style style:name="T69" style:family="text">
      <style:text-properties fo:color="#8b008b" loext:opacity="100%" fo:font-size="20pt" fo:language="zxx" fo:country="none" fo:font-style="normal" fo:font-weight="bold" style:font-size-asian="20pt" style:font-size-complex="20pt"/>
    </style:style>
    <style:style style:name="T70" style:family="text">
      <style:text-properties fo:color="#b452cd" loext:opacity="100%" fo:font-size="20pt" fo:language="zxx" fo:country="none" fo:font-style="normal" fo:font-weight="normal" style:font-size-asian="20pt" style:font-size-complex="20pt"/>
    </style:style>
    <style:style style:name="T71" style:family="text">
      <style:text-properties fo:font-size="20pt" fo:language="zxx" fo:country="none" style:font-size-asian="20pt" style:font-size-complex="20pt"/>
    </style:style>
    <style:style style:name="T72" style:family="text">
      <style:text-properties fo:font-variant="normal" fo:text-transform="none" fo:color="#bbbbbb" loext:opacity="100%" style:text-outline="false" style:text-line-through-style="none" style:text-line-through-type="none" style:font-name="Liberation Mono" fo:font-size="16pt" fo:language="zxx" fo:country="none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20pt" fo:language="zxx" fo:country="none" fo:font-style="normal" fo:font-weight="normal" style:font-size-asian="20pt" style:font-size-complex="20pt"/>
    </style:style>
    <style:style style:name="T74" style:family="text">
      <style:text-properties style:font-name="Liberation Mono" fo:font-size="14pt" fo:language="zxx" fo:country="none" fo:font-style="normal" fo:font-weight="normal" style:letter-kerning="true" style:font-name-asian="Liberation Mono" style:font-size-asian="14pt" style:font-name-complex="Liberation Mono" style:font-size-complex="14pt"/>
    </style:style>
    <style:style style:name="T75" style:family="text">
      <style:text-properties fo:color="#000000" loext:opacity="100%" style:font-name="Liberation Mono" fo:font-size="14pt" fo:language="zxx" fo:country="none" fo:font-style="normal" fo:font-weight="normal" style:letter-kerning="true" style:font-name-asian="Liberation Mono" style:font-size-asian="14pt" style:font-name-complex="Liberation Mono" style:font-size-complex="14pt"/>
    </style:style>
    <style:style style:name="T76" style:family="text">
      <style:text-properties fo:color="#bbbbbb" loext:opacity="100%" style:font-name="Liberation Mono" fo:font-size="14pt" fo:language="zxx" fo:country="none" fo:font-style="normal" fo:font-weight="normal" style:letter-kerning="true" style:font-name-asian="Liberation Mono" style:font-size-asian="14pt" style:font-name-complex="Liberation Mono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Zoltán Porkoláb: Basic C++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cm" presentation:class="title" presentation:user-transformed="true">
          <draw:text-box>
            <text:p>RAII</text:p>
          </draw:text-box>
        </draw:frame>
        <draw:frame presentation:style-name="pr2" draw:text-style-name="P2" draw:layer="layout" svg:width="25.961cm" svg:height="3.81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Resource Acquisition Is Initialization</text:span></text:p>
              </text:list-item>
              <text:list-item>
                <text:p><text:span text:style-name="T2">The idea: keep a resource is expressed by object lifetime</text:span></text:p>
              </text:list-item>
            </text:list>
          </draw:text-box>
        </draw:frame>
        <draw:frame draw:style-name="gr1" draw:text-style-name="P4" draw:layer="layout" svg:width="26.469cm" svg:height="8.939cm" svg:x="1.471cm" svg:y="7.025cm">
          <draw:text-box>
            <text:p text:style-name="P3"><text:span text:style-name="T3">// is this correct?</text:span></text:p>
            <text:p text:style-name="P3"><text:span text:style-name="T4">void</text:span><text:span text:style-name="T5"> </text:span><text:span text:style-name="T6">f</text:span><text:span text:style-name="T5">()</text:span></text:p>
            <text:p text:style-name="P3"><text:span text:style-name="T5">{</text:span></text:p>
            <text:p text:style-name="P3"><text:span text:style-name="T5"><text:s text:c="4"/></text:span><text:span text:style-name="T4">char</text:span><text:span text:style-name="T5"> *cp = </text:span><text:span text:style-name="T7">new</text:span><text:span text:style-name="T5"> </text:span><text:span text:style-name="T4">char</text:span><text:span text:style-name="T5">[</text:span><text:span text:style-name="T8">1024</text:span><text:span text:style-name="T5">];</text:span></text:p>
            <text:p text:style-name="P3"><text:span text:style-name="T5"/></text:p>
            <text:p text:style-name="P3"><text:span text:style-name="T5"><text:s text:c="4"/></text:span><text:span text:style-name="T5">g(cp);</text:span></text:p>
            <text:p text:style-name="P3"><text:span text:style-name="T5"><text:s text:c="4"/></text:span><text:span text:style-name="T5">h(cp);</text:span></text:p>
            <text:p text:style-name="P3"><text:span text:style-name="T5"/></text:p>
            <text:p text:style-name="P3"><text:span text:style-name="T5"><text:s text:c="4"/></text:span><text:span text:style-name="T7">delete</text:span><text:span text:style-name="T5"> [] cp;</text:span></text:p>
            <text:p text:style-name="P3"><text:span text:style-name="T5">}</text:span></text:p>
            <text:p text:style-name="P3"><text:span text:style-name="T9"/></text:p>
            <text:p text:style-name="P3"><text:span text:style-name="T9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cm" presentation:class="title" presentation:user-transformed="true">
          <draw:text-box>
            <text:p>RAII</text:p>
          </draw:text-box>
        </draw:frame>
        <draw:frame presentation:style-name="pr2" draw:text-style-name="P2" draw:layer="layout" svg:width="25.961cm" svg:height="3.81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Resource Acquisition Is Initialization</text:span></text:p>
              </text:list-item>
              <text:list-item>
                <text:p><text:span text:style-name="T2">The idea: keep a resource is expressed by object lifetime</text:span></text:p>
              </text:list-item>
            </text:list>
          </draw:text-box>
        </draw:frame>
        <draw:frame draw:style-name="gr3" draw:text-style-name="P4" draw:layer="layout" svg:width="26.469cm" svg:height="14.007cm" svg:x="1.471cm" svg:y="7.025cm">
          <draw:text-box>
            <text:p text:style-name="P3"><text:span text:style-name="T3">// is this maintainable?</text:span></text:p>
            <text:p text:style-name="P3"><text:span text:style-name="T4">void</text:span><text:span text:style-name="T5"> </text:span><text:span text:style-name="T6">f</text:span><text:span text:style-name="T5">()</text:span></text:p>
            <text:p text:style-name="P3"><text:span text:style-name="T5">{</text:span></text:p>
            <text:p text:style-name="P3"><text:span text:style-name="T5"><text:s text:c="4"/></text:span><text:span text:style-name="T4">char</text:span><text:span text:style-name="T5"> *cp = </text:span><text:span text:style-name="T7">new</text:span><text:span text:style-name="T5"> </text:span><text:span text:style-name="T4">char</text:span><text:span text:style-name="T5">[</text:span><text:span text:style-name="T8">1024</text:span><text:span text:style-name="T5">];</text:span></text:p>
            <text:p text:style-name="P3"><text:span text:style-name="T5"><text:s text:c="2"/></text:span></text:p>
            <text:p text:style-name="P3"><text:span text:style-name="T5"><text:s text:c="4"/></text:span><text:span text:style-name="T7">try</text:span><text:span text:style-name="T5"> </text:span><text:span text:style-name="T5"><text:line-break/></text:span><text:span text:style-name="T5"> <text:s text:c="3"/>{</text:span></text:p>
            <text:p text:style-name="P3"><text:span text:style-name="T5"><text:s text:c="6"/></text:span><text:span text:style-name="T5">g(cp);</text:span></text:p>
            <text:p text:style-name="P3"><text:span text:style-name="T5"><text:s text:c="6"/></text:span><text:span text:style-name="T5">h(cp);</text:span></text:p>
            <text:p text:style-name="P3"><text:span text:style-name="T5"><text:s text:c="6"/></text:span><text:span text:style-name="T7">delete</text:span><text:span text:style-name="T5"> [] cp;</text:span></text:p>
            <text:p text:style-name="P3"><text:span text:style-name="T5"><text:s text:c="4"/></text:span><text:span text:style-name="T5">}</text:span></text:p>
            <text:p text:style-name="P3"><text:span text:style-name="T5"><text:s text:c="4"/></text:span><text:span text:style-name="T7">catch</text:span><text:span text:style-name="T5"> (...) </text:span></text:p>
            <text:p text:style-name="P3"><text:span text:style-name="T5"><text:s text:c="4"/></text:span><text:span text:style-name="T5">{</text:span></text:p>
            <text:p text:style-name="P3"><text:span text:style-name="T5"><text:s text:c="6"/></text:span><text:span text:style-name="T7">delete</text:span><text:span text:style-name="T5"> [] cp;</text:span></text:p>
            <text:p text:style-name="P3"><text:span text:style-name="T5"><text:s text:c="6"/></text:span><text:span text:style-name="T7">throw</text:span><text:span text:style-name="T5">;</text:span></text:p>
            <text:p text:style-name="P3"><text:span text:style-name="T5"><text:s text:c="4"/></text:span><text:span text:style-name="T5">}</text:span></text:p>
            <text:p text:style-name="P3"><text:span text:style-name="T5">}</text:span></text:p>
            <text:p text:style-name="P3"><text:span text:style-name="T9"/></text:p>
            <text:p text:style-name="P3"><text:span text:style-name="T9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cm" presentation:class="title" presentation:user-transformed="true">
          <draw:text-box>
            <text:p>RAII</text:p>
          </draw:text-box>
        </draw:frame>
        <draw:frame presentation:style-name="pr2" draw:text-style-name="P2" draw:layer="layout" svg:width="25.961cm" svg:height="3.81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Constructor allocates resource</text:span></text:p>
              </text:list-item>
              <text:list-item>
                <text:p><text:span text:style-name="T2">Destructor deallocates</text:span></text:p>
              </text:list-item>
            </text:list>
          </draw:text-box>
        </draw:frame>
        <draw:frame draw:style-name="gr4" draw:text-style-name="P4" draw:layer="layout" svg:width="26.469cm" svg:height="13.211cm" svg:x="1.471cm" svg:y="7.025cm">
          <draw:text-box>
            <text:p text:style-name="P3"><text:span text:style-name="T3">// RAII</text:span></text:p>
            <text:p text:style-name="P3"><text:span text:style-name="T7">struct</text:span><text:span text:style-name="T5"> Res</text:span></text:p>
            <text:p text:style-name="P3"><text:span text:style-name="T5">{</text:span></text:p>
            <text:p text:style-name="P3"><text:span text:style-name="T5"><text:s text:c="4"/></text:span><text:span text:style-name="T5">Res(</text:span><text:span text:style-name="T4">int</text:span><text:span text:style-name="T5"> n) { cp = </text:span><text:span text:style-name="T7">new</text:span><text:span text:style-name="T5"> </text:span><text:span text:style-name="T4">char</text:span><text:span text:style-name="T5">[n]; }</text:span></text:p>
            <text:p text:style-name="P3"><text:span text:style-name="T5"><text:s text:c="4"/></text:span><text:span text:style-name="T5">~Res() { </text:span><text:span text:style-name="T7">delete</text:span><text:span text:style-name="T5"> [] cp; }</text:span></text:p>
            <text:p text:style-name="P3"><text:span text:style-name="T5"><text:s text:c="4"/></text:span><text:span text:style-name="T4">char</text:span><text:span text:style-name="T5"> *getcp() </text:span><text:span text:style-name="T7">const</text:span><text:span text:style-name="T5"> { </text:span><text:span text:style-name="T7">return</text:span><text:span text:style-name="T5"> cp; }</text:span></text:p>
            <text:p text:style-name="P3"><text:span text:style-name="T10">}; <text:s/></text:span></text:p>
            <text:p text:style-name="P3"><text:span text:style-name="T5"/></text:p>
            <text:p text:style-name="P3"><text:span text:style-name="T4">void</text:span><text:span text:style-name="T5"> </text:span><text:span text:style-name="T6">f</text:span><text:span text:style-name="T5">()</text:span></text:p>
            <text:p text:style-name="P3"><text:span text:style-name="T5">{</text:span></text:p>
            <text:p text:style-name="P3"><text:span text:style-name="T5"><text:s text:c="4"/></text:span><text:span text:style-name="T5">Res res(</text:span><text:span text:style-name="T8">1024</text:span><text:span text:style-name="T5">);</text:span></text:p>
            <text:p text:style-name="P3"><text:span text:style-name="T5"/></text:p>
            <text:p text:style-name="P3"><text:span text:style-name="T5"><text:s text:c="4"/></text:span><text:span text:style-name="T5">g(res.getcp());</text:span></text:p>
            <text:p text:style-name="P3"><text:span text:style-name="T5"><text:s text:c="4"/></text:span><text:span text:style-name="T5">h(res.getcp());</text:span></text:p>
            <text:p text:style-name="P3"><text:span text:style-name="T5">} </text:span></text:p>
            <text:p text:style-name="P3"><text:span text:style-name="T3">// resources will be freed here</text:span></text:p>
            <text:p text:style-name="P3"><text:span text:style-name="T3"/></text:p>
            <text:p text:style-name="P3"><text:span text:style-name="T11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cm" presentation:class="title" presentation:user-transformed="true">
          <draw:text-box>
            <text:p>RAII</text:p>
          </draw:text-box>
        </draw:frame>
        <draw:frame presentation:style-name="pr2" draw:text-style-name="P2" draw:layer="layout" svg:width="25.961cm" svg:height="3.81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Constructor allocates resource</text:span></text:p>
              </text:list-item>
              <text:list-item>
                <text:p><text:span text:style-name="T2">Destructor deallocates</text:span></text:p>
              </text:list-item>
            </text:list>
          </draw:text-box>
        </draw:frame>
        <draw:frame draw:style-name="gr5" draw:text-style-name="P4" draw:layer="layout" svg:width="26.469cm" svg:height="13.211cm" svg:x="1.471cm" svg:y="7.025cm">
          <draw:text-box>
            <text:p text:style-name="P3"><text:span text:style-name="T3">// RAII</text:span></text:p>
            <text:p text:style-name="P3"><text:span text:style-name="T7">struct</text:span><text:span text:style-name="T5"> Res</text:span></text:p>
            <text:p text:style-name="P3"><text:span text:style-name="T5">{</text:span></text:p>
            <text:p text:style-name="P3"><text:span text:style-name="T5"><text:s text:c="4"/></text:span><text:span text:style-name="T5">Res(</text:span><text:span text:style-name="T4">int</text:span><text:span text:style-name="T5"> n) { cp = </text:span><text:span text:style-name="T7">new</text:span><text:span text:style-name="T5"> </text:span><text:span text:style-name="T4">char</text:span><text:span text:style-name="T5">[n]; }</text:span></text:p>
            <text:p text:style-name="P3"><text:span text:style-name="T5"><text:s text:c="4"/></text:span><text:span text:style-name="T5">~Res() { </text:span><text:span text:style-name="T7">delete</text:span><text:span text:style-name="T5"> [] cp; }</text:span></text:p>
            <text:p text:style-name="P3"><text:span text:style-name="T5"><text:s text:c="4"/></text:span><text:span text:style-name="T4">char</text:span><text:span text:style-name="T5"> *getcp() </text:span><text:span text:style-name="T7">const</text:span><text:span text:style-name="T5"> { </text:span><text:span text:style-name="T7">return</text:span><text:span text:style-name="T5"> cp; }</text:span></text:p>
            <text:p text:style-name="P3"><text:span text:style-name="T10">}; <text:s/></text:span><text:span text:style-name="T3">// Copy? Move?</text:span></text:p>
            <text:p text:style-name="P3"><text:span text:style-name="T5"/></text:p>
            <text:p text:style-name="P3"><text:span text:style-name="T4">void</text:span><text:span text:style-name="T5"> </text:span><text:span text:style-name="T6">f</text:span><text:span text:style-name="T5">()</text:span></text:p>
            <text:p text:style-name="P3"><text:span text:style-name="T5">{</text:span></text:p>
            <text:p text:style-name="P3"><text:span text:style-name="T5"><text:s text:c="4"/></text:span><text:span text:style-name="T5">Res res(</text:span><text:span text:style-name="T8">1024</text:span><text:span text:style-name="T5">);</text:span></text:p>
            <text:p text:style-name="P3"><text:span text:style-name="T5"/></text:p>
            <text:p text:style-name="P3"><text:span text:style-name="T5"><text:s text:c="4"/></text:span><text:span text:style-name="T5">g(res.getcp());</text:span></text:p>
            <text:p text:style-name="P3"><text:span text:style-name="T5"><text:s text:c="4"/></text:span><text:span text:style-name="T5">h(res.getcp());</text:span></text:p>
            <text:p text:style-name="P3"><text:span text:style-name="T5">} </text:span></text:p>
            <text:p text:style-name="P3"><text:span text:style-name="T3">// resources will be freed here</text:span></text:p>
            <text:p text:style-name="P3"><text:span text:style-name="T3"/></text:p>
            <text:p text:style-name="P3"><text:span text:style-name="T11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cm" presentation:class="title" presentation:user-transformed="true">
          <draw:text-box>
            <text:p>RAII</text:p>
          </draw:text-box>
        </draw:frame>
        <draw:frame presentation:style-name="pr2" draw:text-style-name="P2" draw:layer="layout" svg:width="25.961cm" svg:height="5.34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hould be careful when implementing RAII</text:span></text:p>
              </text:list-item>
              <text:list-item>
                <text:p><text:span text:style-name="T2">Destructor calls only when </text:span><text:span text:style-name="T12">living object</text:span><text:span text:style-name="T2"> goes out of scope</text:span></text:p>
              </text:list-item>
              <text:list-item>
                <text:p><text:span text:style-name="T2">Object lives only when constructor has successfully finished</text:span></text:p>
              </text:list-item>
            </text:list>
          </draw:text-box>
        </draw:frame>
        <draw:frame draw:style-name="gr6" draw:text-style-name="P4" draw:layer="layout" svg:width="26.469cm" svg:height="8.636cm" svg:x="0.963cm" svg:y="9.652cm">
          <draw:text-box>
            <text:p text:style-name="P3"><text:span text:style-name="T3">// But be careful:</text:span></text:p>
            <text:p text:style-name="P3"><text:span text:style-name="T7">struct</text:span><text:span text:style-name="T5"> BadRes</text:span></text:p>
            <text:p text:style-name="P3"><text:span text:style-name="T5">{</text:span></text:p>
            <text:p text:style-name="P3"><text:span text:style-name="T5"><text:s text:c="4"/></text:span><text:span text:style-name="T5">Res(</text:span><text:span text:style-name="T4">int</text:span><text:span text:style-name="T5"> n) { cp = </text:span><text:span text:style-name="T7">new</text:span><text:span text:style-name="T5"> </text:span><text:span text:style-name="T4">char</text:span><text:span text:style-name="T5">[n]; ... init(); ... }</text:span></text:p>
            <text:p text:style-name="P3"><text:span text:style-name="T5"><text:s text:c="4"/></text:span><text:span text:style-name="T5">~Res() <text:s text:c="4"/>{ </text:span><text:span text:style-name="T7">delete</text:span><text:span text:style-name="T5"> [] cp; }</text:span></text:p>
            <text:p text:style-name="P3"><text:span text:style-name="T5"><text:s text:c="4"/></text:span><text:span text:style-name="T4">char</text:span><text:span text:style-name="T5"> *cp;</text:span></text:p>
            <text:p text:style-name="P3"><text:span text:style-name="T5"><text:s text:c="4"/></text:span><text:span text:style-name="T4">void</text:span><text:span text:style-name="T5"> </text:span><text:span text:style-name="T6">init</text:span><text:span text:style-name="T5">() </text:span></text:p>
            <text:p text:style-name="P3"><text:span text:style-name="T5"><text:s text:c="4"/></text:span><text:span text:style-name="T5">{</text:span></text:p>
            <text:p text:style-name="P3"><text:span text:style-name="T10"><text:s text:c="7"/></text:span><text:span text:style-name="T13">/* ... */</text:span><text:span text:style-name="T10"> <text:s/></text:span><text:span text:style-name="T14">if</text:span><text:span text:style-name="T10"> (error) </text:span><text:span text:style-name="T14">throw</text:span><text:span text:style-name="T10"> XXX; <text:s/></text:span><text:span text:style-name="T3">/* ... */</text:span><text:span text:style-name="T5"> </text:span></text:p>
            <text:p text:style-name="P3"><text:span text:style-name="T5"><text:s text:c="4"/></text:span><text:span text:style-name="T5">}</text:span></text:p>
            <text:p text:style-name="P3"><text:span text:style-name="T5">};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.812cm" presentation:class="title" presentation:user-transformed="true">
          <draw:text-box>
            <text:p>Smart pointers</text:p>
          </draw:text-box>
        </draw:frame>
        <draw:frame presentation:style-name="pr2" draw:text-style-name="P2" draw:layer="layout" svg:width="25.961cm" svg:height="13.208cm" svg:x="0.964cm" svg:y="3.8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The deprecated auto pointer</text:span></text:p>
              </text:list-item>
              <text:list-item>
                <text:p><text:span text:style-name="T2">How smart pointers work?</text:span></text:p>
              </text:list-item>
              <text:list-item>
                <text:p><text:span text:style-name="T2">Unique_ptr</text:span></text:p>
              </text:list-item>
              <text:list-item>
                <text:p><text:span text:style-name="T2">Shared_ptr and weak_ptr</text:span></text:p>
              </text:list-item>
              <text:list-item>
                <text:p><text:span text:style-name="T2">Make_ functions </text:span></text:p>
              </text:list-item>
              <text:list-item>
                <text:p><text:span text:style-name="T2">Shared pointer from this</text:span></text:p>
              </text:list-item>
              <text:list-item>
                <text:p><text:span text:style-name="T2">Traps and pitfall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016cm" svg:y="0.05cm" presentation:class="title" presentation:user-transformed="true">
          <draw:text-box>
            <text:p>How to handle ownership?</text:p>
          </draw:text-box>
        </draw:frame>
        <draw:frame presentation:style-name="pr2" draw:text-style-name="P2" draw:layer="layout" svg:width="25.961cm" svg:height="15.494cm" svg:x="1.217cm" svg:y="3.048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Owner</text:span></text:p>
                <text:list>
                  <text:list-item>
                    <text:p><text:span text:style-name="T2">Responsible releasing the resource</text:span></text:p>
                    <text:list>
                      <text:list-item>
                        <text:p><text:span text:style-name="T2">Single owner</text:span></text:p>
                      </text:list-item>
                      <text:list-item>
                        <text:p><text:span text:style-name="T2">Reference counting</text:span></text:p>
                      </text:list-item>
                    </text:list>
                  </text:list-item>
                  <text:list-item>
                    <text:p><text:span text:style-name="T2">Examples</text:span></text:p>
                    <text:list>
                      <text:list-item>
                        <text:p text:style-name="P6"><text:span text:style-name="T15">Memory <text:s/>std::vector&lt;&gt;, std::array&lt;&gt;, std::shared_ptr&lt;&gt;, </text:span><text:span text:style-name="T2">std::string</text:span></text:p>
                      </text:list-item>
                      <text:list-item>
                        <text:p><text:span text:style-name="T2">std::lock_guard&lt;&gt;</text:span></text:p>
                      </text:list-item>
                      <text:list-item>
                        <text:p><text:span text:style-name="T2">std::ifstream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bserver</text:span></text:p>
                <text:list>
                  <text:list-item>
                    <text:p><text:span text:style-name="T2">Examples</text:span></text:p>
                    <text:list>
                      <text:list-item>
                        <text:p><text:span text:style-name="T2">std::weak_ptr&lt;&gt;</text:span></text:p>
                      </text:list-item>
                      <text:list-item>
                        <text:p><text:span text:style-name="T2">std::string_view&lt;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-0.508cm" presentation:class="title" presentation:user-transformed="true">
          <draw:text-box>
            <text:p>Auto_ptr</text:p>
          </draw:text-box>
        </draw:frame>
        <draw:frame presentation:style-name="pr2" draw:text-style-name="P2" draw:layer="layout" svg:width="25.961cm" svg:height="10.166cm" svg:x="1.217cm" svg:y="3.29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The only smart pointer in C++98/03</text:span></text:p>
              </text:list-item>
              <text:list-item>
                <text:p><text:span text:style-name="T1">Cheap, ownership-based</text:span></text:p>
              </text:list-item>
              <text:list-item>
                <text:p><text:span text:style-name="T1">Not works well with STL containers and algorithms</text:span></text:p>
              </text:list-item>
              <text:list-item>
                <text:p><text:span text:style-name="T1">Not works with arrays</text:span></text:p>
              </text:list-item>
              <text:list-item>
                <text:p><text:span text:style-name="T1">Deprecated in C++11 <text:s text:c="9"/></text:span></text:p>
              </text:list-item>
              <text:list-item>
                <text:p><text:span text:style-name="T16">Removed from C++ since C++17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cm" presentation:class="title" presentation:user-transformed="true">
          <draw:text-box>
            <text:p>Unique_ptr</text:p>
          </draw:text-box>
        </draw:frame>
        <draw:frame presentation:style-name="pr2" draw:text-style-name="P2" draw:layer="layout" svg:width="25.961cm" svg:height="6.764cm" svg:x="1.217cm" svg:y="2.1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ingle ownership pointer (similar to auto_ptr)</text:span></text:p>
              </text:list-item>
              <text:list-item>
                <text:p><text:span text:style-name="T2">Carefully designed to work with STL and other language features</text:span></text:p>
              </text:list-item>
              <text:list-item>
                <text:p><text:span text:style-name="T2">Movable but not copyable</text:span></text:p>
              </text:list-item>
              <text:list-item>
                <text:p><text:span text:style-name="T2">Deleter is type parameter – cannot be changed in run-time</text:span></text:p>
              </text:list-item>
            </text:list>
          </draw:text-box>
        </draw:frame>
        <draw:frame draw:style-name="gr7" draw:text-style-name="P4" draw:layer="layout" svg:width="26.469cm" svg:height="11.051cm" svg:x="1.524cm" svg:y="9.398cm">
          <draw:text-box>
            <text:p text:style-name="P3"><text:span text:style-name="T17">#include</text:span><text:span text:style-name="T5"> </text:span><text:span text:style-name="T3">&lt;memory&gt;</text:span></text:p>
            <text:p text:style-name="P3"><text:span text:style-name="T7">template</text:span><text:span text:style-name="T5">&lt; </text:span><text:span text:style-name="T7">class</text:span><text:span text:style-name="T5"> </text:span><text:span text:style-name="T18">T</text:span><text:span text:style-name="T5">, </text:span><text:span text:style-name="T7">class</text:span><text:span text:style-name="T5"> </text:span><text:span text:style-name="T18">Deleter</text:span><text:span text:style-name="T5"> = std::default_delete&lt;T&gt;&gt; </text:span></text:p>
            <text:p text:style-name="P3"><text:span text:style-name="T7">class</text:span><text:span text:style-name="T5"> </text:span><text:span text:style-name="T18">unique_ptr</text:span><text:span text:style-name="T5">;</text:span></text:p>
            <text:p text:style-name="P3"><text:span text:style-name="T5"/></text:p>
            <text:p text:style-name="P3"><text:span text:style-name="T7">template</text:span><text:span text:style-name="T5"> &lt;</text:span><text:span text:style-name="T7">class</text:span><text:span text:style-name="T5"> </text:span><text:span text:style-name="T18">T</text:span><text:span text:style-name="T5">, </text:span><text:span text:style-name="T7">class</text:span><text:span text:style-name="T5"> </text:span><text:span text:style-name="T18">Deleter</text:span><text:span text:style-name="T5">&gt; </text:span></text:p>
            <text:p text:style-name="P3"><text:span text:style-name="T7">class</text:span><text:span text:style-name="T5"> </text:span><text:span text:style-name="T18">unique_ptr</text:span><text:span text:style-name="T5">&lt;T[],Deleter&gt;;</text:span></text:p>
            <text:p text:style-name="P3"><text:span text:style-name="T5"/></text:p>
            <text:p text:style-name="P3"><text:span text:style-name="T4">void</text:span><text:span text:style-name="T5"> </text:span><text:span text:style-name="T6">f</text:span><text:span text:style-name="T5">()</text:span></text:p>
            <text:p text:style-name="P3"><text:span text:style-name="T5">{</text:span></text:p>
            <text:p text:style-name="P3"><text:span text:style-name="T5"><text:s text:c="2"/></text:span><text:span text:style-name="T5">std::unique_ptr&lt;MyClass&gt; <text:s text:c="2"/>up1(</text:span><text:span text:style-name="T7">new</text:span><text:span text:style-name="T5"> MyClass()); <text:s/></text:span><text:span text:style-name="T3">// * and -&gt;</text:span></text:p>
            <text:p text:style-name="P3"><text:span text:style-name="T5"><text:s text:c="2"/></text:span><text:span text:style-name="T5">std::unique_ptr&lt;MyClass[]&gt; up2(</text:span><text:span text:style-name="T7">new</text:span><text:span text:style-name="T5"> MyClass[n]); </text:span><text:span text:style-name="T3">// []</text:span></text:p>
            <text:p text:style-name="P3"><text:span text:style-name="T5"><text:s text:c="2"/></text:span><text:span text:style-name="T5">...</text:span></text:p>
            <text:p text:style-name="P3"><text:span text:style-name="T5">} <text:s/></text:span><text:span text:style-name="T3">// proper delete called here</text:span></text:p>
            <text:p text:style-name="P3"><text:span text:style-name="T3"/></text:p>
            <text:p text:style-name="P3"><text:span text:style-name="T9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cm" presentation:class="title" presentation:user-transformed="true">
          <draw:text-box>
            <text:p>Unique_ptr</text:p>
          </draw:text-box>
        </draw:frame>
        <draw:frame draw:style-name="gr8" draw:text-style-name="P4" draw:layer="layout" svg:width="27.238cm" svg:height="16.091cm" svg:x="0.762cm" svg:y="2.479cm">
          <draw:text-box>
            <text:p text:style-name="P3"><text:span text:style-name="T17">#include</text:span><text:span text:style-name="T5"> </text:span><text:span text:style-name="T3">&lt;memory&gt;</text:span></text:p>
            <text:p text:style-name="P3"><text:span text:style-name="T5"/></text:p>
            <text:p text:style-name="P3"><text:span text:style-name="T4">void</text:span><text:span text:style-name="T5"> </text:span><text:span text:style-name="T6">f</text:span><text:span text:style-name="T5">()</text:span></text:p>
            <text:p text:style-name="P3"><text:span text:style-name="T5">{</text:span></text:p>
            <text:p text:style-name="P3"><text:span text:style-name="T5"><text:s text:c="2"/></text:span><text:span text:style-name="T5">std::unique_ptr&lt;Foo&gt; up(</text:span><text:span text:style-name="T7">new</text:span><text:span text:style-name="T5"> Foo{}); <text:s/></text:span><text:span text:style-name="T3">// up is the only owner</text:span></text:p>
            <text:p text:style-name="P3"><text:span text:style-name="T5"><text:s text:c="2"/></text:span><text:span text:style-name="T5">std::unique_ptr&lt;Foo&gt; up2(up);</text:span><text:span text:style-name="T3">// </text:span><text:span text:style-name="T19">compile error</text:span><text:span text:style-name="T3">: can't copy unique_ptr</text:span></text:p>
            <text:p text:style-name="P3"><text:span text:style-name="T5"><text:s text:c="2"/></text:span><text:span text:style-name="T5">std::unique_ptr&lt;Foo&gt; up3; <text:s text:c="3"/></text:span><text:span text:style-name="T3">// nullptr: not owner</text:span></text:p>
            <text:p text:style-name="P3"><text:span text:style-name="T5"><text:s text:c="2"/></text:span><text:span text:style-name="T7">const</text:span><text:span text:style-name="T5"> std::unique_ptr&lt;Foo&gt; up4(</text:span><text:span text:style-name="T7">new</text:span><text:span text:style-name="T5"> Foo{}); </text:span><text:span text:style-name="T3">// const pointer</text:span></text:p>
            <text:p text:style-name="P3"><text:span text:style-name="T5"/></text:p>
            <text:p text:style-name="P3"><text:span text:style-name="T5"><text:s text:c="2"/></text:span><text:span text:style-name="T5">up3 = up; <text:s text:c="12"/></text:span><text:span text:style-name="T3">// </text:span><text:span text:style-name="T19">compile error</text:span><text:span text:style-name="T3">: can't assign unique_ptr</text:span></text:p>
            <text:p text:style-name="P3"><text:span text:style-name="T5"><text:s text:c="2"/></text:span><text:span text:style-name="T20">up3 = std::move(up); <text:s/></text:span><text:span text:style-name="T21">// ownership moved to up3 <text:s/></text:span></text:p>
            <text:p text:style-name="P7"><text:span text:style-name="T10"><text:s text:c="2"/></text:span><text:span text:style-name="T10">up3 = std::move(up4); </text:span><text:span text:style-name="T13">// </text:span><text:span text:style-name="T22">compile</text:span><text:span text:style-name="T23"> error</text:span><text:span text:style-name="T21">: const can’t move <text:s/></text:span></text:p>
            <text:p text:style-name="P3"><text:span text:style-name="T20"/></text:p>
            <text:p text:style-name="P3"><text:span text:style-name="T5"><text:s text:c="2"/></text:span><text:span text:style-name="T5">std::vector&lt;unique_ptr&lt;</text:span><text:span text:style-name="T4">int</text:span><text:span text:style-name="T5">&gt;&gt; vi;</text:span></text:p>
            <text:p text:style-name="P3"><text:span text:style-name="T5"><text:s text:c="2"/></text:span><text:span text:style-name="T5">vi.push_back(std::make_unique&lt;</text:span><text:span text:style-name="T4">int</text:span><text:span text:style-name="T5">&gt;(</text:span><text:span text:style-name="T8">42</text:span><text:span text:style-name="T5">));</text:span></text:p>
            <text:p text:style-name="P3"><text:span text:style-name="T5"/></text:p>
            <text:p text:style-name="P3"><text:span text:style-name="T10">} </text:span><text:span text:style-name="T3">// vi destroyed: <text:s/>int{42} is destroyed</text:span></text:p>
            <text:p text:style-name="P7"><text:span text:style-name="T10"><text:s/></text:span><text:span text:style-name="T5"><text:s/></text:span><text:span text:style-name="T3">// up4 destroyed: Foo object is destructed</text:span></text:p>
            <text:p text:style-name="P3"><text:span text:style-name="T5"><text:s text:c="2"/></text:span><text:span text:style-name="T3">// up3 destroyed: Foo object is destructed</text:span></text:p>
            <text:p text:style-name="P3"><text:span text:style-name="T5"><text:s text:c="2"/></text:span><text:span text:style-name="T3">// up <text:s/>destroyed: nop</text:span></text:p>
            <text:p text:style-name="P3"><text:span text:style-name="T3"/></text:p>
            <text:p text:style-name="P3"><text:span text:style-name="T9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709cm" svg:y="-0.712cm" presentation:class="title" presentation:user-transformed="true">
          <draw:text-box>
            <text:p>How inheritance is implemented?</text:p>
          </draw:text-box>
        </draw:frame>
        <draw:frame presentation:style-name="pr2" draw:text-style-name="P2" draw:layer="layout" svg:width="25.961cm" svg:height="5.776cm" svg:x="1.217cm" svg:y="1.52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Raw pointers: assign Derived* to Base* works</text:span></text:p>
              </text:list-item>
              <text:list-item>
                <text:p><text:span text:style-name="T2">But unique_ptr&lt;Derived&gt; is not inherited from unique_ptr&lt;Base&gt; </text:span></text:p>
              </text:list-item>
              <text:list-item>
                <text:p><text:span text:style-name="T15">The deleter is not copied <text:s/>– different from shared_ptr </text:span><text:span text:style-name="T2">!!!</text:span></text:p>
              </text:list-item>
            </text:list>
          </draw:text-box>
        </draw:frame>
        <draw:frame draw:style-name="gr9" draw:text-style-name="P8" draw:layer="layout" svg:width="27.821cm" svg:height="11.771cm" svg:x="0.254cm" svg:y="7.902cm">
          <draw:text-box>
            <text:p text:style-name="P3"><text:span text:style-name="T24">template</text:span><text:span text:style-name="T25">&lt;</text:span><text:span text:style-name="T24">class</text:span><text:span text:style-name="T25"> </text:span><text:span text:style-name="T26">T</text:span><text:span text:style-name="T25">, </text:span><text:span text:style-name="T24">class</text:span><text:span text:style-name="T25"> </text:span><text:span text:style-name="T26">D</text:span><text:span text:style-name="T25">&gt;</text:span></text:p>
            <text:p text:style-name="P3"><text:span text:style-name="T24">class</text:span><text:span text:style-name="T25"> </text:span><text:span text:style-name="T26">unique_ptr</text:span></text:p>
            <text:p text:style-name="P3"><text:span text:style-name="T25">{</text:span></text:p>
            <text:p text:style-name="P3"><text:span text:style-name="T24">private</text:span><text:span text:style-name="T25">:</text:span></text:p>
            <text:p text:style-name="P3"><text:span text:style-name="T25"><text:s text:c="2"/></text:span><text:span text:style-name="T25">T* ap; <text:s text:c="3"/></text:span><text:span text:style-name="T27">// refers to the actual owned object (if any)</text:span></text:p>
            <text:p text:style-name="P3"><text:span text:style-name="T24">public</text:span><text:span text:style-name="T25">:</text:span></text:p>
            <text:p text:style-name="P3"><text:span text:style-name="T25"><text:s text:c="2"/></text:span><text:span text:style-name="T24">typedef</text:span><text:span text:style-name="T25"> T element_type;</text:span></text:p>
            <text:p text:style-name="P3"><text:span text:style-name="T25"/></text:p>
            <text:p text:style-name="P3"><text:span text:style-name="T25"><text:s text:c="2"/></text:span><text:span text:style-name="T24">explicit</text:span><text:span text:style-name="T25"> </text:span><text:span text:style-name="T28">unique_ptr</text:span><text:span text:style-name="T25"> (T* ptr = </text:span><text:span text:style-name="T29">0</text:span><text:span text:style-name="T25">) : ap(ptr) { }</text:span></text:p>
            <text:p text:style-name="P3"><text:span text:style-name="T30"><text:s text:c="2"/></text:span><text:span text:style-name="T30">unique_ptr (</text:span><text:span text:style-name="T25">unique_ptr&amp;&amp; rhs) : ap(rhs.release()) { }</text:span></text:p>
            <text:p text:style-name="P3"><text:span text:style-name="T30"><text:s text:c="2"/></text:span><text:span text:style-name="T31">template</text:span><text:span text:style-name="T30">&lt;</text:span><text:span text:style-name="T31">class</text:span><text:span text:style-name="T30"> </text:span><text:span text:style-name="T32">Y</text:span><text:span text:style-name="T30">&gt; unique_ptr(</text:span><text:span text:style-name="T25">unique_ptr&lt;Y&gt;&amp;&amp; rhs):ap(rhs.release()){}</text:span></text:p>
            <text:p text:style-name="P3"><text:span text:style-name="T25"/></text:p>
            <text:p text:style-name="P3"><text:span text:style-name="T30"><text:s text:c="2"/></text:span><text:span text:style-name="T30">unique_ptr&amp; </text:span><text:span text:style-name="T31">operator</text:span><text:span text:style-name="T30">=(</text:span><text:span text:style-name="T25">unique_ptr&amp;&amp; rhs) { ... }</text:span></text:p>
            <text:p text:style-name="P3"><text:span text:style-name="T30"><text:s text:c="2"/></text:span><text:span text:style-name="T31">template</text:span><text:span text:style-name="T30">&lt;</text:span><text:span text:style-name="T31">class</text:span><text:span text:style-name="T30"> </text:span><text:span text:style-name="T32">Y</text:span><text:span text:style-name="T30">,</text:span><text:span text:style-name="T31">class</text:span><text:span text:style-name="T30"> </text:span><text:span text:style-name="T32">D</text:span><text:span text:style-name="T30">&gt; </text:span><text:span text:style-name="T30"><text:line-break/></text:span><text:span text:style-name="T30"> <text:s/>unique_ptr&amp; </text:span><text:span text:style-name="T31">operator</text:span><text:span text:style-name="T30">=(</text:span><text:span text:style-name="T25">unique_ptr&lt;Y,D&gt;&amp;&amp; rhs) { ... }</text:span></text:p>
            <text:p text:style-name="P3"><text:span text:style-name="T25">};</text:span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709cm" svg:y="-0.712cm" presentation:class="title" presentation:user-transformed="true">
          <draw:text-box>
            <text:p>Polymorphism</text:p>
          </draw:text-box>
        </draw:frame>
        <draw:frame draw:style-name="gr10" draw:text-style-name="P8" draw:layer="layout" svg:width="27.821cm" svg:height="16.977cm" svg:x="0.231cm" svg:y="2.194cm">
          <draw:text-box>
            <text:p text:style-name="P3"><text:span text:style-name="T24">struct</text:span><text:span text:style-name="T25"> Base {</text:span></text:p>
            <text:p text:style-name="P3"><text:span text:style-name="T30"><text:s text:c="2"/></text:span><text:span text:style-name="T31">virtual</text:span><text:span text:style-name="T30"> </text:span><text:span text:style-name="T33">void</text:span><text:span text:style-name="T30"> f() { std::cout &lt;&lt; </text:span><text:span text:style-name="T34">"Base::f\n"</text:span><text:span text:style-name="T30">; }</text:span><text:span text:style-name="T30"><text:line-break/></text:span><text:span text:style-name="T30"> <text:s text:c="9"/>~Base() <text:s/>{ std::cout &lt;&lt; </text:span><text:span text:style-name="T34">"Base::~Base</text:span><text:span text:style-name="T35">()\n"</text:span><text:span text:style-name="T25">; }</text:span></text:p>
            <text:p text:style-name="P3"><text:span text:style-name="T25">};</text:span></text:p>
            <text:p text:style-name="P7"><text:span text:style-name="T24">struct</text:span><text:span text:style-name="T25"> Derived : Base {</text:span></text:p>
            <text:p text:style-name="P7"><text:span text:style-name="T30"><text:s text:c="2"/></text:span><text:span text:style-name="T31">virtual</text:span><text:span text:style-name="T30"> </text:span><text:span text:style-name="T33">void</text:span><text:span text:style-name="T30"> f() </text:span><text:span text:style-name="T31">override</text:span><text:span text:style-name="T30"> <text:s text:c="2"/>{ std::cout &lt;&lt; </text:span><text:span text:style-name="T34">"Derived::f\n"</text:span><text:span text:style-name="T30">; }</text:span><text:span text:style-name="T30"><text:line-break/></text:span><text:span text:style-name="T30"> <text:s text:c="9"/>~Derived() <text:s text:c="9"/>{ std::cout &lt;&lt; </text:span><text:span text:style-name="T34">"Derived::~</text:span><text:span text:style-name="T35">Derived()\n"</text:span><text:span text:style-name="T25">; }</text:span></text:p>
            <text:p text:style-name="P7"><text:span text:style-name="T25">};</text:span></text:p>
            <text:p text:style-name="P3"><text:span text:style-name="T25"/></text:p>
            <text:p text:style-name="P3"><text:span text:style-name="T36">void</text:span><text:span text:style-name="T25"> </text:span><text:span text:style-name="T28">g</text:span><text:span text:style-name="T25">() {</text:span></text:p>
            <text:p text:style-name="P3"><text:span text:style-name="T30"><text:s text:c="2"/></text:span><text:span text:style-name="T31">auto</text:span><text:span text:style-name="T30"> dp = std::make_unique&lt;Derived&gt;(); </text:span><text:span text:style-name="T27">// std::unique_ptr&lt;Derived&gt;</text:span></text:p>
            <text:p text:style-name="P3"><text:span text:style-name="T25"><text:s text:c="2"/></text:span><text:span text:style-name="T25">std::unique_ptr&lt;Base&gt; bp = std::move(dp);</text:span></text:p>
            <text:p text:style-name="P3"><text:span text:style-name="T25"/></text:p>
            <text:p text:style-name="P3"><text:span text:style-name="T25"><text:s text:c="2"/></text:span><text:span text:style-name="T25">std::vector&lt;std::unique_ptr&lt;Base&gt;&gt; v;</text:span></text:p>
            <text:p text:style-name="P3"><text:span text:style-name="T25"><text:s text:c="2"/></text:span><text:span text:style-name="T25">v.push_back(std::make_unique&lt;Base&gt;());</text:span></text:p>
            <text:p text:style-name="P3"><text:span text:style-name="T25"><text:s text:c="2"/></text:span><text:span text:style-name="T25">v.push_back(std::make_unique&lt;Derived&gt;());</text:span></text:p>
            <text:p text:style-name="P3"><text:span text:style-name="T25"><text:s text:c="2"/></text:span><text:span text:style-name="T24">for</text:span><text:span text:style-name="T25"> ( </text:span><text:span text:style-name="T24">auto</text:span><text:span text:style-name="T25">&amp; p : v ) <text:s/>p-&gt;f();</text:span></text:p>
            <text:p text:style-name="P3"><text:span text:style-name="T25">};</text:span></text:p>
            <text:p text:style-name="P3"><text:span text:style-name="T37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709cm" svg:y="-0.712cm" presentation:class="title" presentation:user-transformed="true">
          <draw:text-box>
            <text:p>Polymorphism</text:p>
          </draw:text-box>
        </draw:frame>
        <draw:frame draw:style-name="gr11" draw:text-style-name="P4" draw:layer="layout" svg:width="27.821cm" svg:height="16.977cm" svg:x="0.154cm" svg:y="1.986cm">
          <draw:text-box>
            <text:p text:style-name="P3"><text:span text:style-name="T7">s</text:span><text:span text:style-name="T24">truct</text:span><text:span text:style-name="T25"> Base {</text:span></text:p>
            <text:p text:style-name="P3"><text:span text:style-name="T30"><text:s text:c="2"/></text:span><text:span text:style-name="T31">virtual</text:span><text:span text:style-name="T30"> </text:span><text:span text:style-name="T33">void</text:span><text:span text:style-name="T30"> f() { std::cout &lt;&lt; </text:span><text:span text:style-name="T34">"Base::f\n"</text:span><text:span text:style-name="T30">; }</text:span><text:span text:style-name="T30"><text:line-break/></text:span><text:span text:style-name="T30"> <text:s text:c="9"/>~Base() <text:s/>{ std::cout &lt;&lt; </text:span><text:span text:style-name="T34">"Base::~Base()\n"</text:span><text:span text:style-name="T25">; }</text:span></text:p>
            <text:p text:style-name="P3"><text:span text:style-name="T25">};</text:span></text:p>
            <text:p text:style-name="P7"><text:span text:style-name="T24">struct</text:span><text:span text:style-name="T25"> Derived : Base {</text:span></text:p>
            <text:p text:style-name="P7"><text:span text:style-name="T30"><text:s text:c="2"/></text:span><text:span text:style-name="T31">virtual</text:span><text:span text:style-name="T30"> </text:span><text:span text:style-name="T33">void</text:span><text:span text:style-name="T30"> f() </text:span><text:span text:style-name="T31">override</text:span><text:span text:style-name="T30"> <text:s text:c="2"/>{ std::cout &lt;&lt; </text:span><text:span text:style-name="T34">"Derived::f\n"</text:span><text:span text:style-name="T30">; }</text:span><text:span text:style-name="T30"><text:line-break/></text:span><text:span text:style-name="T30"> <text:s text:c="9"/>~Derived() <text:s text:c="9"/>{ std::cout &lt;&lt; </text:span><text:span text:style-name="T34">"Derived::~Derived()\n"</text:span><text:span text:style-name="T25">; }</text:span></text:p>
            <text:p text:style-name="P7"><text:span text:style-name="T25">};</text:span></text:p>
            <text:p text:style-name="P3"><text:span text:style-name="T25"/></text:p>
            <text:p text:style-name="P3"><text:span text:style-name="T36">void</text:span><text:span text:style-name="T25"> </text:span><text:span text:style-name="T28">g</text:span><text:span text:style-name="T25">() {</text:span></text:p>
            <text:p text:style-name="P3"><text:span text:style-name="T25"><text:s text:c="2"/></text:span><text:span text:style-name="T24">auto</text:span><text:span text:style-name="T25"> dp = std::make_unique&lt;Derived&gt;();</text:span></text:p>
            <text:p text:style-name="P3"><text:span text:style-name="T25"><text:s text:c="2"/></text:span><text:span text:style-name="T25">std::unique_ptr&lt;Base&gt; bp = std::move(dp);</text:span></text:p>
            <text:p text:style-name="P3"><text:span text:style-name="T25"/></text:p>
            <text:p text:style-name="P3"><text:span text:style-name="T25"><text:s text:c="2"/></text:span><text:span text:style-name="T25">std::vector&lt;std::unique_ptr&lt;Base&gt;&gt; v;</text:span></text:p>
            <text:p text:style-name="P3"><text:span text:style-name="T25"><text:s text:c="2"/></text:span><text:span text:style-name="T25">v.push_back(std::make_unique&lt;Base&gt;());</text:span></text:p>
            <text:p text:style-name="P3"><text:span text:style-name="T25"><text:s text:c="2"/></text:span><text:span text:style-name="T25">v.push_back(std::make_unique&lt;Derived&gt;());</text:span></text:p>
            <text:p text:style-name="P3"><text:span text:style-name="T25"><text:s text:c="2"/></text:span><text:span text:style-name="T24">for</text:span><text:span text:style-name="T25"> ( </text:span><text:span text:style-name="T24">auto</text:span><text:span text:style-name="T25">&amp; p : v ) <text:s/>p-&gt;f();</text:span></text:p>
            <text:p text:style-name="P3"><text:span text:style-name="T25">};</text:span></text:p>
            <text:p text:style-name="P3"><text:span text:style-name="T25"/></text:p>
            <text:p text:style-name="P3"><text:span text:style-name="T25">Base::f <text:s text:c="7"/></text:span><text:span text:style-name="T27">// v[1] is Base</text:span></text:p>
            <text:p text:style-name="P3"><text:span text:style-name="T25">Derived::f <text:s text:c="4"/></text:span><text:span text:style-name="T27">// v[2] is Derived</text:span></text:p>
            <text:p text:style-name="P3"><text:span text:style-name="T25">Base::~Base() <text:s/></text:span><text:span text:style-name="T27">// </text:span><text:span text:style-name="T38">oops v[2] is Derived <text:s/>during destruction of v</text:span></text:p>
            <text:p text:style-name="P7"><text:span text:style-name="T30">Base::~Base() <text:s/></text:span><text:span text:style-name="T39">// ok <text:s text:c="2"/>v[1] is Base <text:s text:c="4"/>during destruction of v</text:span></text:p>
            <text:p text:style-name="P7"><text:span text:style-name="T30">Base::~Base() <text:s/></text:span><text:span text:style-name="T27">// </text:span><text:span text:style-name="T38">oops <text:s text:c="24"/>delete bp</text:span></text:p>
            <text:p text:style-name="P3"><text:span text:style-name="T25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709cm" svg:y="-0.712cm" presentation:class="title" presentation:user-transformed="true">
          <draw:text-box>
            <text:p>Polymorphism</text:p>
          </draw:text-box>
        </draw:frame>
        <draw:frame draw:style-name="gr12" draw:text-style-name="P8" draw:layer="layout" svg:width="27.821cm" svg:height="18.251cm" svg:x="0.231cm" svg:y="2.069cm">
          <draw:text-box>
            <text:p text:style-name="P3"><text:span text:style-name="T24">struct</text:span><text:span text:style-name="T25"> Base {</text:span></text:p>
            <text:p text:style-name="P3"><text:span text:style-name="T30"><text:s text:c="2"/></text:span><text:span text:style-name="T31">virtual</text:span><text:span text:style-name="T30"> </text:span><text:span text:style-name="T33">void</text:span><text:span text:style-name="T30"> f() { std::cout &lt;&lt; </text:span><text:span text:style-name="T34">"Base::f\n"</text:span><text:span text:style-name="T30">; }</text:span><text:span text:style-name="T30"><text:line-break/></text:span><text:span text:style-name="T30"> <text:s/></text:span><text:span text:style-name="T31">virtual</text:span><text:span text:style-name="T30"> ~Base() <text:s/>{ std::cout &lt;&lt; </text:span><text:span text:style-name="T34">"Base::~Base()\n"</text:span><text:span text:style-name="T25">; }</text:span></text:p>
            <text:p text:style-name="P3"><text:span text:style-name="T25">};</text:span></text:p>
            <text:p text:style-name="P7"><text:span text:style-name="T24">struct</text:span><text:span text:style-name="T25"> Derived : Base {</text:span></text:p>
            <text:p text:style-name="P7"><text:span text:style-name="T30"><text:s text:c="2"/></text:span><text:span text:style-name="T31">virtual</text:span><text:span text:style-name="T30"> </text:span><text:span text:style-name="T33">void</text:span><text:span text:style-name="T30"> f() </text:span><text:span text:style-name="T31">override</text:span><text:span text:style-name="T30"> <text:s text:c="2"/>{ std::cout &lt;&lt; </text:span><text:span text:style-name="T34">"Derived::f\n"</text:span><text:span text:style-name="T30">; }</text:span><text:span text:style-name="T30"><text:line-break/></text:span><text:span text:style-name="T30"> <text:s/></text:span><text:span text:style-name="T31">virtual</text:span><text:span text:style-name="T30"> ~Derived() </text:span><text:span text:style-name="T31">override</text:span><text:span text:style-name="T30"> { std::cout &lt;&lt; </text:span><text:span text:style-name="T34">"Derived::~Derived()\n"</text:span><text:span text:style-name="T25">; }</text:span></text:p>
            <text:p text:style-name="P7"><text:span text:style-name="T25">};</text:span></text:p>
            <text:p text:style-name="P3"><text:span text:style-name="T25"/></text:p>
            <text:p text:style-name="P3"><text:span text:style-name="T36">void</text:span><text:span text:style-name="T25"> </text:span><text:span text:style-name="T28">g</text:span><text:span text:style-name="T25">() {</text:span></text:p>
            <text:p text:style-name="P3"><text:span text:style-name="T25"><text:s text:c="2"/></text:span><text:span text:style-name="T24">auto</text:span><text:span text:style-name="T25"> dp = std::make_unique&lt;Derived&gt;();</text:span></text:p>
            <text:p><text:span text:style-name="T30"><text:s text:c="2"/></text:span><text:span text:style-name="T30">std::unique_ptr&lt;Base&gt; bp = std::move(dp); <text:s/></text:span><text:span text:style-name="T40">// deleter is not copied</text:span></text:p>
            <text:p text:style-name="P3"><text:span text:style-name="T25"/></text:p>
            <text:p text:style-name="P3"><text:span text:style-name="T25"><text:s text:c="2"/></text:span><text:span text:style-name="T25">std::vector&lt;std::unique_ptr&lt;Base&gt;&gt; v;</text:span></text:p>
            <text:p text:style-name="P3"><text:span text:style-name="T25"><text:s text:c="2"/></text:span><text:span text:style-name="T25">v.push_back(std::make_unique&lt;Base&gt;());</text:span></text:p>
            <text:p><text:span text:style-name="T30"><text:s text:c="2"/></text:span><text:span text:style-name="T30">v.push_back(std::make_unique&lt;Derived&gt;()); <text:s/></text:span><text:span text:style-name="T40">// deleter is not copied</text:span></text:p>
            <text:p text:style-name="P3"><text:span text:style-name="T25"><text:s text:c="2"/></text:span><text:span text:style-name="T24">for</text:span><text:span text:style-name="T25"> ( </text:span><text:span text:style-name="T24">auto</text:span><text:span text:style-name="T25">&amp; p : v ) <text:s/>p-&gt;f();</text:span></text:p>
            <text:p text:style-name="P3"><text:span text:style-name="T25">};</text:span></text:p>
            <text:p text:style-name="P3"><text:span text:style-name="T25"/></text:p>
            <text:p text:style-name="P7"><text:span text:style-name="T30">Base::f <text:s text:c="12"/></text:span><text:span text:style-name="T27">// v[1] is Base</text:span></text:p>
            <text:p text:style-name="P3"><text:span text:style-name="T30">Derived::f <text:s text:c="9"/></text:span><text:span text:style-name="T27">// v[2] is Derived </text:span></text:p>
            <text:p text:style-name="P7"><text:span text:style-name="T30">Base::~Base() <text:s text:c="6"/></text:span><text:span text:style-name="T39">// base part of </text:span><text:span text:style-name="T27">v[2] Derived </text:span></text:p>
            <text:p text:style-name="P7"><text:span text:style-name="T30">Derived::~Derived() </text:span><text:span text:style-name="T39">// derived part of v[2] since virtual destructor</text:span></text:p>
            <text:p text:style-name="P3"><text:span text:style-name="T30">Base::~Base() <text:s text:c="6"/></text:span><text:span text:style-name="T39">// v[1]</text:span></text:p>
            <text:p text:style-name="P7"><text:span text:style-name="T30">Derived::~Derived() </text:span><text:span text:style-name="T39">// bp points to Derived with virtual destructor</text:span></text:p>
            <text:p text:style-name="P7"><text:span text:style-name="T30">Base::~Base() <text:s text:c="6"/></text:span><text:span text:style-name="T39">// base part of *bp</text:span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709cm" svg:y="-0.712cm" presentation:class="title" presentation:user-transformed="true">
          <draw:text-box>
            <text:p>Polymorphism – shared_ptr</text:p>
          </draw:text-box>
        </draw:frame>
        <draw:frame draw:style-name="gr13" draw:text-style-name="P8" draw:layer="layout" svg:width="27.821cm" svg:height="18.251cm" svg:x="0.331cm" svg:y="2.094cm">
          <draw:text-box>
            <text:p text:style-name="P3"><text:span text:style-name="T24">struct</text:span><text:span text:style-name="T25"> Base {</text:span></text:p>
            <text:p text:style-name="P3"><text:span text:style-name="T30"><text:s text:c="2"/></text:span><text:span text:style-name="T31">virtual</text:span><text:span text:style-name="T30"> </text:span><text:span text:style-name="T33">void</text:span><text:span text:style-name="T30"> f() { std::cout &lt;&lt; </text:span><text:span text:style-name="T34">"Base::f\n"</text:span><text:span text:style-name="T30">; }</text:span><text:span text:style-name="T30"><text:line-break/></text:span><text:span text:style-name="T30"> <text:s/></text:span><text:span text:style-name="T41">virtual</text:span><text:span text:style-name="T30"> ~Base() <text:s/>{ std::cout &lt;&lt; </text:span><text:span text:style-name="T34">"Base::~Base()\n"</text:span><text:span text:style-name="T25">; }</text:span></text:p>
            <text:p text:style-name="P3"><text:span text:style-name="T25">};</text:span></text:p>
            <text:p text:style-name="P7"><text:span text:style-name="T24">struct</text:span><text:span text:style-name="T25"> Derived : Base {</text:span></text:p>
            <text:p text:style-name="P7"><text:span text:style-name="T30"><text:s text:c="2"/></text:span><text:span text:style-name="T31">virtual</text:span><text:span text:style-name="T30"> </text:span><text:span text:style-name="T33">void</text:span><text:span text:style-name="T30"> f() </text:span><text:span text:style-name="T31">override</text:span><text:span text:style-name="T30"> <text:s text:c="2"/>{ std::cout &lt;&lt; </text:span><text:span text:style-name="T34">"Derived::f\n"</text:span><text:span text:style-name="T30">; }</text:span><text:span text:style-name="T30"><text:line-break/></text:span><text:span text:style-name="T30"> <text:s/></text:span><text:span text:style-name="T41">virtual</text:span><text:span text:style-name="T30"> ~Derived() </text:span><text:span text:style-name="T41">override</text:span><text:span text:style-name="T31"> </text:span><text:span text:style-name="T30">{ std::cout &lt;&lt; </text:span><text:span text:style-name="T34">"Derived::~Derived()\n"</text:span><text:span text:style-name="T25">; }</text:span></text:p>
            <text:p text:style-name="P7"><text:span text:style-name="T25">};</text:span></text:p>
            <text:p text:style-name="P3"><text:span text:style-name="T25"/></text:p>
            <text:p text:style-name="P3"><text:span text:style-name="T36">void</text:span><text:span text:style-name="T25"> </text:span><text:span text:style-name="T28">g</text:span><text:span text:style-name="T25">() {</text:span></text:p>
            <text:p text:style-name="P3"><text:span text:style-name="T25"><text:s text:c="2"/></text:span><text:span text:style-name="T24">auto</text:span><text:span text:style-name="T25"> dp = std::make_shared&lt;Derived&gt;();</text:span></text:p>
            <text:p text:style-name="P7"><text:span text:style-name="T30"><text:s text:c="2"/></text:span><text:span text:style-name="T30">std::shared_ptr&lt;Base&gt; bp = std::move(dp); <text:s/></text:span><text:span text:style-name="T39">// deleter is moved</text:span></text:p>
            <text:p text:style-name="P3"><text:span text:style-name="T30"/></text:p>
            <text:p text:style-name="P3"><text:span text:style-name="T25"><text:s text:c="2"/></text:span><text:span text:style-name="T25">std::vector&lt;std::shared_ptr&lt;Base&gt;&gt; v;</text:span></text:p>
            <text:p text:style-name="P3"><text:span text:style-name="T30"><text:s text:c="2"/></text:span><text:span text:style-name="T30">v.push_back(std::make_</text:span><text:span text:style-name="T25">shared&lt;Base&gt;());</text:span></text:p>
            <text:p text:style-name="P3"><text:span text:style-name="T30"><text:s text:c="2"/></text:span><text:span text:style-name="T30">v.push_back(std::make_shared&lt;Derived&gt;()); <text:s/></text:span><text:span text:style-name="T39">// deleter is copied</text:span></text:p>
            <text:p text:style-name="P3"><text:span text:style-name="T25"><text:s text:c="2"/></text:span><text:span text:style-name="T24">for</text:span><text:span text:style-name="T25"> ( </text:span><text:span text:style-name="T24">auto</text:span><text:span text:style-name="T25">&amp; p : v ) <text:s/>p-&gt;f();</text:span></text:p>
            <text:p text:style-name="P3"><text:span text:style-name="T25">};</text:span></text:p>
            <text:p text:style-name="P3"><text:span text:style-name="T25"/></text:p>
            <text:p text:style-name="P7"><text:span text:style-name="T30">Base::f <text:s text:c="12"/></text:span><text:span text:style-name="T39">// v[1] is Base</text:span></text:p>
            <text:p text:style-name="P7"><text:span text:style-name="T30">Derived::f <text:s text:c="9"/></text:span><text:span text:style-name="T39">// v[2] is Derived </text:span></text:p>
            <text:p text:style-name="P7"><text:span text:style-name="T30">Base::~Base() <text:s text:c="6"/></text:span><text:span text:style-name="T39">// base part of v[2] Derived </text:span></text:p>
            <text:p text:style-name="P7"><text:span text:style-name="T30">Derived::~Derived() </text:span><text:span text:style-name="T39">// derived part of v[2] since default_deleter&lt;Derived&gt;</text:span></text:p>
            <text:p text:style-name="P7"><text:span text:style-name="T30">Base::~Base() <text:s text:c="6"/></text:span><text:span text:style-name="T39">// v[1]</text:span></text:p>
            <text:p text:style-name="P7"><text:span text:style-name="T30">Derived::~Derived() </text:span><text:span text:style-name="T39">// bp has default_deleter&lt;Derived&gt;</text:span></text:p>
            <text:p text:style-name="P7"><text:span text:style-name="T30">Base::~Base() <text:s text:c="6"/></text:span><text:span text:style-name="T39">// base part of *bp:</text:span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>
        <draw:frame presentation:style-name="pr1" draw:text-style-name="P1" draw:layer="layout" svg:width="30.286cm" svg:height="3.506cm" svg:x="-1.224cm" svg:y="-0.512cm" presentation:class="title" presentation:user-transformed="true">
          <draw:text-box>
            <text:p>Default deleter empty base optimization</text:p>
          </draw:text-box>
        </draw:frame>
        <draw:frame draw:style-name="gr14" draw:text-style-name="P8" draw:layer="layout" svg:width="27.821cm" svg:height="18.251cm" svg:x="0.331cm" svg:y="2.794cm">
          <draw:text-box>
            <text:p text:style-name="P3"><text:span text:style-name="T24">template</text:span><text:span text:style-name="T25">&lt;</text:span><text:span text:style-name="T24">class</text:span><text:span text:style-name="T25"> </text:span><text:span text:style-name="T26">_T</text:span><text:span text:style-name="T25">, </text:span><text:span text:style-name="T24">class</text:span><text:span text:style-name="T25"> </text:span><text:span text:style-name="T26">_DeleterT</text:span><text:span text:style-name="T25"> = std::default_delete&lt;_T&gt;&gt;</text:span></text:p>
            <text:p text:style-name="P3"><text:span text:style-name="T24">class</text:span><text:span text:style-name="T25"> </text:span><text:span text:style-name="T26">unique_ptr</text:span></text:p>
            <text:p text:style-name="P3"><text:span text:style-name="T25">{</text:span></text:p>
            <text:p text:style-name="P3"><text:span text:style-name="T24">public</text:span><text:span text:style-name="T25">:</text:span></text:p>
            <text:p><text:span text:style-name="T42"><text:s text:c="2"/></text:span><text:span text:style-name="T40">// public interface...</text:span></text:p>
            <text:p text:style-name="P3"><text:span text:style-name="T24">private</text:span><text:span text:style-name="T25">:</text:span></text:p>
            <text:p><text:span text:style-name="T42"><text:s text:c="2"/></text:span><text:span text:style-name="T40">// using empty base class optimization to save space</text:span></text:p>
            <text:p><text:span text:style-name="T42"><text:s text:c="2"/></text:span><text:span text:style-name="T40">// making unique_ptr with default_delete the same size as pointer</text:span></text:p>
            <text:p text:style-name="P3"><text:span text:style-name="T25"><text:s text:c="2"/></text:span><text:span text:style-name="T24">class</text:span><text:span text:style-name="T25"> </text:span><text:span text:style-name="T26">_UniquePtrImpl</text:span><text:span text:style-name="T25"> : </text:span><text:span text:style-name="T24">private</text:span><text:span text:style-name="T25"> _DeleterT</text:span></text:p>
            <text:p text:style-name="P3"><text:span text:style-name="T25"><text:s text:c="2"/></text:span><text:span text:style-name="T25">{</text:span></text:p>
            <text:p text:style-name="P3"><text:span text:style-name="T25"><text:s text:c="2"/></text:span><text:span text:style-name="T24">public</text:span><text:span text:style-name="T25">:</text:span></text:p>
            <text:p text:style-name="P3"><text:span text:style-name="T25"><text:s text:c="4"/></text:span><text:span text:style-name="T24">constexpr</text:span><text:span text:style-name="T25"> _UniquePtrImpl() </text:span><text:span text:style-name="T24">noexcept</text:span><text:span text:style-name="T25"> = </text:span><text:span text:style-name="T24">default</text:span><text:span text:style-name="T25">;</text:span></text:p>
            <text:p><text:span text:style-name="T43"><text:s text:c="8"/></text:span><text:span text:style-name="T40">// some other constructors...</text:span></text:p>
            <text:p text:style-name="P3"><text:span text:style-name="T25"><text:s text:c="4"/></text:span><text:span text:style-name="T25">deleter_type&amp; _Deleter() </text:span><text:span text:style-name="T24">noexcept</text:span><text:span text:style-name="T25"> <text:s/>{ </text:span><text:span text:style-name="T24">return</text:span><text:span text:style-name="T25"> *</text:span><text:span text:style-name="T24">this</text:span><text:span text:style-name="T25">; }</text:span></text:p>
            <text:p text:style-name="P3"><text:span text:style-name="T25"><text:s text:c="4"/></text:span><text:span text:style-name="T24">const</text:span><text:span text:style-name="T25"> deleter_type&amp; _Deleter() </text:span><text:span text:style-name="T24">const</text:span><text:span text:style-name="T25"> </text:span><text:span text:style-name="T24">noexcept</text:span><text:span text:style-name="T25"> { </text:span><text:span text:style-name="T24">return</text:span><text:span text:style-name="T25"> *</text:span><text:span text:style-name="T24">this</text:span><text:span text:style-name="T25">; }</text:span></text:p>
            <text:p text:style-name="P3"><text:span text:style-name="T25"><text:s text:c="4"/></text:span><text:span text:style-name="T25">pointer&amp; _Ptr() </text:span><text:span text:style-name="T24">noexcept</text:span><text:span text:style-name="T25"> { </text:span><text:span text:style-name="T24">return</text:span><text:span text:style-name="T25"> _MyPtr; }</text:span></text:p>
            <text:p text:style-name="P3"><text:span text:style-name="T25"><text:s text:c="4"/></text:span><text:span text:style-name="T24">const</text:span><text:span text:style-name="T25"> pointer _Ptr() </text:span><text:span text:style-name="T24">const</text:span><text:span text:style-name="T25"> </text:span><text:span text:style-name="T24">noexcept</text:span><text:span text:style-name="T25"> { </text:span><text:span text:style-name="T24">return</text:span><text:span text:style-name="T25"> _MyPtr; }</text:span></text:p>
            <text:p text:style-name="P3"><text:span text:style-name="T25"><text:s text:c="2"/></text:span><text:span text:style-name="T24">private</text:span><text:span text:style-name="T25">:</text:span></text:p>
            <text:p text:style-name="P3"><text:span text:style-name="T25"><text:s text:c="5"/></text:span><text:span text:style-name="T25">pointer <text:s text:c="2"/>_MyPtr;</text:span></text:p>
            <text:p text:style-name="P3"><text:span text:style-name="T25"><text:s text:c="2"/></text:span><text:span text:style-name="T25">};</text:span></text:p>
            <text:p text:style-name="P3"><text:span text:style-name="T25"><text:s text:c="2"/></text:span><text:span text:style-name="T25">_UniquePtrImpl <text:s text:c="2"/>_MyImpl;</text:span></text:p>
            <text:p text:style-name="P3"><text:span text:style-name="T25">};</text:span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>
        <draw:custom-shape draw:style-name="gr15" draw:text-style-name="P9" draw:layer="layout" svg:width="2.032cm" svg:height="4.064cm" svg:x="4.064cm" svg:y="5.079cm">
          <text:p text:style-name="P9"><text:span text:style-name="T44">B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032cm" svg:height="4.403cm" svg:x="4.064cm" svg:y="9.143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.112cm" svg:height="1.283cm" svg:x="4.526cm" svg:y="10.365cm">
          <draw:text-box>
            <text:p><text:span text:style-name="T44">D</text:span></text:p>
          </draw:text-box>
        </draw:frame>
        <draw:line draw:style-name="gr18" draw:text-style-name="P12" draw:layer="layout" svg:x1="2.286cm" svg:y1="5.08cm" svg:x2="4.064cm" svg:y2="5.08cm">
          <text:p/>
        </draw:line>
        <draw:line draw:style-name="gr19" draw:text-style-name="P12" draw:layer="layout" svg:x1="8.128cm" svg:y1="5.152cm" svg:x2="6.096cm" svg:y2="5.152cm">
          <text:p/>
        </draw:line>
        <draw:frame draw:style-name="gr20" draw:text-style-name="P13" draw:layer="layout" svg:width="1.205cm" svg:height="1.283cm" svg:x="1.27cm" svg:y="4.513cm">
          <draw:text-box draw:corner-radius="0.254cm">
            <text:p><text:span text:style-name="T45">bp</text:span></text:p>
          </draw:text-box>
        </draw:frame>
        <draw:frame draw:style-name="gr20" draw:text-style-name="P13" draw:layer="layout" svg:width="1.205cm" svg:height="1.283cm" svg:x="7.982cm" svg:y="4.646cm">
          <draw:text-box>
            <text:p><text:span text:style-name="T45">dp</text:span></text:p>
          </draw:text-box>
        </draw:frame>
        <draw:custom-shape draw:style-name="gr15" draw:text-style-name="P9" draw:layer="layout" svg:width="2.032cm" svg:height="4.064cm" svg:x="13.364cm" svg:y="5.079cm">
          <text:p text:style-name="P9"><text:span text:style-name="T44">B1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032cm" svg:height="2.371cm" svg:x="13.364cm" svg:y="9.143cm">
          <text:p text:style-name="P9"><text:span text:style-name="T44">B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032cm" svg:height="4.403cm" svg:x="13.364cm" svg:y="11.514cm">
          <text:p text:style-name="P9"><text:span text:style-name="T44">D</text:span>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17.429cm" svg:y1="5.152cm" svg:x2="15.397cm" svg:y2="5.152cm">
          <text:p/>
        </draw:line>
        <draw:line draw:style-name="gr18" draw:text-style-name="P12" draw:layer="layout" svg:x1="11.586cm" svg:y1="5.08cm" svg:x2="13.364cm" svg:y2="5.08cm">
          <text:p/>
        </draw:line>
        <draw:frame draw:style-name="gr23" draw:text-style-name="P13" draw:layer="layout" svg:width="1.778cm" svg:height="2.231cm" svg:x="10.306cm" svg:y="4.613cm">
          <draw:text-box draw:corner-radius="0.254cm">
            <text:p><text:span text:style-name="T45">bp1</text:span></text:p>
          </draw:text-box>
        </draw:frame>
        <draw:frame draw:style-name="gr23" draw:text-style-name="P13" draw:layer="layout" svg:width="1.778cm" svg:height="2.231cm" svg:x="10.306cm" svg:y="8.648cm">
          <draw:text-box draw:corner-radius="0.254cm">
            <text:p><text:span text:style-name="T45">bp2</text:span></text:p>
          </draw:text-box>
        </draw:frame>
        <draw:line draw:style-name="gr18" draw:text-style-name="P12" draw:layer="layout" svg:x1="11.586cm" svg:y1="9.213cm" svg:x2="13.364cm" svg:y2="9.213cm">
          <text:p/>
        </draw:line>
        <draw:frame draw:style-name="gr20" draw:text-style-name="P13" draw:layer="layout" svg:width="1.205cm" svg:height="1.283cm" svg:x="17.283cm" svg:y="4.646cm">
          <draw:text-box>
            <text:p><text:span text:style-name="T45">dp</text:span></text:p>
          </draw:text-box>
        </draw:frame>
        <draw:frame presentation:style-name="pr4" draw:text-style-name="P1" draw:layer="layout" svg:width="25.199cm" svg:height="3.505cm" svg:x="1.402cm" svg:y="-0.116cm" presentation:class="title" presentation:user-transformed="true">
          <draw:text-box>
            <text:p>Structure of (sub)objects</text:p>
          </draw:text-box>
        </draw:frame>
        <presentation:notes draw:style-name="dp4">
          <draw:page-thumbnail draw:style-name="gr2" draw:layer="layout" svg:width="19.798cm" svg:height="11.136cm" svg:x="0.6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>
        <draw:custom-shape draw:style-name="gr16" draw:text-style-name="P10" draw:layer="layout" svg:width="2.032cm" svg:height="4.403cm" svg:x="4.064cm" svg:y="5.01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0.959cm" svg:height="1.283cm" svg:x="4.572cm" svg:y="6.506cm">
          <draw:text-box>
            <text:p><text:span text:style-name="T46">D</text:span></text:p>
          </draw:text-box>
        </draw:frame>
        <draw:line draw:style-name="gr18" draw:text-style-name="P12" draw:layer="layout" svg:x1="2.286cm" svg:y1="5.08cm" svg:x2="4.064cm" svg:y2="5.08cm">
          <text:p/>
        </draw:line>
        <draw:line draw:style-name="gr19" draw:text-style-name="P12" draw:layer="layout" svg:x1="8.128cm" svg:y1="5.152cm" svg:x2="6.096cm" svg:y2="5.152cm">
          <text:p/>
        </draw:line>
        <draw:frame draw:style-name="gr20" draw:text-style-name="P11" draw:layer="layout" svg:width="1.205cm" svg:height="1.283cm" svg:x="1.27cm" svg:y="4.413cm">
          <draw:text-box draw:corner-radius="0.254cm">
            <text:p><text:span text:style-name="T46">bp</text:span></text:p>
          </draw:text-box>
        </draw:frame>
        <draw:frame draw:style-name="gr20" draw:text-style-name="P11" draw:layer="layout" svg:width="1.205cm" svg:height="1.283cm" svg:x="8.082cm" svg:y="4.546cm">
          <draw:text-box>
            <text:p><text:span text:style-name="T46">dp</text:span></text:p>
          </draw:text-box>
        </draw:frame>
        <draw:frame presentation:style-name="pr4" draw:text-style-name="P1" draw:layer="layout" svg:width="25.199cm" svg:height="3.505cm" svg:x="1.402cm" svg:y="-0.116cm" presentation:class="title" presentation:user-transformed="true">
          <draw:text-box>
            <text:p>Empty base</text:p>
          </draw:text-box>
        </draw:frame>
        <presentation:notes draw:style-name="dp4">
          <draw:page-thumbnail draw:style-name="gr2" draw:layer="layout" svg:width="19.798cm" svg:height="11.136cm" svg:x="0.6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>
        <draw:custom-shape draw:style-name="gr25" draw:text-style-name="P10" draw:layer="layout" svg:width="2.032cm" svg:height="4.403cm" svg:x="4.064cm" svg:y="5.01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0.959cm" svg:height="1.283cm" svg:x="4.572cm" svg:y="6.506cm">
          <draw:text-box>
            <text:p><text:span text:style-name="T46">D</text:span></text:p>
          </draw:text-box>
        </draw:frame>
        <draw:line draw:style-name="gr27" draw:text-style-name="P12" draw:layer="layout" svg:x1="2.286cm" svg:y1="5.08cm" svg:x2="4.064cm" svg:y2="5.08cm">
          <text:p/>
        </draw:line>
        <draw:line draw:style-name="gr28" draw:text-style-name="P12" draw:layer="layout" svg:x1="8.128cm" svg:y1="5.152cm" svg:x2="6.096cm" svg:y2="5.152cm">
          <text:p/>
        </draw:line>
        <draw:frame draw:style-name="gr29" draw:text-style-name="P11" draw:layer="layout" svg:width="1.205cm" svg:height="1.283cm" svg:x="1.27cm" svg:y="4.413cm">
          <draw:text-box draw:corner-radius="0.254cm">
            <text:p><text:span text:style-name="T46">bp</text:span></text:p>
          </draw:text-box>
        </draw:frame>
        <draw:frame draw:style-name="gr29" draw:text-style-name="P11" draw:layer="layout" svg:width="1.205cm" svg:height="1.283cm" svg:x="8.082cm" svg:y="4.546cm">
          <draw:text-box>
            <text:p><text:span text:style-name="T46">dp</text:span></text:p>
          </draw:text-box>
        </draw:frame>
        <draw:custom-shape draw:style-name="gr30" draw:text-style-name="P15" draw:layer="layout" svg:width="2.032cm" svg:height="4.403cm" svg:x="13.364cm" svg:y="4.981cm">
          <text:p text:style-name="P9"><text:span text:style-name="T46">D</text:span></text:p>
          <draw:enhanced-geometry svg:viewBox="0 0 21600 21600" draw:type="rectangle" draw:enhanced-path="M 0 0 L 21600 0 21600 21600 0 21600 0 0 Z N"/>
        </draw:custom-shape>
        <draw:line draw:style-name="gr27" draw:text-style-name="P12" draw:layer="layout" svg:x1="11.586cm" svg:y1="5.08cm" svg:x2="13.364cm" svg:y2="5.08cm">
          <text:p/>
        </draw:line>
        <draw:frame draw:style-name="gr31" draw:text-style-name="P11" draw:layer="layout" svg:width="1.778cm" svg:height="2.231cm" svg:x="10.306cm" svg:y="4.613cm">
          <draw:text-box draw:corner-radius="0.254cm">
            <text:p><text:span text:style-name="T46">bp1</text:span></text:p>
          </draw:text-box>
        </draw:frame>
        <draw:line draw:style-name="gr27" draw:text-style-name="P12" draw:layer="layout" svg:x1="11.612cm" svg:y1="6.469cm" svg:x2="13.39cm" svg:y2="6.469cm">
          <text:p/>
        </draw:line>
        <draw:frame draw:style-name="gr29" draw:text-style-name="P11" draw:layer="layout" svg:width="1.205cm" svg:height="1.283cm" svg:x="17.283cm" svg:y="4.546cm">
          <draw:text-box>
            <text:p><text:span text:style-name="T46">dp</text:span></text:p>
          </draw:text-box>
        </draw:frame>
        <draw:line draw:style-name="gr28" draw:text-style-name="P12" draw:layer="layout" svg:x1="17.43cm" svg:y1="5.152cm" svg:x2="15.398cm" svg:y2="5.152cm">
          <text:p/>
        </draw:line>
        <draw:frame draw:style-name="gr32" draw:text-style-name="P11" draw:layer="layout" svg:width="1.778cm" svg:height="1.355cm" svg:x="10.306cm" svg:y="5.968cm">
          <draw:text-box draw:corner-radius="0.254cm">
            <text:p><text:span text:style-name="T46">bp2</text:span></text:p>
          </draw:text-box>
        </draw:frame>
        <draw:frame presentation:style-name="pr4" draw:text-style-name="P1" draw:layer="layout" svg:width="25.199cm" svg:height="3.505cm" svg:x="1.402cm" svg:y="-0.116cm" presentation:class="title" presentation:user-transformed="true">
          <draw:text-box>
            <text:p>Empty base</text:p>
          </draw:text-box>
        </draw:frame>
        <presentation:notes draw:style-name="dp4">
          <draw:page-thumbnail draw:style-name="gr2" draw:layer="layout" svg:width="19.798cm" svg:height="11.136cm" svg:x="0.6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>
        <draw:frame presentation:style-name="pr4" draw:text-style-name="P1" draw:layer="layout" svg:width="25.199cm" svg:height="3.505cm" svg:x="1.401cm" svg:y="-0.117cm" presentation:class="title" presentation:user-transformed="true">
          <draw:text-box>
            <text:p>Empty base</text:p>
          </draw:text-box>
        </draw:frame>
        <draw:custom-shape draw:style-name="gr25" draw:text-style-name="P10" draw:layer="layout" svg:width="2.032cm" svg:height="4.403cm" svg:x="4.064cm" svg:y="5.01cm">
          <text:p/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1.112cm" svg:height="1.283cm" svg:x="4.572cm" svg:y="6.506cm">
          <draw:text-box>
            <text:p><text:span text:style-name="T44">D</text:span></text:p>
          </draw:text-box>
        </draw:frame>
        <draw:line draw:style-name="gr27" draw:text-style-name="P12" draw:layer="layout" svg:x1="2.286cm" svg:y1="5.08cm" svg:x2="4.064cm" svg:y2="5.08cm">
          <text:p/>
        </draw:line>
        <draw:line draw:style-name="gr28" draw:text-style-name="P12" draw:layer="layout" svg:x1="8.128cm" svg:y1="5.152cm" svg:x2="6.096cm" svg:y2="5.152cm">
          <text:p/>
        </draw:line>
        <draw:frame draw:style-name="gr29" draw:text-style-name="P13" draw:layer="layout" svg:width="1.205cm" svg:height="1.283cm" svg:x="1.27cm" svg:y="4.513cm">
          <draw:text-box draw:corner-radius="0.254cm">
            <text:p><text:span text:style-name="T45">bp</text:span></text:p>
          </draw:text-box>
        </draw:frame>
        <draw:frame draw:style-name="gr29" draw:text-style-name="P13" draw:layer="layout" svg:width="1.205cm" svg:height="1.283cm" svg:x="8.082cm" svg:y="4.646cm">
          <draw:text-box>
            <text:p><text:span text:style-name="T45">dp</text:span></text:p>
          </draw:text-box>
        </draw:frame>
        <draw:custom-shape draw:style-name="gr34" draw:text-style-name="P17" draw:layer="layout" svg:width="2.032cm" svg:height="1.115cm" svg:x="22.49cm" svg:y="9.3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.032cm" svg:height="4.403cm" svg:x="13.364cm" svg:y="4.981cm">
          <text:p text:style-name="P9"><text:span text:style-name="T44">D</text:span></text:p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26.529cm" svg:y1="5.152cm" svg:x2="24.497cm" svg:y2="5.152cm">
          <text:p/>
        </draw:line>
        <draw:line draw:style-name="gr27" draw:text-style-name="P12" draw:layer="layout" svg:x1="11.586cm" svg:y1="5.08cm" svg:x2="13.364cm" svg:y2="5.08cm">
          <text:p/>
        </draw:line>
        <draw:frame draw:style-name="gr35" draw:text-style-name="P13" draw:layer="layout" svg:width="2.14cm" svg:height="1.155cm" svg:x="10.306cm" svg:y="4.613cm">
          <draw:text-box draw:corner-radius="0.254cm">
            <text:p><text:span text:style-name="T45">bp1</text:span></text:p>
          </draw:text-box>
        </draw:frame>
        <draw:frame draw:style-name="gr36" draw:text-style-name="P13" draw:layer="layout" svg:width="1.93cm" svg:height="1.09cm" svg:x="19.406cm" svg:y="5.968cm">
          <draw:text-box draw:corner-radius="0.254cm">
            <text:p><text:span text:style-name="T45">bp2</text:span></text:p>
          </draw:text-box>
        </draw:frame>
        <draw:line draw:style-name="gr27" draw:text-style-name="P12" draw:layer="layout" svg:x1="11.612cm" svg:y1="6.469cm" svg:x2="13.39cm" svg:y2="6.469cm">
          <text:p/>
        </draw:line>
        <draw:frame draw:style-name="gr29" draw:text-style-name="P13" draw:layer="layout" svg:width="1.205cm" svg:height="1.283cm" svg:x="17.283cm" svg:y="4.646cm">
          <draw:text-box>
            <text:p><text:span text:style-name="T45">dp</text:span></text:p>
          </draw:text-box>
        </draw:frame>
        <draw:custom-shape draw:style-name="gr30" draw:text-style-name="P15" draw:layer="layout" svg:width="2.032cm" svg:height="4.403cm" svg:x="22.464cm" svg:y="4.981cm">
          <text:p text:style-name="P9"><text:span text:style-name="T44">D</text:span></text:p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17.43cm" svg:y1="5.152cm" svg:x2="15.398cm" svg:y2="5.152cm">
          <text:p/>
        </draw:line>
        <draw:line draw:style-name="gr27" draw:text-style-name="P12" draw:layer="layout" svg:x1="20.686cm" svg:y1="5.08cm" svg:x2="22.464cm" svg:y2="5.08cm">
          <text:p/>
        </draw:line>
        <draw:line draw:style-name="gr27" draw:text-style-name="P12" draw:layer="layout" svg:x1="20.712cm" svg:y1="6.469cm" svg:x2="22.49cm" svg:y2="6.469cm">
          <text:p/>
        </draw:line>
        <draw:line draw:style-name="gr27" draw:text-style-name="P12" draw:layer="layout" svg:x1="20.712cm" svg:y1="7.936cm" svg:x2="22.49cm" svg:y2="7.936cm">
          <text:p/>
        </draw:line>
        <draw:line draw:style-name="gr27" draw:text-style-name="P12" draw:layer="layout" svg:x1="20.712cm" svg:y1="9.536cm" svg:x2="22.49cm" svg:y2="9.536cm">
          <text:p/>
        </draw:line>
        <draw:frame draw:style-name="gr37" draw:text-style-name="P13" draw:layer="layout" svg:width="1.93cm" svg:height="1.174cm" svg:x="19.406cm" svg:y="4.614cm">
          <draw:text-box draw:corner-radius="0.254cm">
            <text:p><text:span text:style-name="T45">bp1</text:span></text:p>
          </draw:text-box>
        </draw:frame>
        <draw:frame draw:style-name="gr38" draw:text-style-name="P13" draw:layer="layout" svg:width="2.14cm" svg:height="2.139cm" svg:x="10.284cm" svg:y="5.958cm">
          <draw:text-box draw:corner-radius="0.254cm">
            <text:p><text:span text:style-name="T45">bp2</text:span></text:p>
          </draw:text-box>
        </draw:frame>
        <draw:frame draw:style-name="gr38" draw:text-style-name="P13" draw:layer="layout" svg:width="2.184cm" svg:height="2.139cm" svg:x="19.406cm" svg:y="7.434cm">
          <draw:text-box draw:corner-radius="0.254cm">
            <text:p><text:span text:style-name="T45">bp3</text:span></text:p>
          </draw:text-box>
        </draw:frame>
        <draw:frame draw:style-name="gr38" draw:text-style-name="P13" draw:layer="layout" svg:width="1.93cm" svg:height="2.139cm" svg:x="19.406cm" svg:y="9.034cm">
          <draw:text-box draw:corner-radius="0.254cm">
            <text:p><text:span text:style-name="T45">bp4</text:span></text:p>
          </draw:text-box>
        </draw:frame>
        <draw:frame draw:style-name="gr29" draw:text-style-name="P13" draw:layer="layout" svg:width="1.205cm" svg:height="1.283cm" svg:x="26.284cm" svg:y="4.646cm">
          <draw:text-box>
            <text:p><text:span text:style-name="T45">dp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Abstract factory pattern</text:p>
          </draw:text-box>
        </draw:frame>
        <draw:frame draw:style-name="gr39" draw:text-style-name="P4" draw:layer="layout" svg:width="26.469cm" svg:height="14.478cm" svg:x="1.27cm" svg:y="3.81cm">
          <draw:text-box>
            <text:p text:style-name="P3"><text:span text:style-name="T47">#include</text:span><text:span text:style-name="T25"> </text:span><text:span text:style-name="T27">&lt;memory&gt;</text:span></text:p>
            <text:p text:style-name="P3"><text:span text:style-name="T25"/></text:p>
            <text:p text:style-name="P3"><text:span text:style-name="T24">class</text:span><text:span text:style-name="T25"> </text:span><text:span text:style-name="T26">Base</text:span><text:span text:style-name="T25"> { ... };</text:span></text:p>
            <text:p text:style-name="P3"><text:span text:style-name="T24">class</text:span><text:span text:style-name="T25"> </text:span><text:span text:style-name="T26">Derived1</text:span><text:span text:style-name="T25"> : </text:span><text:span text:style-name="T24">public</text:span><text:span text:style-name="T25"> Base { ... };</text:span></text:p>
            <text:p text:style-name="P3"><text:span text:style-name="T24">class</text:span><text:span text:style-name="T25"> </text:span><text:span text:style-name="T26">Derived2</text:span><text:span text:style-name="T25"> : </text:span><text:span text:style-name="T24">public</text:span><text:span text:style-name="T25"> Base { ... };</text:span></text:p>
            <text:p text:style-name="P3"><text:span text:style-name="T25"/></text:p>
            <text:p text:style-name="P3"><text:span text:style-name="T25"/></text:p>
            <text:p text:style-name="P3"><text:span text:style-name="T24">template</text:span><text:span text:style-name="T25"> &lt;</text:span><text:span text:style-name="T24">typename</text:span><text:span text:style-name="T25">... Ts&gt;</text:span></text:p>
            <text:p text:style-name="P3"><text:span text:style-name="T25">std::unique_ptr&lt;Base&gt; <text:s/>makeBase( Ts&amp;&amp;... params ) <text:s/>{ ... }</text:span></text:p>
            <text:p text:style-name="P3"><text:span text:style-name="T25"/></text:p>
            <text:p text:style-name="P3"><text:span text:style-name="T36">void</text:span><text:span text:style-name="T25"> f() </text:span><text:span text:style-name="T27">// client code:</text:span></text:p>
            <text:p text:style-name="P3"><text:span text:style-name="T25">{</text:span></text:p>
            <text:p text:style-name="P3"><text:span text:style-name="T25"><text:s text:c="2"/></text:span><text:span text:style-name="T24">auto</text:span><text:span text:style-name="T25"> pBase = makeBase( </text:span><text:span text:style-name="T27">/* arguments */</text:span><text:span text:style-name="T25"> );</text:span></text:p>
            <text:p text:style-name="P3"><text:span text:style-name="T25">}</text:span><text:span text:style-name="T25"><text:tab/></text:span></text:p>
            <text:p text:style-name="P3"><text:span text:style-name="T27">// destroy object</text:span></text:p>
            <text:p text:style-name="P3"><text:span text:style-name="T27"/></text:p>
            <text:p text:style-name="P3"><text:span text:style-name="T9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Abstract Factory Pattern</text:p>
          </draw:text-box>
        </draw:frame>
        <draw:frame draw:style-name="gr40" draw:text-style-name="P8" draw:layer="layout" svg:width="26.469cm" svg:height="16.179cm" svg:x="1.27cm" svg:y="3.81cm">
          <draw:text-box>
            <text:p text:style-name="P3"><text:span text:style-name="T24">auto</text:span><text:span text:style-name="T25"> delBase = [](Base *pBase)</text:span></text:p>
            <text:p text:style-name="P3"><text:span text:style-name="T25"><text:s text:c="15"/></text:span><text:span text:style-name="T25">{</text:span></text:p>
            <text:p text:style-name="P3"><text:span text:style-name="T25"><text:s text:c="19"/></text:span><text:span text:style-name="T25">makeLogEntry(pBase);</text:span></text:p>
            <text:p text:style-name="P3"><text:span text:style-name="T25"><text:s text:c="19"/></text:span><text:span text:style-name="T24">delete</text:span><text:span text:style-name="T25"> pBase;</text:span><text:span text:style-name="T25"><text:tab/></text:span><text:span text:style-name="T27">// delete object</text:span></text:p>
            <text:p text:style-name="P3"><text:span text:style-name="T25"><text:s text:c="15"/></text:span><text:span text:style-name="T25">};</text:span></text:p>
            <text:p text:style-name="P3"><text:span text:style-name="T25"/></text:p>
            <text:p text:style-name="P3"><text:span text:style-name="T24">template</text:span><text:span text:style-name="T25"> &lt;</text:span><text:span text:style-name="T24">typename</text:span><text:span text:style-name="T25">... Ts&gt;</text:span></text:p>
            <text:p text:style-name="P3"><text:span text:style-name="T25">std::unique_ptr&lt;Base, </text:span><text:span text:style-name="T24">decltype</text:span><text:span text:style-name="T25">(delBase)&gt; <text:s/>makeBase( Ts&amp;&amp;... params)</text:span></text:p>
            <text:p text:style-name="P3"><text:span text:style-name="T25">{</text:span></text:p>
            <text:p text:style-name="P3"><text:span text:style-name="T25"><text:s text:c="2"/></text:span><text:span text:style-name="T25">std::unique_ptr&lt;Base, </text:span><text:span text:style-name="T24">decltype</text:span><text:span text:style-name="T25">(delBase)&gt; pBase(</text:span><text:span text:style-name="T24">nullptr</text:span><text:span text:style-name="T25">, delBase);</text:span></text:p>
            <text:p text:style-name="P3"><text:span text:style-name="T25"/></text:p>
            <text:p text:style-name="P3"><text:span text:style-name="T25"><text:s text:c="2"/></text:span><text:span text:style-name="T24">if</text:span><text:span text:style-name="T25"> ( </text:span><text:span text:style-name="T27">/* Derived1 */</text:span><text:span text:style-name="T25"> )</text:span></text:p>
            <text:p text:style-name="P3"><text:span text:style-name="T25"><text:s text:c="2"/></text:span><text:span text:style-name="T25">{</text:span></text:p>
            <text:p text:style-name="P3"><text:span text:style-name="T25"><text:s text:c="4"/></text:span><text:span text:style-name="T25">pBase.reset(</text:span><text:span text:style-name="T24">new</text:span><text:span text:style-name="T25"> Derived1( std::forward&lt;Ts&gt;(params)...) );</text:span></text:p>
            <text:p text:style-name="P3"><text:span text:style-name="T25"><text:s text:c="2"/></text:span><text:span text:style-name="T25">}</text:span></text:p>
            <text:p text:style-name="P3"><text:span text:style-name="T25"><text:s text:c="2"/></text:span><text:span text:style-name="T24">else</text:span><text:span text:style-name="T25"> </text:span><text:span text:style-name="T24">if</text:span><text:span text:style-name="T25"> ( </text:span><text:span text:style-name="T27">/* Derived2 */</text:span><text:span text:style-name="T25"> )</text:span></text:p>
            <text:p text:style-name="P3"><text:span text:style-name="T25"><text:s text:c="2"/></text:span><text:span text:style-name="T25">{</text:span></text:p>
            <text:p text:style-name="P3"><text:span text:style-name="T25"><text:s text:c="4"/></text:span><text:span text:style-name="T25">pBase.reset(</text:span><text:span text:style-name="T24">new</text:span><text:span text:style-name="T25"> Derived2( std::forward&lt;Ts&gt;(params)...) );</text:span></text:p>
            <text:p text:style-name="P3"><text:span text:style-name="T25"><text:s text:c="2"/></text:span><text:span text:style-name="T25">}</text:span></text:p>
            <text:p text:style-name="P3"><text:span text:style-name="T25"><text:s text:c="2"/></text:span><text:span text:style-name="T24">return</text:span><text:span text:style-name="T25"> pBase;</text:span></text:p>
            <text:p text:style-name="P3"><text:span text:style-name="T25">}</text:span></text:p>
            <text:p text:style-name="P3"><text:span text:style-name="T37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.812cm" presentation:class="title" presentation:user-transformed="true">
          <draw:text-box>
            <text:p>Evaluation</text:p>
          </draw:text-box>
        </draw:frame>
        <draw:frame presentation:style-name="pr2" draw:text-style-name="P2" draw:layer="layout" svg:width="25.961cm" svg:height="13.208cm" svg:x="0.964cm" svg:y="3.8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Can be used in standard containers when polymorphic use needed</text:span></text:p>
              </text:list-item>
              <text:list-item>
                <text:p><text:span text:style-name="T2">The sizeof(unique_ptr&lt;&gt;) is sizeof(raw pointer) + deleter size</text:span></text:p>
              </text:list-item>
              <text:list-item>
                <text:p><text:span text:style-name="T2">If deault_deleter is used, then no extra size penalty</text:span></text:p>
              </text:list-item>
              <text:list-item>
                <text:p><text:span text:style-name="T15">If no deleter state </text:span><text:span text:style-name="T2"><text:s/>(e.g. lambda with no capture): + sizeof(funptr) </text:span></text:p>
              </text:list-item>
              <text:list-item>
                <text:p><text:span text:style-name="T2">If deleter with state, the size increases</text:span></text:p>
              </text:list-item>
              <text:list-item>
                <text:p><text:span text:style-name="T2">Prefer unique_ptr when possible</text:span></text:p>
              </text:list-item>
              <text:list-item>
                <text:p><text:span text:style-name="T2">No copy of deleter :(</text:span></text:p>
              </text:list-item>
              <text:list-item>
                <text:p><text:span text:style-name="T2">No downcast operation :(</text:span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Downcast unique_ptr</text:p>
          </draw:text-box>
        </draw:frame>
        <draw:frame draw:style-name="gr41" draw:text-style-name="P4" draw:layer="layout" svg:width="26.469cm" svg:height="14.478cm" svg:x="1.27cm" svg:y="3.81cm">
          <draw:text-box>
            <text:p text:style-name="P3"><text:span text:style-name="T48"/></text:p>
            <text:p text:style-name="P3"><text:span text:style-name="T49"/></text:p>
            <text:p text:style-name="P3"><text:span text:style-name="T48"/></text:p>
          </draw:text-box>
        </draw:frame>
        <draw:frame draw:style-name="gr42" draw:text-style-name="P4" draw:layer="layout" svg:width="28cm" svg:height="9.652cm" svg:x="0cm" svg:y="3.81cm">
          <draw:text-box>
            <text:p text:style-name="P3"><text:span text:style-name="T7">template</text:span><text:span text:style-name="T5">&lt;</text:span><text:span text:style-name="T7">typename</text:span><text:span text:style-name="T5"> Derived, </text:span><text:span text:style-name="T7">typename</text:span><text:span text:style-name="T5"> Base, </text:span><text:span text:style-name="T7">typename</text:span><text:span text:style-name="T5"> Del&gt;</text:span></text:p>
            <text:p text:style-name="P3"><text:span text:style-name="T5">std::unique_ptr&lt;Derived, Del&gt; </text:span></text:p>
            <text:p text:style-name="P3"><text:span text:style-name="T5">dynamic_unique_ptr_cast( std::unique_ptr&lt;Base, Del&gt;&amp;&amp; p )</text:span></text:p>
            <text:p text:style-name="P3"><text:span text:style-name="T5">{</text:span></text:p>
            <text:p text:style-name="P3"><text:span text:style-name="T5"><text:s text:c="2"/></text:span><text:span text:style-name="T7">if</text:span><text:span text:style-name="T5">(Derived *r = </text:span><text:span text:style-name="T7">dynamic_cast</text:span><text:span text:style-name="T5">&lt;Derived *&gt;(p.get())) </text:span></text:p>
            <text:p text:style-name="P3"><text:span text:style-name="T5"><text:s text:c="2"/></text:span><text:span text:style-name="T5">{</text:span></text:p>
            <text:p text:style-name="P3"><text:span text:style-name="T5"><text:s text:c="4"/></text:span><text:span text:style-name="T5">p.release();</text:span></text:p>
            <text:p text:style-name="P3"><text:span text:style-name="T10"><text:s text:c="4"/></text:span><text:span text:style-name="T14">return</text:span><text:span text:style-name="T10"> std::unique_ptr&lt;Derived, Del&gt;(r,</text:span><text:span text:style-name="T5">std::move(p.get_deleter()));</text:span></text:p>
            <text:p text:style-name="P3"><text:span text:style-name="T5"><text:s text:c="2"/></text:span><text:span text:style-name="T5">}</text:span></text:p>
            <text:p text:style-name="P3"><text:span text:style-name="T5"><text:s text:c="2"/></text:span><text:span text:style-name="T7">return</text:span><text:span text:style-name="T5"> std::unique_ptr&lt;Derived, Del&gt;(</text:span><text:span text:style-name="T7">nullptr</text:span><text:span text:style-name="T5">, p.get_deleter());</text:span></text:p>
            <text:p text:style-name="P3"><text:span text:style-name="T5">}</text:span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shared_ptr</text:p>
          </draw:text-box>
        </draw:frame>
        <draw:frame presentation:style-name="pr2" draw:text-style-name="P2" draw:layer="layout" svg:width="25.961cm" svg:height="6.764cm" svg:x="1.217cm" svg:y="2.1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hared ownership pointer with reference counter</text:span></text:p>
              </text:list-item>
              <text:list-item>
                <text:p><text:span text:style-name="T2">Copy constructible and assignable</text:span></text:p>
              </text:list-item>
              <text:list-item>
                <text:p><text:span text:style-name="T2">Array specializations <text:s/>(shared_ptr&lt;T[ ]&gt;) since C++17</text:span></text:p>
              </text:list-item>
              <text:list-item>
                <text:p><text:span text:style-name="T2">Deleter type parameter – “copied“</text:span></text:p>
              </text:list-item>
            </text:list>
          </draw:text-box>
        </draw:frame>
        <draw:frame draw:style-name="gr43" draw:text-style-name="P4" draw:layer="layout" svg:width="26.469cm" svg:height="9.811cm" svg:x="1.524cm" svg:y="9.747cm">
          <draw:text-box>
            <text:p text:style-name="P3"><text:span text:style-name="T17">#include</text:span><text:span text:style-name="T5"> </text:span><text:span text:style-name="T3">&lt;memory&gt;</text:span></text:p>
            <text:p text:style-name="P3"><text:span text:style-name="T7">template</text:span><text:span text:style-name="T5">&lt; </text:span><text:span text:style-name="T7">class</text:span><text:span text:style-name="T5"> </text:span><text:span text:style-name="T18">T</text:span><text:span text:style-name="T5">, </text:span><text:span text:style-name="T7">class</text:span><text:span text:style-name="T5"> </text:span><text:span text:style-name="T18">Deleter</text:span><text:span text:style-name="T5"> = std::default_delete&lt;T&gt;&gt; </text:span></text:p>
            <text:p text:style-name="P3"><text:span text:style-name="T7">class</text:span><text:span text:style-name="T5"> </text:span><text:span text:style-name="T18">shared_ptr</text:span><text:span text:style-name="T5">;</text:span></text:p>
            <text:p text:style-name="P3"><text:span text:style-name="T5"/></text:p>
            <text:p text:style-name="P3"><text:span text:style-name="T4">void</text:span><text:span text:style-name="T5"> </text:span><text:span text:style-name="T6">f</text:span><text:span text:style-name="T5">()</text:span></text:p>
            <text:p text:style-name="P3"><text:span text:style-name="T5">{</text:span></text:p>
            <text:p text:style-name="P3"><text:span text:style-name="T5"><text:s text:c="2"/></text:span><text:span text:style-name="T5">std::shared_ptr&lt;MyClass&gt; <text:s text:c="2"/>sp1(</text:span><text:span text:style-name="T7">new</text:span><text:span text:style-name="T5"> MyClass()); </text:span><text:span text:style-name="T3">// * and -&gt;</text:span></text:p>
            <text:p text:style-name="P3"><text:span text:style-name="T5"><text:s text:c="2"/></text:span><text:span text:style-name="T5">std::shared_ptr&lt;MyClass&gt; <text:s text:c="2"/>sp2(</text:span><text:span text:style-name="T7">new</text:span><text:span text:style-name="T5"> MyClass[n], </text:span><text:span text:style-name="T3">// * and -&gt;</text:span></text:p>
            <text:p text:style-name="P3"><text:span text:style-name="T10"><text:s text:c="14"/></text:span><text:span text:style-name="T10">std::default_delete&lt;MyClass[]&gt;()); </text:span><text:span text:style-name="T3">// <text:s text:c="3"/>before C++17</text:span></text:p>
            <text:p text:style-name="P3"><text:span text:style-name="T5"><text:s text:c="2"/></text:span><text:span text:style-name="T5">std::shared_ptr&lt;MyClass[]&gt; sp3(</text:span><text:span text:style-name="T7">new</text:span><text:span text:style-name="T5"> MyClass[n]);</text:span><text:span text:style-name="T3">// [] since C++17</text:span></text:p>
            <text:p text:style-name="P3"><text:span text:style-name="T5"><text:s text:c="2"/></text:span><text:span text:style-name="T5">...</text:span></text:p>
            <text:p text:style-name="P3"><text:span text:style-name="T5">} <text:s/></text:span><text:span text:style-name="T50">// proper delete called here</text:span></text:p>
            <text:p text:style-name="P3"><text:span text:style-name="T9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shared_ptr array specializaton</text:p>
          </draw:text-box>
        </draw:frame>
        <draw:frame presentation:style-name="pr2" draw:text-style-name="P2" draw:layer="layout" svg:width="25.961cm" svg:height="5.748cm" svg:x="1.217cm" svg:y="2.1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Array spec. calls delete[]</text:span></text:p>
              </text:list-item>
              <text:list-item>
                <text:p><text:span text:style-name="T2">Only [ ] operator, no * and -&gt;</text:span></text:p>
              </text:list-item>
              <text:list-item>
                <text:p><text:span text:style-name="T15">No conversion from</text:span><text:span text:style-name="T2"> shared_ptr&lt;Der[ ]&gt; to shared_ptr&lt;Base[ ]&gt;</text:span></text:p>
              </text:list-item>
            </text:list>
          </draw:text-box>
        </draw:frame>
        <draw:frame draw:style-name="gr44" draw:text-style-name="P4" draw:layer="layout" svg:width="26.469cm" svg:height="12.204cm" svg:x="1.524cm" svg:y="7.874cm">
          <draw:text-box>
            <text:p text:style-name="P3"><text:span text:style-name="T7">struct</text:span><text:span text:style-name="T5"> Base {</text:span></text:p>
            <text:p text:style-name="P3"><text:span text:style-name="T5"><text:s text:c="2"/></text:span><text:span text:style-name="T7">virtual</text:span><text:span text:style-name="T5"> </text:span><text:span text:style-name="T4">void</text:span><text:span text:style-name="T5"> f() { std::cout &lt;&lt; </text:span><text:span text:style-name="T51">"Base::f\n"</text:span><text:span text:style-name="T5">; }</text:span></text:p>
            <text:p text:style-name="P3"><text:span text:style-name="T5"><text:s text:c="2"/></text:span><text:span text:style-name="T5">~Base() <text:s/>{ std::cout &lt;&lt; </text:span><text:span text:style-name="T51">"Base::~Base()\n"</text:span><text:span text:style-name="T5">; }</text:span></text:p>
            <text:p text:style-name="P3"><text:span text:style-name="T5">};</text:span></text:p>
            <text:p text:style-name="P3"><text:span text:style-name="T7">struct</text:span><text:span text:style-name="T5"> Derived : Base {</text:span></text:p>
            <text:p text:style-name="P3"><text:span text:style-name="T5"><text:s text:c="2"/></text:span><text:span text:style-name="T7">virtual</text:span><text:span text:style-name="T5"> </text:span><text:span text:style-name="T4">void</text:span><text:span text:style-name="T5"> f() </text:span><text:span text:style-name="T7">override</text:span><text:span text:style-name="T5"> { std::cout &lt;&lt; </text:span><text:span text:style-name="T51">"Derived::f\n"</text:span><text:span text:style-name="T5">; }</text:span></text:p>
            <text:p text:style-name="P3"><text:span text:style-name="T5"><text:s text:c="2"/></text:span><text:span text:style-name="T5">~Derived() <text:s/>{ std::cout &lt;&lt; </text:span><text:span text:style-name="T51">"Derived::~Derived()\n"</text:span><text:span text:style-name="T5">; }</text:span></text:p>
            <text:p text:style-name="P3"><text:span text:style-name="T5">};</text:span></text:p>
            <text:p text:style-name="P3"><text:span text:style-name="T5"/></text:p>
            <text:p text:style-name="P3"><text:span text:style-name="T4">int</text:span><text:span text:style-name="T5"> </text:span><text:span text:style-name="T6">main</text:span><text:span text:style-name="T5">() {</text:span></text:p>
            <text:p text:style-name="P3"><text:span text:style-name="T5"><text:s text:c="2"/></text:span><text:span text:style-name="T5">std::shared_ptr&lt;Derived[]&gt; sp(</text:span><text:span text:style-name="T7">new</text:span><text:span text:style-name="T5"> Derived[</text:span><text:span text:style-name="T8">5</text:span><text:span text:style-name="T5">]);</text:span></text:p>
            <text:p text:style-name="P3"><text:span text:style-name="T10"><text:s text:c="2"/></text:span><text:span text:style-name="T10">std::shared_ptr&lt;Base[]&gt; <text:s text:c="3"/>bp(sp); <text:s/></text:span><text:span text:style-name="T3">// compile error</text:span></text:p>
            <text:p text:style-name="P3"><text:span text:style-name="T5"><text:s text:c="2"/></text:span><text:span text:style-name="T7">auto</text:span><text:span text:style-name="T5"> p <text:s/>= sp[</text:span><text:span text:style-name="T8">0</text:span><text:span text:style-name="T5">];</text:span></text:p>
            <text:p text:style-name="P3"><text:span text:style-name="T5"><text:s text:c="2"/></text:span><text:span text:style-name="T7">auto</text:span><text:span text:style-name="T5"> d0 = *sp; <text:s text:c="2"/></text:span><text:span text:style-name="T3">// compile error</text:span></text:p>
            <text:p text:style-name="P3"><text:span text:style-name="T5">}</text:span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shared_ptr</text:p>
          </draw:text-box>
        </draw:frame>
        <draw:frame draw:style-name="gr45" draw:text-style-name="P4" draw:layer="layout" svg:width="26.469cm" svg:height="15.399cm" svg:x="0.963cm" svg:y="3.243cm">
          <draw:text-box>
            <text:p text:style-name="P3"><text:span text:style-name="T4">void</text:span><text:span text:style-name="T5"> </text:span><text:span text:style-name="T6">f</text:span><text:span text:style-name="T5">()</text:span></text:p>
            <text:p text:style-name="P3"><text:span text:style-name="T5">{</text:span></text:p>
            <text:p text:style-name="P3"><text:span text:style-name="T5"><text:s text:c="2"/></text:span><text:span text:style-name="T5">std::shared_ptr&lt;</text:span><text:span text:style-name="T4">int</text:span><text:span text:style-name="T5">&gt; p1(</text:span><text:span text:style-name="T7">new</text:span><text:span text:style-name="T5"> </text:span><text:span text:style-name="T4">int</text:span><text:span text:style-name="T8">{5}</text:span><text:span text:style-name="T5">);</text:span></text:p>
            <text:p text:style-name="P3"><text:span text:style-name="T5"><text:s text:c="2"/></text:span><text:span text:style-name="T5">std::shared_ptr&lt;</text:span><text:span text:style-name="T4">int</text:span><text:span text:style-name="T5">&gt; p2 = p1; </text:span><text:span text:style-name="T3">// now both own the memory.</text:span></text:p>
            <text:p text:style-name="P3"><text:span text:style-name="T5"/></text:p>
            <text:p text:style-name="P3"><text:span text:style-name="T5"><text:s text:c="2"/></text:span><text:span text:style-name="T5">p1.reset(); </text:span><text:span text:style-name="T3">// memory still exists, due to p2.</text:span></text:p>
            <text:p text:style-name="P7"><text:span text:style-name="T10">} </text:span><text:span text:style-name="T3">// p2 out of scope: delete the memory, since no one else owns.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7"><text:span text:style-name="T5">T* </text:span><text:span text:style-name="T6">get</text:span><text:span text:style-name="T5">() </text:span><text:span text:style-name="T7">const</text:span><text:span text:style-name="T5"> </text:span><text:span text:style-name="T7">noexcept</text:span><text:span text:style-name="T5">; <text:s text:c="7"/></text:span></text:p>
            <text:p text:style-name="P3"><text:span text:style-name="T5">T&amp; </text:span><text:span text:style-name="T7">operator</text:span><text:span text:style-name="T5">*() </text:span><text:span text:style-name="T7">const</text:span><text:span text:style-name="T5"> </text:span><text:span text:style-name="T7">noexcept</text:span><text:span text:style-name="T5">; </text:span></text:p>
            <text:p text:style-name="P7"><text:span text:style-name="T5">T* </text:span><text:span text:style-name="T7">operator</text:span><text:span text:style-name="T5">-&gt;() </text:span><text:span text:style-name="T7">const</text:span><text:span text:style-name="T5"> </text:span><text:span text:style-name="T7">noexcept</text:span><text:span text:style-name="T5">; <text:s text:c="3"/></text:span></text:p>
            <text:p text:style-name="P7"><text:span text:style-name="T5">T&amp; </text:span><text:span text:style-name="T7">operator</text:span><text:span text:style-name="T5">[](idx) </text:span><text:span text:style-name="T7">const</text:span><text:span text:style-name="T5"> </text:span><text:span text:style-name="T7">noexcept</text:span><text:span text:style-name="T5">; </text:span><text:span text:style-name="T3">// returns get()[idx]</text:span></text:p>
            <text:p text:style-name="P3"><text:span text:style-name="T5"/></text:p>
            <text:p text:style-name="P3"><text:span text:style-name="T5"/></text:p>
            <text:p text:style-name="P7"><text:span text:style-name="T4">long</text:span><text:span text:style-name="T5"> </text:span><text:span text:style-name="T6">use_count</text:span><text:span text:style-name="T5">() </text:span><text:span text:style-name="T7">const</text:span><text:span text:style-name="T5"> </text:span><text:span text:style-name="T7">noexcept</text:span><text:span text:style-name="T5">; </text:span></text:p>
            <text:p text:style-name="P3"><text:span text:style-name="T52">bool</text:span><text:span text:style-name="T10"> </text:span><text:span text:style-name="T53">unique</text:span><text:span text:style-name="T10">() </text:span><text:span text:style-name="T14">const</text:span><text:span text:style-name="T10"> </text:span><text:span text:style-name="T7">noexcept</text:span><text:span text:style-name="T5">; <text:s text:c="3"/></text:span></text:p>
            <text:p text:style-name="P3"><text:span text:style-name="T7">explicit</text:span><text:span text:style-name="T5"> </text:span><text:span text:style-name="T7">operator</text:span><text:span text:style-name="T5"> </text:span><text:span text:style-name="T6">bool</text:span><text:span text:style-name="T5">() </text:span><text:span text:style-name="T7">const</text:span><text:span text:style-name="T5"> </text:span><text:span text:style-name="T7">noexcept</text:span><text:span text:style-name="T5">;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weak_ptr</text:p>
          </draw:text-box>
        </draw:frame>
        <draw:frame presentation:style-name="pr2" draw:text-style-name="P2" draw:layer="layout" svg:width="25.961cm" svg:height="6.764cm" svg:x="1.217cm" svg:y="2.1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Not owns the memory</text:span></text:p>
              </text:list-item>
              <text:list-item>
                <text:p><text:span text:style-name="T2">But part of the “sharing group”</text:span></text:p>
              </text:list-item>
              <text:list-item>
                <text:p><text:span text:style-name="T2">No direct operation to access the memory</text:span></text:p>
              </text:list-item>
              <text:list-item>
                <text:p><text:span text:style-name="T2">Can be converted to shared_ptr with lock()</text:span></text:p>
              </text:list-item>
            </text:list>
          </draw:text-box>
        </draw:frame>
        <draw:frame draw:style-name="gr46" draw:text-style-name="P4" draw:layer="layout" svg:width="26.469cm" svg:height="6.255cm" svg:x="1.531cm" svg:y="11.525cm">
          <draw:text-box>
            <text:p text:style-name="P3"><text:span text:style-name="T52">long</text:span><text:span text:style-name="T10"> </text:span><text:span text:style-name="T53">use_count</text:span><text:span text:style-name="T10">() </text:span><text:span text:style-name="T14">const </text:span><text:span text:style-name="T7">noexcept</text:span><text:span text:style-name="T5">;</text:span></text:p>
            <text:p text:style-name="P3"><text:span text:style-name="T52">bool</text:span><text:span text:style-name="T10"> </text:span><text:span text:style-name="T53">expired</text:span><text:span text:style-name="T10">() </text:span><text:span text:style-name="T14">const</text:span><text:span text:style-name="T7"> noexcept</text:span><text:span text:style-name="T5">; <text:s text:c="4"/></text:span><text:span text:style-name="T3">// use_count() == 0</text:span></text:p>
            <text:p text:style-name="P3"><text:span text:style-name="T5"/></text:p>
            <text:p text:style-name="P3"><text:span text:style-name="T5">shared_ptr&lt;T&gt; lock() </text:span><text:span text:style-name="T7">const noexcept</text:span><text:span text:style-name="T5">;</text:span></text:p>
            <text:p text:style-name="P3"><text:span text:style-name="T3">// return expired() ? shared_ptr&lt;T&gt;() : shared_ptr&lt;T&gt;(*this)</text:span></text:p>
            <text:p text:style-name="P3"><text:span text:style-name="T5"/></text:p>
            <text:p text:style-name="P3"><text:span text:style-name="T52">void</text:span><text:span text:style-name="T10"> </text:span><text:span text:style-name="T53">reset</text:span><text:span text:style-name="T10">() </text:span><text:span text:style-name="T7">noexcept</text:span><text:span text:style-name="T5">;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Using <text:s/>lock()</text:p>
          </draw:text-box>
        </draw:frame>
        <draw:frame draw:style-name="gr47" draw:text-style-name="P4" draw:layer="layout" svg:width="26.469cm" svg:height="12.491cm" svg:x="1.016cm" svg:y="4.318cm">
          <draw:text-box>
            <text:p text:style-name="P3"><text:span text:style-name="T4">void</text:span><text:span text:style-name="T5"> </text:span><text:span text:style-name="T6">f</text:span><text:span text:style-name="T5">()</text:span></text:p>
            <text:p text:style-name="P3"><text:span text:style-name="T5">{</text:span></text:p>
            <text:p text:style-name="P3"><text:span text:style-name="T5"><text:s text:c="4"/></text:span><text:span text:style-name="T5">std::shared_ptr&lt;X&gt; ptr1 = std::make_shared&lt;X&gt;();</text:span></text:p>
            <text:p text:style-name="P3"><text:span text:style-name="T5"><text:s text:c="4"/></text:span><text:span text:style-name="T5">std::shared_ptr&lt;X&gt; ptr2 = ptr1;</text:span></text:p>
            <text:p text:style-name="P3"><text:span text:style-name="T5"/></text:p>
            <text:p text:style-name="P3"><text:span text:style-name="T5"><text:s text:c="4"/></text:span><text:span text:style-name="T5">std::weak_ptr&lt;X&gt; <text:s text:c="2"/>wptr = ptr2;</text:span></text:p>
            <text:p text:style-name="P3"><text:span text:style-name="T5"><text:s/></text:span></text:p>
            <text:p text:style-name="P3"><text:span text:style-name="T5"><text:s text:c="4"/></text:span><text:span text:style-name="T7">if</text:span><text:span text:style-name="T5"> ( </text:span><text:span text:style-name="T7">auto</text:span><text:span text:style-name="T5"> sp = wptr1.lock() )</text:span><text:span text:style-name="T5"><text:line-break/></text:span><text:span text:style-name="T5"> <text:s text:c="3"/>{</text:span></text:p>
            <text:p text:style-name="P7"><text:span text:style-name="T10"><text:s text:c="9"/></text:span><text:span text:style-name="T13">// use sp</text:span><text:span text:style-name="T13"><text:line-break/></text:span><text:span text:style-name="T13"> <text:s text:c="3"/></text:span><text:span text:style-name="T10">} </text:span><text:span text:style-name="T13">// destructor of sp called here: release X object</text:span></text:p>
            <text:p text:style-name="P3"><text:span text:style-name="T5"><text:s text:c="4"/></text:span><text:span text:style-name="T7">else</text:span></text:p>
            <text:p text:style-name="P3"><text:span text:style-name="T5"><text:s text:c="4"/></text:span><text:span text:style-name="T5">{</text:span></text:p>
            <text:p text:style-name="P7"><text:span text:style-name="T10"><text:s text:c="9"/></text:span><text:span text:style-name="T13">// expired </text:span><text:span text:style-name="T13"><text:line-break/></text:span><text:span text:style-name="T13"> <text:s text:c="3"/></text:span><text:span text:style-name="T10">}</text:span></text:p>
            <text:p text:style-name="P3"><text:span text:style-name="T10">} </text:span><text:span text:style-name="T3">// destructor of X object is called here</text:span></text:p>
            <text:p text:style-name="P3"><text:span text:style-name="T50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Using <text:s/>lock()</text:p>
          </draw:text-box>
        </draw:frame>
        <draw:frame draw:style-name="gr48" draw:text-style-name="P4" draw:layer="layout" svg:width="26.469cm" svg:height="10.387cm" svg:x="1.016cm" svg:y="4.318cm">
          <draw:text-box>
            <text:p text:style-name="P3"><text:span text:style-name="T4">int</text:span><text:span text:style-name="T5"> </text:span><text:span text:style-name="T6">main</text:span><text:span text:style-name="T5"> () </text:span></text:p>
            <text:p text:style-name="P3"><text:span text:style-name="T5">{</text:span></text:p>
            <text:p text:style-name="P3"><text:span text:style-name="T5"><text:s text:c="2"/></text:span><text:span text:style-name="T5">std::shared_ptr&lt;</text:span><text:span text:style-name="T4">int</text:span><text:span text:style-name="T5">&gt; sp1,sp2;</text:span></text:p>
            <text:p text:style-name="P3"><text:span text:style-name="T5"><text:s text:c="2"/></text:span><text:span text:style-name="T5">std::weak_ptr&lt;</text:span><text:span text:style-name="T4">int</text:span><text:span text:style-name="T5">&gt; <text:s text:c="2"/>wp;</text:span></text:p>
            <text:p text:style-name="P3"><text:span text:style-name="T5"><text:s text:c="39"/></text:span><text:span text:style-name="T3">// sharing group:</text:span></text:p>
            <text:p text:style-name="P3"><text:span text:style-name="T5"><text:s text:c="39"/></text:span><text:span text:style-name="T3">// --------------</text:span></text:p>
            <text:p text:style-name="P3"><text:span text:style-name="T5"><text:s text:c="2"/></text:span><text:span text:style-name="T5">sp1 = std::make_shared&lt;</text:span><text:span text:style-name="T4">int</text:span><text:span text:style-name="T5">&gt; (</text:span><text:span text:style-name="T8">20</text:span><text:span text:style-name="T5">); <text:s text:c="3"/></text:span><text:span text:style-name="T3">// sp1</text:span></text:p>
            <text:p text:style-name="P3"><text:span text:style-name="T5"><text:s text:c="2"/></text:span><text:span text:style-name="T5">wp = sp1; <text:s text:c="27"/></text:span><text:span text:style-name="T3">// sp1, wp</text:span></text:p>
            <text:p text:style-name="P3"><text:span text:style-name="T5"/></text:p>
            <text:p text:style-name="P3"><text:span text:style-name="T5"><text:s text:c="2"/></text:span><text:span text:style-name="T5">sp2 = wp.lock(); <text:s text:c="20"/></text:span><text:span text:style-name="T3">// sp1, wp, sp2</text:span></text:p>
            <text:p text:style-name="P3"><text:span text:style-name="T5"><text:s text:c="2"/></text:span><text:span text:style-name="T5">sp1.reset(); <text:s text:c="24"/></text:span><text:span text:style-name="T3">// <text:s text:c="5"/>wp, sp2</text:span></text:p>
            <text:p text:style-name="P3"><text:span text:style-name="T5"/></text:p>
            <text:p text:style-name="P3"><text:span text:style-name="T5"><text:s text:c="2"/></text:span><text:span text:style-name="T5">sp1 = wp.lock(); <text:s text:c="20"/></text:span><text:span text:style-name="T3">// sp1, wp, sp2</text:span></text:p>
            <text:p text:style-name="P3"><text:span text:style-name="T5">}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ypical shared_ptr implementation</text:p>
          </draw:text-box>
        </draw:frame>
        <draw:custom-shape draw:style-name="gr49" draw:text-style-name="P18" xml:id="id1" draw:id="id1" draw:layer="layout" svg:width="2.794cm" svg:height="2.032cm" svg:x="2.54cm" svg:y="5.75cm">
          <text:p text:style-name="P18"><text:span text:style-name="T54">shared_ptr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2.594cm" svg:height="2.032cm" svg:x="2.54cm" svg:y="9.652cm">
          <text:p text:style-name="P18"><text:span text:style-name="T54">weak_ptr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xml:id="id3" draw:id="id3" draw:layer="layout" svg:width="8.382cm" svg:height="1.524cm" svg:x="14.97cm" svg:y="5.126cm">
          <text:p text:style-name="P20"><text:span text:style-name="T46">object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xml:id="id2" draw:id="id2" draw:layer="layout" svg:width="2.54cm" svg:height="5.334cm" svg:x="9.198cm" svg:y="9.652cm">
          <text:p text:style-name="P18"><text:span text:style-name="T54"/></text:p>
          <text:p text:style-name="P18"><text:span text:style-name="T54">ShCnt</text:span></text:p>
          <text:p text:style-name="P18"><text:span text:style-name="T54"/></text:p>
          <text:p text:style-name="P18"><text:span text:style-name="T54">WkCnt</text:span></text:p>
          <text:p text:style-name="P18"><text:span text:style-name="T54"/></text:p>
          <text:p text:style-name="P18"><text:span text:style-name="T54">PtrToObj</text:span></text:p>
          <text:p text:style-name="P18"><text:span text:style-name="T54"/></text:p>
          <text:p text:style-name="P18"><text:span text:style-name="T54">Deleter</text:span></text:p>
          <text:p text:style-name="P18"><text:span text:style-name="T54"/></text:p>
          <text:p text:style-name="P18"><text:span text:style-name="T54">Allocator</text:span></text:p>
          <text:p text:style-name="P18"><text:span text:style-name="T54"/></text:p>
          <draw:enhanced-geometry svg:viewBox="0 0 21600 21600" draw:type="rectangle" draw:enhanced-path="M 0 0 L 21600 0 21600 21600 0 21600 0 0 Z N"/>
        </draw:custom-shape>
        <draw:line draw:style-name="gr53" draw:text-style-name="P23" draw:layer="layout" svg:x1="5.18cm" svg:y1="10.922cm" svg:x2="9.244cm" svg:y2="10.922cm">
          <text:p/>
        </draw:line>
        <draw:connector draw:style-name="gr53" draw:text-style-name="P23" draw:layer="layout" svg:x1="5.334cm" svg:y1="6.766cm" svg:x2="9.189cm" svg:y2="10.185cm" draw:start-shape="id1" svg:d="M5334 6766h2178v3419h1677" svg:viewBox="0 0 3856 3420">
          <text:p/>
        </draw:connector>
        <draw:line draw:style-name="gr53" draw:text-style-name="P23" draw:layer="layout" svg:x1="5.334cm" svg:y1="6.358cm" svg:x2="14.986cm" svg:y2="6.358cm">
          <text:p/>
        </draw:line>
        <draw:connector draw:style-name="gr54" draw:text-style-name="P24" draw:layer="layout" svg:x1="11.738cm" svg:y1="12.319cm" svg:x2="14.97cm" svg:y2="5.888cm" draw:start-shape="id2" draw:start-glue-point="1" draw:end-shape="id3" svg:d="M11738 12319h1616v-6431h1616" svg:viewBox="0 0 3233 6432">
          <text:p/>
        </draw:connector>
        <presentation:notes draw:style-name="dp3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Enable shared from this</text:p>
          </draw:text-box>
        </draw:frame>
        <draw:frame draw:style-name="gr55" draw:text-style-name="P4" draw:layer="layout" svg:width="26.469cm" svg:height="15.455cm" svg:x="1.224cm" svg:y="3.299cm">
          <draw:text-box>
            <text:p text:style-name="P3"><text:span text:style-name="T17">#include</text:span><text:span text:style-name="T5"> </text:span><text:span text:style-name="T3">&lt;memory&gt;</text:span></text:p>
            <text:p text:style-name="P3"><text:span text:style-name="T17">#include</text:span><text:span text:style-name="T5"> </text:span><text:span text:style-name="T3">&lt;cassert&gt;</text:span></text:p>
            <text:p text:style-name="P3"><text:span text:style-name="T5"/></text:p>
            <text:p text:style-name="P3"><text:span text:style-name="T7">class</text:span><text:span text:style-name="T5"> </text:span><text:span text:style-name="T18">Y</text:span><text:span text:style-name="T5"> </text:span></text:p>
            <text:p text:style-name="P3"><text:span text:style-name="T5">{</text:span></text:p>
            <text:p text:style-name="P3"><text:span text:style-name="T7">public</text:span><text:span text:style-name="T5">:</text:span></text:p>
            <text:p text:style-name="P3"><text:span text:style-name="T5"/></text:p>
            <text:p text:style-name="P3"><text:span text:style-name="T5"><text:s text:c="4"/></text:span><text:span text:style-name="T5">std::shared_ptr&lt;Y&gt; f()</text:span></text:p>
            <text:p text:style-name="P3"><text:span text:style-name="T5"><text:s text:c="4"/></text:span><text:span text:style-name="T5">{</text:span></text:p>
            <text:p text:style-name="P3"><text:span text:style-name="T5"><text:s text:c="8"/></text:span><text:span text:style-name="T7">return</text:span><text:span text:style-name="T5"> shared_ptr&lt;Y&gt;(</text:span><text:span text:style-name="T7">this</text:span><text:span text:style-name="T5">); <text:s/></text:span><text:span text:style-name="T3">// ???</text:span></text:p>
            <text:p text:style-name="P3"><text:span text:style-name="T5"><text:s text:c="4"/></text:span><text:span text:style-name="T5">}</text:span></text:p>
            <text:p text:style-name="P3"><text:span text:style-name="T5">};</text:span></text:p>
            <text:p text:style-name="P3"><text:span text:style-name="T5"/></text:p>
            <text:p text:style-name="P3"><text:span text:style-name="T4">int</text:span><text:span text:style-name="T5"> </text:span><text:span text:style-name="T6">main</text:span><text:span text:style-name="T5">()</text:span></text:p>
            <text:p text:style-name="P3"><text:span text:style-name="T5">{</text:span></text:p>
            <text:p text:style-name="P3"><text:span text:style-name="T5"><text:s text:c="4"/></text:span><text:span text:style-name="T5">std::shared_ptr&lt;Y&gt; p(</text:span><text:span text:style-name="T7">new</text:span><text:span text:style-name="T5"> Y);</text:span></text:p>
            <text:p text:style-name="P3"><text:span text:style-name="T5"><text:s text:c="4"/></text:span><text:span text:style-name="T5">std::shared_ptr&lt;Y&gt; q = p-&gt;f();</text:span></text:p>
            <text:p text:style-name="P7"><text:span text:style-name="T10"><text:s text:c="4"/></text:span><text:span text:style-name="T10">assert(p == q); <text:s text:c="14"/></text:span></text:p>
            <text:p text:style-name="P7"><text:span text:style-name="T5"><text:s text:c="4"/></text:span><text:span text:style-name="T5">assert(!(p &lt; q || q &lt; p)); <text:s text:c="3"/></text:span></text:p>
            <text:p text:style-name="P3"><text:span text:style-name="T5">}</text:span></text:p>
            <text:p text:style-name="P3"><text:span text:style-name="T9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Enable shared from this</text:p>
          </draw:text-box>
        </draw:frame>
        <draw:frame draw:style-name="gr56" draw:text-style-name="P4" draw:layer="layout" svg:width="26.469cm" svg:height="15.455cm" svg:x="1.224cm" svg:y="3.299cm">
          <draw:text-box>
            <text:p text:style-name="P3"><text:span text:style-name="T17">#include</text:span><text:span text:style-name="T5"> </text:span><text:span text:style-name="T3">&lt;memory&gt;</text:span></text:p>
            <text:p text:style-name="P3"><text:span text:style-name="T17">#include</text:span><text:span text:style-name="T5"> </text:span><text:span text:style-name="T3">&lt;cassert&gt;</text:span></text:p>
            <text:p text:style-name="P3"><text:span text:style-name="T5"/></text:p>
            <text:p text:style-name="P3"><text:span text:style-name="T7">class</text:span><text:span text:style-name="T5"> </text:span><text:span text:style-name="T18">Y</text:span><text:span text:style-name="T5"> </text:span></text:p>
            <text:p text:style-name="P3"><text:span text:style-name="T5">{</text:span></text:p>
            <text:p text:style-name="P3"><text:span text:style-name="T7">public</text:span><text:span text:style-name="T5">:</text:span></text:p>
            <text:p text:style-name="P3"><text:span text:style-name="T5"/></text:p>
            <text:p text:style-name="P7"><text:span text:style-name="T10"><text:s text:c="4"/></text:span><text:span text:style-name="T10">std::shared_ptr&lt;Y&gt; f() <text:s text:c="2"/></text:span><text:span text:style-name="T3">// </text:span><text:span text:style-name="T19">BAD!!!</text:span></text:p>
            <text:p text:style-name="P3"><text:span text:style-name="T5"><text:s text:c="4"/></text:span><text:span text:style-name="T5">{</text:span></text:p>
            <text:p text:style-name="P3"><text:span text:style-name="T5"><text:s text:c="8"/></text:span><text:span text:style-name="T7">return</text:span><text:span text:style-name="T5"> shared_ptr&lt;Y&gt;(</text:span><text:span text:style-name="T7">this</text:span><text:span text:style-name="T5">); <text:s/></text:span><text:span text:style-name="T3">// ???</text:span></text:p>
            <text:p text:style-name="P3"><text:span text:style-name="T5"><text:s text:c="4"/></text:span><text:span text:style-name="T5">}</text:span></text:p>
            <text:p text:style-name="P3"><text:span text:style-name="T5">};</text:span></text:p>
            <text:p text:style-name="P3"><text:span text:style-name="T5"/></text:p>
            <text:p text:style-name="P3"><text:span text:style-name="T4">int</text:span><text:span text:style-name="T5"> </text:span><text:span text:style-name="T6">main</text:span><text:span text:style-name="T5">()</text:span></text:p>
            <text:p text:style-name="P3"><text:span text:style-name="T5">{</text:span></text:p>
            <text:p text:style-name="P3"><text:span text:style-name="T5"><text:s text:c="4"/></text:span><text:span text:style-name="T5">std::shared_ptr&lt;Y&gt; p(</text:span><text:span text:style-name="T7">new</text:span><text:span text:style-name="T5"> Y);</text:span></text:p>
            <text:p text:style-name="P3"><text:span text:style-name="T5"><text:s text:c="4"/></text:span><text:span text:style-name="T5">std::shared_ptr&lt;Y&gt; q = p-&gt;f();</text:span></text:p>
            <text:p text:style-name="P7"><text:span text:style-name="T10"><text:s text:c="4"/></text:span><text:span text:style-name="T10">assert(p == q); <text:s text:c="14"/></text:span><text:span text:style-name="T3">// </text:span><text:span text:style-name="T19">failes</text:span></text:p>
            <text:p text:style-name="P7"><text:span text:style-name="T5"><text:s text:c="4"/></text:span><text:span text:style-name="T5">assert(!(p &lt; q || q &lt; p)); <text:s text:c="3"/></text:span><text:span text:style-name="T3">// </text:span><text:span text:style-name="T19">failes</text:span></text:p>
            <text:p text:style-name="P3"><text:span text:style-name="T5">}</text:span></text:p>
            <text:p text:style-name="P3"><text:span text:style-name="T9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Enable shared from this</text:p>
          </draw:text-box>
        </draw:frame>
        <draw:frame draw:style-name="gr57" draw:text-style-name="P4" draw:layer="layout" svg:width="26.469cm" svg:height="16.811cm" svg:x="1.224cm" svg:y="3.299cm">
          <draw:text-box>
            <text:p text:style-name="P3"><text:span text:style-name="T17">#include</text:span><text:span text:style-name="T5"> </text:span><text:span text:style-name="T3">&lt;memory&gt;</text:span></text:p>
            <text:p text:style-name="P3"><text:span text:style-name="T17">#include</text:span><text:span text:style-name="T5"> </text:span><text:span text:style-name="T3">&lt;cassert&gt;</text:span></text:p>
            <text:p text:style-name="P3"><text:span text:style-name="T5"/></text:p>
            <text:p text:style-name="P3"><text:span text:style-name="T7">class</text:span><text:span text:style-name="T5"> </text:span><text:span text:style-name="T18">Y</text:span><text:span text:style-name="T5"> </text:span></text:p>
            <text:p text:style-name="P3"><text:span text:style-name="T5">{</text:span></text:p>
            <text:p text:style-name="P3"><text:span text:style-name="T7">public</text:span><text:span text:style-name="T5">:</text:span></text:p>
            <text:p text:style-name="P3"><text:span text:style-name="T10"><text:s text:c="4"/></text:span><text:span text:style-name="T10">Y() : ptr_to_me(std::</text:span><text:span text:style-name="T5">shared_ptr&lt;Y&gt;(</text:span><text:span text:style-name="T7">this</text:span><text:span text:style-name="T5">)) { }</text:span></text:p>
            <text:p text:style-name="P3"><text:span text:style-name="T5"><text:s text:c="4"/></text:span><text:span text:style-name="T5">std::shared_ptr&lt;Y&gt; f()</text:span></text:p>
            <text:p text:style-name="P3"><text:span text:style-name="T5"><text:s text:c="4"/></text:span><text:span text:style-name="T5">{</text:span></text:p>
            <text:p text:style-name="P3"><text:span text:style-name="T5"><text:s text:c="8"/></text:span><text:span text:style-name="T7">return</text:span><text:span text:style-name="T5"> ptr_to_me; <text:s/></text:span><text:span text:style-name="T3">// ???</text:span></text:p>
            <text:p text:style-name="P3"><text:span text:style-name="T5"><text:s text:c="4"/></text:span><text:span text:style-name="T5">}</text:span></text:p>
            <text:p text:style-name="P3"><text:span text:style-name="T7">private</text:span><text:span text:style-name="T5">:</text:span></text:p>
            <text:p text:style-name="P7"><text:span text:style-name="T10"><text:s text:c="4"/></text:span><text:span text:style-name="T10">std::</text:span><text:span text:style-name="T5">shared_ptr&lt;Y&gt; ptr_to_me;</text:span></text:p>
            <text:p text:style-name="P3"><text:span text:style-name="T5">};</text:span></text:p>
            <text:p text:style-name="P3"><text:span text:style-name="T5"/></text:p>
            <text:p text:style-name="P3"><text:span text:style-name="T4">int</text:span><text:span text:style-name="T5"> </text:span><text:span text:style-name="T6">main</text:span><text:span text:style-name="T5">()</text:span></text:p>
            <text:p text:style-name="P3"><text:span text:style-name="T5">{</text:span></text:p>
            <text:p text:style-name="P3"><text:span text:style-name="T5"><text:s text:c="4"/></text:span><text:span text:style-name="T5">std::shared_ptr&lt;Y&gt; p(</text:span><text:span text:style-name="T7">new</text:span><text:span text:style-name="T5"> Y);</text:span></text:p>
            <text:p text:style-name="P3"><text:span text:style-name="T5"><text:s text:c="4"/></text:span><text:span text:style-name="T5">std::shared_ptr&lt;Y&gt; q = p-&gt;f();</text:span></text:p>
            <text:p text:style-name="P7"><text:span text:style-name="T10"><text:s text:c="4"/></text:span><text:span text:style-name="T10">assert(p == q); <text:s text:c="14"/></text:span></text:p>
            <text:p text:style-name="P7"><text:span text:style-name="T5"><text:s text:c="4"/></text:span><text:span text:style-name="T5">assert(!(p &lt; q || q &lt; p)); <text:s text:c="3"/></text:span><text:span text:style-name="T3"><text:s/></text:span></text:p>
            <text:p text:style-name="P3"><text:span text:style-name="T5">}</text:span></text:p>
            <text:p text:style-name="P3"><text:span text:style-name="T9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Enable shared from this</text:p>
          </draw:text-box>
        </draw:frame>
        <draw:frame draw:style-name="gr58" draw:text-style-name="P4" draw:layer="layout" svg:width="26.469cm" svg:height="16.811cm" svg:x="1.224cm" svg:y="3.299cm">
          <draw:text-box>
            <text:p text:style-name="P3"><text:span text:style-name="T17">#include</text:span><text:span text:style-name="T5"> </text:span><text:span text:style-name="T3">&lt;memory&gt;</text:span></text:p>
            <text:p text:style-name="P3"><text:span text:style-name="T17">#include</text:span><text:span text:style-name="T5"> </text:span><text:span text:style-name="T3">&lt;cassert&gt;</text:span></text:p>
            <text:p text:style-name="P3"><text:span text:style-name="T5"/></text:p>
            <text:p text:style-name="P3"><text:span text:style-name="T7">class</text:span><text:span text:style-name="T5"> </text:span><text:span text:style-name="T18">Y</text:span><text:span text:style-name="T5"> </text:span></text:p>
            <text:p text:style-name="P3"><text:span text:style-name="T5">{</text:span></text:p>
            <text:p text:style-name="P3"><text:span text:style-name="T7">public</text:span><text:span text:style-name="T5">:</text:span></text:p>
            <text:p text:style-name="P3"><text:span text:style-name="T10"><text:s text:c="4"/></text:span><text:span text:style-name="T10">Y() : ptr_to_me(std::</text:span><text:span text:style-name="T5">shared_ptr&lt;Y&gt;(</text:span><text:span text:style-name="T7">this</text:span><text:span text:style-name="T5">)) { }</text:span></text:p>
            <text:p text:style-name="P7"><text:span text:style-name="T10"><text:s text:c="4"/></text:span><text:span text:style-name="T10">std::shared_ptr&lt;Y&gt; f() <text:s/></text:span><text:span text:style-name="T3">// </text:span><text:span text:style-name="T19">BAD!!!</text:span></text:p>
            <text:p text:style-name="P3"><text:span text:style-name="T5"><text:s text:c="4"/></text:span><text:span text:style-name="T5">{</text:span></text:p>
            <text:p text:style-name="P3"><text:span text:style-name="T5"><text:s text:c="8"/></text:span><text:span text:style-name="T7">return</text:span><text:span text:style-name="T5"> ptr_to_me; <text:s/></text:span><text:span text:style-name="T3">// ???</text:span></text:p>
            <text:p text:style-name="P3"><text:span text:style-name="T5"><text:s text:c="4"/></text:span><text:span text:style-name="T5">}</text:span></text:p>
            <text:p text:style-name="P3"><text:span text:style-name="T7">private</text:span><text:span text:style-name="T5">:</text:span></text:p>
            <text:p text:style-name="P7"><text:span text:style-name="T10"><text:s text:c="4"/></text:span><text:span text:style-name="T10">std::</text:span><text:span text:style-name="T5">shared_ptr&lt;Y&gt; ptr_to_me;</text:span></text:p>
            <text:p text:style-name="P3"><text:span text:style-name="T5">};</text:span></text:p>
            <text:p text:style-name="P3"><text:span text:style-name="T5"/></text:p>
            <text:p text:style-name="P3"><text:span text:style-name="T4">int</text:span><text:span text:style-name="T5"> </text:span><text:span text:style-name="T6">main</text:span><text:span text:style-name="T5">()</text:span></text:p>
            <text:p text:style-name="P3"><text:span text:style-name="T5">{</text:span></text:p>
            <text:p text:style-name="P3"><text:span text:style-name="T5"><text:s text:c="4"/></text:span><text:span text:style-name="T5">std::shared_ptr&lt;Y&gt; p(</text:span><text:span text:style-name="T7">new</text:span><text:span text:style-name="T5"> Y);</text:span></text:p>
            <text:p text:style-name="P3"><text:span text:style-name="T5"><text:s text:c="4"/></text:span><text:span text:style-name="T5">std::shared_ptr&lt;Y&gt; q = p-&gt;f();</text:span></text:p>
            <text:p text:style-name="P7"><text:span text:style-name="T10"><text:s text:c="4"/></text:span><text:span text:style-name="T10">assert(p == q); <text:s text:c="14"/></text:span></text:p>
            <text:p text:style-name="P7"><text:span text:style-name="T5"><text:s text:c="4"/></text:span><text:span text:style-name="T5">assert(!(p &lt; q || q &lt; p)); <text:s text:c="3"/></text:span><text:span text:style-name="T3"><text:s/></text:span></text:p>
            <text:p text:style-name="P3"><text:span text:style-name="T5">}</text:span></text:p>
            <text:p text:style-name="P3"><text:span text:style-name="T9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Enable shared from this</text:p>
          </draw:text-box>
        </draw:frame>
        <draw:frame draw:style-name="gr59" draw:text-style-name="P4" draw:layer="layout" svg:width="26.469cm" svg:height="15.455cm" svg:x="1.224cm" svg:y="3.299cm">
          <draw:text-box>
            <text:p text:style-name="P3"><text:span text:style-name="T17">#include</text:span><text:span text:style-name="T5"> </text:span><text:span text:style-name="T3">&lt;memory&gt;</text:span></text:p>
            <text:p text:style-name="P3"><text:span text:style-name="T17">#include</text:span><text:span text:style-name="T5"> </text:span><text:span text:style-name="T3">&lt;cassert&gt;</text:span></text:p>
            <text:p text:style-name="P3"><text:span text:style-name="T5"/></text:p>
            <text:p text:style-name="P3"><text:span text:style-name="T7">class</text:span><text:span text:style-name="T5"> </text:span><text:span text:style-name="T18">Y</text:span><text:span text:style-name="T5"> : </text:span><text:span text:style-name="T7">public</text:span><text:span text:style-name="T5"> std::enable_shared_from_this&lt;Y&gt;</text:span></text:p>
            <text:p text:style-name="P3"><text:span text:style-name="T5">{</text:span></text:p>
            <text:p text:style-name="P3"><text:span text:style-name="T7">public</text:span><text:span text:style-name="T5">:</text:span></text:p>
            <text:p text:style-name="P3"><text:span text:style-name="T5"/></text:p>
            <text:p text:style-name="P7"><text:span text:style-name="T10"><text:s text:c="4"/></text:span><text:span text:style-name="T10">std::shared_ptr&lt;Y&gt; f() <text:s/></text:span><text:span text:style-name="T3">// OK</text:span></text:p>
            <text:p text:style-name="P3"><text:span text:style-name="T5"><text:s text:c="4"/></text:span><text:span text:style-name="T5">{</text:span></text:p>
            <text:p text:style-name="P3"><text:span text:style-name="T5"><text:s text:c="8"/></text:span><text:span text:style-name="T7">return</text:span><text:span text:style-name="T5"> shared_from_this();</text:span></text:p>
            <text:p text:style-name="P3"><text:span text:style-name="T5"><text:s text:c="4"/></text:span><text:span text:style-name="T5">}</text:span></text:p>
            <text:p text:style-name="P3"><text:span text:style-name="T5">};</text:span></text:p>
            <text:p text:style-name="P3"><text:span text:style-name="T5"/></text:p>
            <text:p text:style-name="P3"><text:span text:style-name="T4">int</text:span><text:span text:style-name="T5"> </text:span><text:span text:style-name="T6">main</text:span><text:span text:style-name="T5">()</text:span></text:p>
            <text:p text:style-name="P3"><text:span text:style-name="T5">{</text:span></text:p>
            <text:p text:style-name="P3"><text:span text:style-name="T5"><text:s text:c="4"/></text:span><text:span text:style-name="T5">std::shared_ptr&lt;Y&gt; p(</text:span><text:span text:style-name="T7">new</text:span><text:span text:style-name="T5"> Y);</text:span></text:p>
            <text:p text:style-name="P3"><text:span text:style-name="T5"><text:s text:c="4"/></text:span><text:span text:style-name="T5">std::shared_ptr&lt;Y&gt; q = p-&gt;f();</text:span></text:p>
            <text:p text:style-name="P3"><text:span text:style-name="T5"><text:s text:c="4"/></text:span><text:span text:style-name="T5">assert(p == q);</text:span></text:p>
            <text:p text:style-name="P3"><text:span text:style-name="T5"><text:s text:c="4"/></text:span><text:span text:style-name="T5">assert(!(p &lt; q || q &lt; p)); </text:span><text:span text:style-name="T3">// p and q share ownership</text:span></text:p>
            <text:p text:style-name="P3"><text:span text:style-name="T5">}</text:span></text:p>
            <text:p text:style-name="P3"><text:span text:style-name="T9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Make functions </text:p>
          </draw:text-box>
        </draw:frame>
        <draw:frame draw:style-name="gr60" draw:text-style-name="P4" draw:layer="layout" svg:width="26.469cm" svg:height="13.283cm" svg:x="1.224cm" svg:y="3.199cm">
          <draw:text-box>
            <text:p text:style-name="P3"><text:span text:style-name="T3">// For unique_ptr</text:span></text:p>
            <text:p text:style-name="P3"><text:span text:style-name="T3">// default constructor of T</text:span></text:p>
            <text:p text:style-name="P3"><text:span text:style-name="T5">std::unique_ptr&lt;T&gt; v1 = std::make_unique&lt;T&gt;();</text:span></text:p>
            <text:p text:style-name="P3"><text:span text:style-name="T3">// constructor with params </text:span></text:p>
            <text:p text:style-name="P3"><text:span text:style-name="T5">std::unique_ptr&lt;T&gt; v2 = std::make_unique&lt;T&gt;(x,y,z); </text:span></text:p>
            <text:p text:style-name="P3"><text:span text:style-name="T3">// array of 5 elements</text:span></text:p>
            <text:p text:style-name="P3"><text:span text:style-name="T5">std::unique_ptr&lt;T[]&gt; v3 = std::make_unique&lt;T[]&gt;(</text:span><text:span text:style-name="T8">5</text:span><text:span text:style-name="T5">); </text:span></text:p>
            <text:p text:style-name="P3"><text:span text:style-name="T5"/></text:p>
            <text:p text:style-name="P3"><text:span text:style-name="T50">// similar methods for shared_ptr</text:span></text:p>
            <text:p text:style-name="P3"><text:span text:style-name="T9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Make functions </text:p>
          </draw:text-box>
        </draw:frame>
        <draw:frame draw:style-name="gr61" draw:text-style-name="P4" draw:layer="layout" svg:width="26.469cm" svg:height="13.283cm" svg:x="1.224cm" svg:y="3.199cm">
          <draw:text-box>
            <text:p text:style-name="P3"><text:span text:style-name="T3">// For shared_ptr</text:span></text:p>
            <text:p text:style-name="P3"><text:span text:style-name="T3">// default constructor of T</text:span></text:p>
            <text:p text:style-name="P3"><text:span text:style-name="T10">std::shared_ptr&lt;T&gt; v1 = std::make_</text:span><text:span text:style-name="T5">shared&lt;T&gt;();</text:span></text:p>
            <text:p text:style-name="P3"><text:span text:style-name="T3">// constructor with params </text:span></text:p>
            <text:p text:style-name="P3"><text:span text:style-name="T10">std::shared_ptr&lt;T&gt; v2 = std::make_</text:span><text:span text:style-name="T5">shared&lt;T&gt;(x,y,z); </text:span></text:p>
            <text:p text:style-name="P3"><text:span text:style-name="T3">// array of 5 elements</text:span></text:p>
            <text:p text:style-name="P3"><text:span text:style-name="T10">std::shared_ptr&lt;T[]&gt; v3 = std::make_</text:span><text:span text:style-name="T5">shared&lt;T[]&gt;(</text:span><text:span text:style-name="T8">5</text:span><text:span text:style-name="T5">); </text:span></text:p>
            <text:p text:style-name="P3"><text:span text:style-name="T5"/></text:p>
            <text:p text:style-name="P3"><text:span text:style-name="T50"/></text:p>
            <text:p text:style-name="P3"><text:span text:style-name="T9"/></text:p>
          </draw:text-box>
        </draw:frame>
        <draw:g>
          <draw:custom-shape draw:style-name="gr49" draw:text-style-name="P18" draw:layer="layout" svg:width="2.794cm" svg:height="2.032cm" svg:x="2.202cm" svg:y="11.654cm">
            <text:p text:style-name="P18"><text:span text:style-name="T54">shared_pt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9" xml:id="id4" draw:id="id4" draw:layer="layout" svg:width="2.594cm" svg:height="2.032cm" svg:x="2.202cm" svg:y="16.256cm">
            <text:p text:style-name="P18"><text:span text:style-name="T54">weak_ptr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8.382cm" svg:height="1.578cm" svg:x="14.732cm" svg:y="12.13cm">
            <text:p text:style-name="P20"><text:span text:style-name="T46">object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22" xml:id="id7" draw:id="id7" draw:layer="layout" svg:width="4.302cm" svg:height="1.554cm" svg:x="10.33cm" svg:y="12.154cm">
            <text:p text:style-name="P18"><text:span text:style-name="T54"/></text:p>
            <text:p text:style-name="P18"><text:span text:style-name="T54">ShCnt</text:span></text:p>
            <text:p text:style-name="P18"><text:span text:style-name="T54">WkCnt</text:span></text:p>
            <text:p text:style-name="P18"><text:span text:style-name="T54">PtrToObj</text:span></text:p>
            <text:p text:style-name="P18"><text:span text:style-name="T54"/></text:p>
            <draw:enhanced-geometry svg:viewBox="0 0 21600 21600" draw:type="rectangle" draw:enhanced-path="M 0 0 L 21600 0 21600 21600 0 21600 0 0 Z N"/>
          </draw:custom-shape>
          <draw:line draw:style-name="gr53" draw:text-style-name="P23" xml:id="id5" draw:id="id5" draw:layer="layout" svg:x1="4.996cm" svg:y1="12.746cm" svg:x2="10.33cm" svg:y2="12.746cm">
            <text:p/>
          </draw:line>
          <draw:connector draw:style-name="gr53" draw:text-style-name="P23" draw:layer="layout" svg:x1="4.796cm" svg:y1="17.272cm" svg:x2="10.295cm" svg:y2="13.327cm" draw:start-shape="id4" draw:start-glue-point="1" svg:d="M4796 17272h3000v-3945h2499" svg:viewBox="0 0 5500 3946">
            <text:p/>
          </draw:connector>
          <draw:connector draw:style-name="gr64" draw:text-style-name="P23" draw:layer="layout" draw:type="curve" svg:x1="4.996cm" svg:y1="12.746cm" svg:x2="14.682cm" svg:y2="12.154cm" draw:start-shape="id5" draw:start-glue-point="3" draw:end-shape="id6" draw:end-glue-point="0" svg:d="M4996 12746c0-1638 9686-1342 9686-592" svg:viewBox="0 0 9687 1196">
            <text:p/>
          </draw:connector>
          <draw:custom-shape draw:style-name="gr65" draw:text-style-name="P25" xml:id="id6" draw:id="id6" draw:layer="layout" svg:width="0.1cm" svg:height="1.554cm" svg:x="14.632cm" svg:y="12.154cm">
            <text:p/>
            <draw:enhanced-geometry svg:viewBox="0 0 21600 21600" draw:type="rectangle" draw:enhanced-path="M 0 0 L 21600 0 21600 21600 0 21600 0 0 Z N"/>
          </draw:custom-shape>
          <draw:connector draw:style-name="gr64" draw:text-style-name="P23" draw:layer="layout" draw:type="curve" svg:x1="12.481cm" svg:y1="13.708cm" svg:x2="14.682cm" svg:y2="13.708cm" draw:start-shape="id7" draw:end-shape="id6" draw:end-glue-point="2" svg:d="M12481 13708c0 829 2201 829 2201 0" svg:viewBox="0 0 2202 623">
            <text:p/>
          </draw:connector>
        </draw:g>
        <presentation:notes draw:style-name="dp3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rap: exception safety</text:p>
          </draw:text-box>
        </draw:frame>
        <draw:frame draw:style-name="gr66" draw:text-style-name="P4" draw:layer="layout" svg:width="26.469cm" svg:height="8.636cm" svg:x="1.217cm" svg:y="4.145cm">
          <draw:text-box>
            <text:p text:style-name="P3"><text:span text:style-name="T4">int</text:span><text:span text:style-name="T5"> </text:span><text:span text:style-name="T6">f</text:span><text:span text:style-name="T5">(); </text:span><text:span text:style-name="T3">// may throw exception</text:span></text:p>
            <text:p text:style-name="P3"><text:span text:style-name="T5"/></text:p>
            <text:p text:style-name="P3"><text:span text:style-name="T3">// possible memory leak</text:span></text:p>
            <text:p text:style-name="P3"><text:span text:style-name="T5">std::pair&lt;std::unique_ptr&lt;MyClass&gt;,</text:span><text:span text:style-name="T4">int</text:span><text:span text:style-name="T5">&gt; foo()</text:span></text:p>
            <text:p text:style-name="P3"><text:span text:style-name="T5">{</text:span></text:p>
            <text:p text:style-name="P3"><text:span text:style-name="T5"><text:s text:c="2"/></text:span><text:span text:style-name="T7">return</text:span><text:span text:style-name="T5"> std::make_pair(std::unique&lt;MyClass&gt;(</text:span><text:span text:style-name="T7">new</text:span><text:span text:style-name="T5"> MyClass()), f());</text:span></text:p>
            <text:p text:style-name="P3"><text:span text:style-name="T5">}</text:span></text:p>
            <text:p text:style-name="P3"><text:span text:style-name="T9"/></text:p>
            <text:p text:style-name="P3"><text:span text:style-name="T50"/></text:p>
            <text:p text:style-name="P3"><text:span text:style-name="T9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rap: exception safety</text:p>
          </draw:text-box>
        </draw:frame>
        <draw:frame draw:style-name="gr67" draw:text-style-name="P4" draw:layer="layout" svg:width="26.469cm" svg:height="8.939cm" svg:x="1.217cm" svg:y="4.145cm">
          <draw:text-box>
            <text:p text:style-name="P3"><text:span text:style-name="T4">int</text:span><text:span text:style-name="T5"> </text:span><text:span text:style-name="T6">f</text:span><text:span text:style-name="T5">(); </text:span><text:span text:style-name="T3">// may throw exception</text:span></text:p>
            <text:p text:style-name="P3"><text:span text:style-name="T5"/></text:p>
            <text:p text:style-name="P3"><text:span text:style-name="T3">// possible memory leak</text:span></text:p>
            <text:p text:style-name="P3"><text:span text:style-name="T5">std::pair&lt;std::unique_ptr&lt;MyClass&gt;,</text:span><text:span text:style-name="T4">int</text:span><text:span text:style-name="T5">&gt; foo()</text:span></text:p>
            <text:p text:style-name="P3"><text:span text:style-name="T5">{</text:span></text:p>
            <text:p text:style-name="P3"><text:span text:style-name="T5"><text:s text:c="2"/></text:span><text:span text:style-name="T7">return</text:span><text:span text:style-name="T5"> std::make_pair(std::unique&lt;MyClass&gt;(</text:span><text:span text:style-name="T7">new</text:span><text:span text:style-name="T5"> MyClass()), f());</text:span></text:p>
            <text:p text:style-name="P3"><text:span text:style-name="T5">}</text:span></text:p>
            <text:p text:style-name="P3"><text:span text:style-name="T5"/></text:p>
            <text:p text:style-name="P3"><text:span text:style-name="T5"/></text:p>
            <text:p text:style-name="P3"><text:span text:style-name="T8">1.</text:span><text:span text:style-name="T5"> Runs </text:span><text:span text:style-name="T7">new</text:span><text:span text:style-name="T5"> MyClass</text:span></text:p>
            <text:p text:style-name="P3"><text:span text:style-name="T8">2.</text:span><text:span text:style-name="T5"> Runs f() and </text:span><text:span text:style-name="T7">throw</text:span><text:span text:style-name="T5"> exception</text:span></text:p>
            <text:p text:style-name="P3"><text:span text:style-name="T8">3.</text:span><text:span text:style-name="T5"> std::unique_ptr constructor is not called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rap: exception safety</text:p>
          </draw:text-box>
        </draw:frame>
        <draw:frame draw:style-name="gr68" draw:text-style-name="P4" draw:layer="layout" svg:width="26.469cm" svg:height="13.211cm" svg:x="1.217cm" svg:y="4.145cm">
          <draw:text-box>
            <text:p text:style-name="P3"><text:span text:style-name="T4">int</text:span><text:span text:style-name="T5"> </text:span><text:span text:style-name="T6">f</text:span><text:span text:style-name="T5">(); </text:span><text:span text:style-name="T3">// may throw exception</text:span></text:p>
            <text:p text:style-name="P3"><text:span text:style-name="T5"/></text:p>
            <text:p text:style-name="P3"><text:span text:style-name="T3">// possible memory leak</text:span></text:p>
            <text:p text:style-name="P3"><text:span text:style-name="T5">std::pair&lt;std::unique_ptr&lt;MyClass&gt;,</text:span><text:span text:style-name="T4">int</text:span><text:span text:style-name="T5">&gt; foo()</text:span></text:p>
            <text:p text:style-name="P3"><text:span text:style-name="T5">{</text:span></text:p>
            <text:p text:style-name="P3"><text:span text:style-name="T5"><text:s text:c="2"/></text:span><text:span text:style-name="T7">return</text:span><text:span text:style-name="T5"> std::make_pair(std::unique&lt;MyClass&gt;(</text:span><text:span text:style-name="T7">new</text:span><text:span text:style-name="T5"> MyClass()), f());</text:span></text:p>
            <text:p text:style-name="P3"><text:span text:style-name="T5">}</text:span></text:p>
            <text:p text:style-name="P3"><text:span text:style-name="T5"/></text:p>
            <text:p text:style-name="P3"><text:span text:style-name="T5"/></text:p>
            <text:p text:style-name="P3"><text:span text:style-name="T4">int</text:span><text:span text:style-name="T5"> f(); </text:span><text:span text:style-name="T3">// may throw exception</text:span></text:p>
            <text:p text:style-name="P3"><text:span text:style-name="T5"/></text:p>
            <text:p text:style-name="P3"><text:span text:style-name="T3">// safe</text:span></text:p>
            <text:p text:style-name="P3"><text:span text:style-name="T5">std::pair&lt;std::unique_ptr&lt;MyClass&gt;,</text:span><text:span text:style-name="T4">int</text:span><text:span text:style-name="T5">&gt; foo()</text:span></text:p>
            <text:p text:style-name="P3"><text:span text:style-name="T5">{</text:span></text:p>
            <text:p text:style-name="P3"><text:span text:style-name="T5"><text:s text:c="2"/></text:span><text:span text:style-name="T7">return</text:span><text:span text:style-name="T5"> std::make_pair(std::make_unique&lt;MyClass&gt;(), f());</text:span></text:p>
            <text:p text:style-name="P3"><text:span text:style-name="T5">}</text:span></text:p>
            <text:p text:style-name="P3"><text:span text:style-name="T9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rap: exception safety</text:p>
          </draw:text-box>
        </draw:frame>
        <draw:frame draw:style-name="gr69" draw:text-style-name="P4" draw:layer="layout" svg:width="26.469cm" svg:height="13.211cm" svg:x="1.217cm" svg:y="4.145cm">
          <draw:text-box>
            <text:p text:style-name="P3"><text:span text:style-name="T4">int</text:span><text:span text:style-name="T5"> </text:span><text:span text:style-name="T6">f</text:span><text:span text:style-name="T5">(); </text:span><text:span text:style-name="T3">// may throw exception</text:span></text:p>
            <text:p text:style-name="P3"><text:span text:style-name="T5"/></text:p>
            <text:p text:style-name="P3"><text:span text:style-name="T3">// possible memory leak</text:span></text:p>
            <text:p text:style-name="P3"><text:span text:style-name="T5">std::pair&lt;std::unique_ptr&lt;MyClass&gt;,</text:span><text:span text:style-name="T4">int</text:span><text:span text:style-name="T5">&gt; foo()</text:span></text:p>
            <text:p text:style-name="P3"><text:span text:style-name="T5">{</text:span></text:p>
            <text:p text:style-name="P3"><text:span text:style-name="T5"><text:s text:c="2"/></text:span><text:span text:style-name="T7">return</text:span><text:span text:style-name="T5"> std::make_pair(std::unique&lt;MyClass&gt;(</text:span><text:span text:style-name="T7">new</text:span><text:span text:style-name="T5"> MyClass()), f());</text:span></text:p>
            <text:p text:style-name="P3"><text:span text:style-name="T5">}</text:span></text:p>
            <text:p text:style-name="P3"><text:span text:style-name="T5"/></text:p>
            <text:p text:style-name="P3"><text:span text:style-name="T5"/></text:p>
            <text:p text:style-name="P3"><text:span text:style-name="T4">int</text:span><text:span text:style-name="T5"> f(); </text:span><text:span text:style-name="T3">// may throw exception</text:span></text:p>
            <text:p text:style-name="P3"><text:span text:style-name="T5"/></text:p>
            <text:p text:style-name="P3"><text:span text:style-name="T3">// safe</text:span></text:p>
            <text:p text:style-name="P3"><text:span text:style-name="T5">std::pair&lt;std::unique_ptr&lt;MyClass&gt;,</text:span><text:span text:style-name="T4">int</text:span><text:span text:style-name="T5">&gt; foo()</text:span></text:p>
            <text:p text:style-name="P3"><text:span text:style-name="T5">{</text:span></text:p>
            <text:p text:style-name="P3"><text:span text:style-name="T5"><text:s text:c="2"/></text:span><text:span text:style-name="T7">return</text:span><text:span text:style-name="T5"> std::make_pair(std::make_unique&lt;MyClass&gt;(), f());</text:span></text:p>
            <text:p text:style-name="P3"><text:span text:style-name="T5">}</text:span></text:p>
            <text:p text:style-name="P3"><text:span text:style-name="T9"/></text:p>
          </draw:text-box>
        </draw:frame>
        <draw:frame presentation:style-name="pr1" draw:text-style-name="P26" draw:layer="layout" svg:width="25.199cm" svg:height="3.506cm" svg:x="1.27cm" svg:y="16.002cm" presentation:class="title" presentation:user-transformed="true">
          <draw:text-box>
            <text:p><text:span text:style-name="T55">No news – good news!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rap: overuse of memory</text:p>
          </draw:text-box>
        </draw:frame>
        <draw:custom-shape draw:style-name="gr49" draw:text-style-name="P18" xml:id="id8" draw:id="id8" draw:layer="layout" svg:width="2.794cm" svg:height="2.032cm" svg:x="2.54cm" svg:y="5.75cm">
          <text:p text:style-name="P18"><text:span text:style-name="T54">shared_ptr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2.594cm" svg:height="2.032cm" svg:x="2.54cm" svg:y="9.652cm">
          <text:p text:style-name="P18"><text:span text:style-name="T54">weak_ptr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xml:id="id10" draw:id="id10" draw:layer="layout" svg:width="8.382cm" svg:height="1.524cm" svg:x="14.97cm" svg:y="5.126cm">
          <text:p text:style-name="P20"><text:span text:style-name="T46">object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xml:id="id9" draw:id="id9" draw:layer="layout" svg:width="2.54cm" svg:height="5.334cm" svg:x="9.198cm" svg:y="9.652cm">
          <text:p text:style-name="P18"><text:span text:style-name="T54"/></text:p>
          <text:p text:style-name="P18"><text:span text:style-name="T54">ShCnt</text:span></text:p>
          <text:p text:style-name="P18"><text:span text:style-name="T54"/></text:p>
          <text:p text:style-name="P18"><text:span text:style-name="T54">WkCnt</text:span></text:p>
          <text:p text:style-name="P18"><text:span text:style-name="T54"/></text:p>
          <text:p text:style-name="P18"><text:span text:style-name="T54">PtrToObj</text:span></text:p>
          <text:p text:style-name="P18"><text:span text:style-name="T54"/></text:p>
          <text:p text:style-name="P18"><text:span text:style-name="T54">Deleter</text:span></text:p>
          <text:p text:style-name="P18"><text:span text:style-name="T54"/></text:p>
          <text:p text:style-name="P18"><text:span text:style-name="T54">Allocator</text:span></text:p>
          <text:p text:style-name="P18"><text:span text:style-name="T54"/></text:p>
          <draw:enhanced-geometry svg:viewBox="0 0 21600 21600" draw:type="rectangle" draw:enhanced-path="M 0 0 L 21600 0 21600 21600 0 21600 0 0 Z N"/>
        </draw:custom-shape>
        <draw:line draw:style-name="gr53" draw:text-style-name="P23" draw:layer="layout" svg:x1="5.18cm" svg:y1="10.922cm" svg:x2="9.244cm" svg:y2="10.922cm">
          <text:p/>
        </draw:line>
        <draw:connector draw:style-name="gr53" draw:text-style-name="P23" draw:layer="layout" svg:x1="5.334cm" svg:y1="6.766cm" svg:x2="9.189cm" svg:y2="10.185cm" draw:start-shape="id8" svg:d="M5334 6766h2178v3419h1677" svg:viewBox="0 0 3856 3420">
          <text:p/>
        </draw:connector>
        <draw:line draw:style-name="gr53" draw:text-style-name="P23" draw:layer="layout" svg:x1="5.334cm" svg:y1="6.358cm" svg:x2="14.986cm" svg:y2="6.358cm">
          <text:p/>
        </draw:line>
        <draw:connector draw:style-name="gr54" draw:text-style-name="P24" draw:layer="layout" svg:x1="11.738cm" svg:y1="12.319cm" svg:x2="14.97cm" svg:y2="5.888cm" draw:start-shape="id9" draw:start-glue-point="1" draw:end-shape="id10" svg:d="M11738 12319h1616v-6431h1616" svg:viewBox="0 0 3233 6432">
          <text:p/>
        </draw:connector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rap: overuse of memory</text:p>
          </draw:text-box>
        </draw:frame>
        <draw:custom-shape draw:style-name="gr49" draw:text-style-name="P18" xml:id="id11" draw:id="id11" draw:layer="layout" svg:width="2.794cm" svg:height="2.032cm" svg:x="2.54cm" svg:y="5.75cm">
          <text:p text:style-name="P18"><text:span text:style-name="T54">shared_ptr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2.594cm" svg:height="2.032cm" svg:x="2.54cm" svg:y="9.652cm">
          <text:p text:style-name="P18"><text:span text:style-name="T54">weak_ptr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xml:id="id13" draw:id="id13" draw:layer="layout" svg:width="8.382cm" svg:height="1.524cm" svg:x="14.97cm" svg:y="5.126cm">
          <text:p text:style-name="P20"><text:span text:style-name="T46">object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xml:id="id12" draw:id="id12" draw:layer="layout" svg:width="2.54cm" svg:height="5.334cm" svg:x="9.198cm" svg:y="9.652cm">
          <text:p text:style-name="P18"><text:span text:style-name="T54"/></text:p>
          <text:p text:style-name="P18"><text:span text:style-name="T54">ShCnt</text:span></text:p>
          <text:p text:style-name="P18"><text:span text:style-name="T54"/></text:p>
          <text:p text:style-name="P18"><text:span text:style-name="T54">WkCnt</text:span></text:p>
          <text:p text:style-name="P18"><text:span text:style-name="T54"/></text:p>
          <text:p text:style-name="P18"><text:span text:style-name="T54">PtrToObj</text:span></text:p>
          <text:p text:style-name="P18"><text:span text:style-name="T54"/></text:p>
          <text:p text:style-name="P18"><text:span text:style-name="T54">Deleter</text:span></text:p>
          <text:p text:style-name="P18"><text:span text:style-name="T54"/></text:p>
          <text:p text:style-name="P18"><text:span text:style-name="T54">Allocator</text:span></text:p>
          <text:p text:style-name="P18"><text:span text:style-name="T54"/></text:p>
          <draw:enhanced-geometry svg:viewBox="0 0 21600 21600" draw:type="rectangle" draw:enhanced-path="M 0 0 L 21600 0 21600 21600 0 21600 0 0 Z N"/>
        </draw:custom-shape>
        <draw:line draw:style-name="gr53" draw:text-style-name="P23" draw:layer="layout" svg:x1="5.18cm" svg:y1="10.922cm" svg:x2="9.244cm" svg:y2="10.922cm">
          <text:p/>
        </draw:line>
        <draw:connector draw:style-name="gr53" draw:text-style-name="P23" draw:layer="layout" svg:x1="5.334cm" svg:y1="6.766cm" svg:x2="9.189cm" svg:y2="10.185cm" draw:start-shape="id11" svg:d="M5334 6766h2178v3419h1677" svg:viewBox="0 0 3856 3420">
          <text:p/>
        </draw:connector>
        <draw:line draw:style-name="gr53" draw:text-style-name="P23" draw:layer="layout" svg:x1="5.334cm" svg:y1="6.358cm" svg:x2="14.986cm" svg:y2="6.358cm">
          <text:p/>
        </draw:line>
        <draw:connector draw:style-name="gr54" draw:text-style-name="P24" draw:layer="layout" svg:x1="11.738cm" svg:y1="12.319cm" svg:x2="14.97cm" svg:y2="5.888cm" draw:start-shape="id12" draw:start-glue-point="1" draw:end-shape="id13" svg:d="M11738 12319h1616v-6431h1616" svg:viewBox="0 0 3233 6432">
          <text:p/>
        </draw:connector>
        <draw:line draw:style-name="gr70" draw:text-style-name="P23" draw:layer="layout" svg:x1="2.314cm" svg:y1="8.236cm" svg:x2="5.87cm" svg:y2="4.172cm">
          <text:p/>
        </draw:line>
        <draw:line draw:style-name="gr71" draw:text-style-name="P23" draw:layer="layout" svg:x1="2.06cm" svg:y1="3.918cm" svg:x2="5.616cm" svg:y2="8.49cm">
          <text:p/>
        </draw:line>
        <draw:line draw:style-name="gr70" draw:text-style-name="P23" draw:layer="layout" svg:x1="17.526cm" svg:y1="7.874cm" svg:x2="21.082cm" svg:y2="3.81cm">
          <text:p/>
        </draw:line>
        <draw:line draw:style-name="gr71" draw:text-style-name="P23" draw:layer="layout" svg:x1="17.272cm" svg:y1="3.556cm" svg:x2="20.828cm" svg:y2="8.128cm">
          <text:p/>
        </draw:line>
        <presentation:notes draw:style-name="dp3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rap: overuse of memory</text:p>
          </draw:text-box>
        </draw:frame>
        <draw:custom-shape draw:style-name="gr50" draw:text-style-name="P19" draw:layer="layout" svg:width="2.594cm" svg:height="2.032cm" svg:x="2.54cm" svg:y="9.652cm">
          <text:p text:style-name="P18"><text:span text:style-name="T54">weak_ptr</text:span></text:p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2.54cm" svg:height="3.556cm" svg:x="9.198cm" svg:y="9.652cm">
          <text:p text:style-name="P18"><text:span text:style-name="T54">ShCnt</text:span></text:p>
          <text:p text:style-name="P18"><text:span text:style-name="T54"/></text:p>
          <text:p text:style-name="P18"><text:span text:style-name="T54">WkCnt</text:span></text:p>
          <text:p text:style-name="P18"><text:span text:style-name="T54"/></text:p>
          <text:p text:style-name="P18"><text:span text:style-name="T54">PtrToObj</text:span></text:p>
          <text:p text:style-name="P18"><text:span text:style-name="T54"/></text:p>
          <draw:enhanced-geometry svg:viewBox="0 0 21600 21600" draw:type="rectangle" draw:enhanced-path="M 0 0 L 21600 0 21600 21600 0 21600 0 0 Z N"/>
        </draw:custom-shape>
        <draw:line draw:style-name="gr53" draw:text-style-name="P23" draw:layer="layout" svg:x1="5.18cm" svg:y1="10.922cm" svg:x2="9.244cm" svg:y2="10.922cm">
          <text:p/>
        </draw:line>
        <draw:custom-shape draw:style-name="gr52" draw:text-style-name="P22" draw:layer="layout" svg:width="2.54cm" svg:height="5.334cm" svg:x="9.198cm" svg:y="9.652cm">
          <text:p text:style-name="P18"><text:span text:style-name="T54"/></text:p>
          <text:p text:style-name="P18"><text:span text:style-name="T54">ShCnt</text:span></text:p>
          <text:p text:style-name="P18"><text:span text:style-name="T54"/></text:p>
          <text:p text:style-name="P18"><text:span text:style-name="T54">WkCnt</text:span></text:p>
          <text:p text:style-name="P18"><text:span text:style-name="T54"/></text:p>
          <text:p text:style-name="P18"><text:span text:style-name="T54">PtrToObj</text:span></text:p>
          <text:p text:style-name="P18"><text:span text:style-name="T54"/></text:p>
          <text:p text:style-name="P18"><text:span text:style-name="T54">Deleter</text:span></text:p>
          <text:p text:style-name="P18"><text:span text:style-name="T54"/></text:p>
          <text:p text:style-name="P18"><text:span text:style-name="T54">Allocator</text:span></text:p>
          <text:p text:style-name="P18"><text:span text:style-name="T54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rap: overuse of memory</text:p>
          </draw:text-box>
        </draw:frame>
        <draw:g>
          <draw:custom-shape draw:style-name="gr49" draw:text-style-name="P18" draw:layer="layout" svg:width="2.794cm" svg:height="2.032cm" svg:x="2.54cm" svg:y="5.05cm">
            <text:p text:style-name="P18"><text:span text:style-name="T54">shared_pt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9" xml:id="id14" draw:id="id14" draw:layer="layout" svg:width="2.594cm" svg:height="2.032cm" svg:x="2.54cm" svg:y="9.652cm">
            <text:p text:style-name="P18"><text:span text:style-name="T54">weak_ptr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8.382cm" svg:height="1.578cm" svg:x="15.07cm" svg:y="5.526cm">
            <text:p text:style-name="P20"><text:span text:style-name="T46">object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22" xml:id="id17" draw:id="id17" draw:layer="layout" svg:width="4.302cm" svg:height="1.554cm" svg:x="10.668cm" svg:y="5.55cm">
            <text:p text:style-name="P18"><text:span text:style-name="T54"/></text:p>
            <text:p text:style-name="P18"><text:span text:style-name="T54">ShCnt</text:span></text:p>
            <text:p text:style-name="P18"><text:span text:style-name="T54">WkCnt</text:span></text:p>
            <text:p text:style-name="P18"><text:span text:style-name="T54">PtrToObj</text:span></text:p>
            <text:p text:style-name="P18"><text:span text:style-name="T54"/></text:p>
            <draw:enhanced-geometry svg:viewBox="0 0 21600 21600" draw:type="rectangle" draw:enhanced-path="M 0 0 L 21600 0 21600 21600 0 21600 0 0 Z N"/>
          </draw:custom-shape>
          <draw:line draw:style-name="gr53" draw:text-style-name="P23" xml:id="id15" draw:id="id15" draw:layer="layout" svg:x1="5.334cm" svg:y1="6.142cm" svg:x2="10.668cm" svg:y2="6.142cm">
            <text:p/>
          </draw:line>
          <draw:connector draw:style-name="gr53" draw:text-style-name="P23" draw:layer="layout" svg:x1="5.134cm" svg:y1="10.668cm" svg:x2="10.633cm" svg:y2="6.723cm" draw:start-shape="id14" draw:start-glue-point="1" svg:d="M5134 10668h3000v-3945h2499" svg:viewBox="0 0 5500 3946">
            <text:p/>
          </draw:connector>
          <draw:connector draw:style-name="gr64" draw:text-style-name="P23" draw:layer="layout" draw:type="curve" svg:x1="5.334cm" svg:y1="6.142cm" svg:x2="15.02cm" svg:y2="5.55cm" draw:start-shape="id15" draw:start-glue-point="3" draw:end-shape="id16" draw:end-glue-point="0" svg:d="M5334 6142c0-1638 9686-1342 9686-592" svg:viewBox="0 0 9687 1196">
            <text:p/>
          </draw:connector>
          <draw:custom-shape draw:style-name="gr65" draw:text-style-name="P25" xml:id="id16" draw:id="id16" draw:layer="layout" svg:width="0.1cm" svg:height="1.554cm" svg:x="14.97cm" svg:y="5.55cm">
            <text:p/>
            <draw:enhanced-geometry svg:viewBox="0 0 21600 21600" draw:type="rectangle" draw:enhanced-path="M 0 0 L 21600 0 21600 21600 0 21600 0 0 Z N"/>
          </draw:custom-shape>
          <draw:connector draw:style-name="gr64" draw:text-style-name="P23" draw:layer="layout" draw:type="curve" svg:x1="12.819cm" svg:y1="7.104cm" svg:x2="15.02cm" svg:y2="7.104cm" draw:start-shape="id17" draw:end-shape="id16" draw:end-glue-point="2" svg:d="M12819 7104c0 829 2201 829 2201 0" svg:viewBox="0 0 2202 623">
            <text:p/>
          </draw:connector>
        </draw:g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rap: overuse of memory</text:p>
          </draw:text-box>
        </draw:frame>
        <draw:custom-shape draw:style-name="gr49" draw:text-style-name="P18" draw:layer="layout" svg:width="2.794cm" svg:height="2.032cm" svg:x="2.54cm" svg:y="5.05cm">
          <text:p text:style-name="P18"><text:span text:style-name="T54">shared_ptr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xml:id="id18" draw:id="id18" draw:layer="layout" svg:width="2.594cm" svg:height="2.032cm" svg:x="2.54cm" svg:y="9.652cm">
          <text:p text:style-name="P18"><text:span text:style-name="T54">weak_ptr</text:span></text:p>
          <draw:enhanced-geometry svg:viewBox="0 0 21600 21600" draw:type="rectangle" draw:enhanced-path="M 0 0 L 21600 0 21600 21600 0 21600 0 0 Z N"/>
        </draw:custom-shape>
        <draw:custom-shape draw:style-name="gr62" draw:text-style-name="P21" draw:layer="layout" svg:width="8.382cm" svg:height="1.578cm" svg:x="14.97cm" svg:y="5.526cm">
          <text:p text:style-name="P20"><text:span text:style-name="T46">object</text:span></text:p>
          <draw:enhanced-geometry svg:viewBox="0 0 21600 21600" draw:type="rectangle" draw:enhanced-path="M 0 0 L 21600 0 21600 21600 0 21600 0 0 Z N"/>
        </draw:custom-shape>
        <draw:custom-shape draw:style-name="gr63" draw:text-style-name="P22" draw:layer="layout" svg:width="4.302cm" svg:height="1.554cm" svg:x="10.668cm" svg:y="5.55cm">
          <text:p text:style-name="P18"><text:span text:style-name="T54"/></text:p>
          <text:p text:style-name="P18"><text:span text:style-name="T54">ShCnt</text:span></text:p>
          <text:p text:style-name="P18"><text:span text:style-name="T54">WkCnt</text:span></text:p>
          <text:p text:style-name="P18"><text:span text:style-name="T54">PtrToObj</text:span></text:p>
          <text:p text:style-name="P18"><text:span text:style-name="T54"/></text:p>
          <draw:enhanced-geometry svg:viewBox="0 0 21600 21600" draw:type="rectangle" draw:enhanced-path="M 0 0 L 21600 0 21600 21600 0 21600 0 0 Z N"/>
        </draw:custom-shape>
        <draw:line draw:style-name="gr53" draw:text-style-name="P23" draw:layer="layout" svg:x1="5.334cm" svg:y1="6.142cm" svg:x2="10.668cm" svg:y2="6.142cm">
          <text:p/>
        </draw:line>
        <draw:connector draw:style-name="gr53" draw:text-style-name="P23" draw:layer="layout" svg:x1="5.134cm" svg:y1="10.668cm" svg:x2="10.633cm" svg:y2="6.723cm" draw:start-shape="id18" draw:start-glue-point="1" svg:d="M5134 10668h3000v-3945h2499" svg:viewBox="0 0 5500 3946">
          <text:p/>
        </draw:connector>
        <draw:line draw:style-name="gr70" draw:text-style-name="P23" draw:layer="layout" svg:x1="2.3cm" svg:y1="8.236cm" svg:x2="5.856cm" svg:y2="4.172cm">
          <text:p/>
        </draw:line>
        <draw:line draw:style-name="gr71" draw:text-style-name="P23" draw:layer="layout" svg:x1="2.046cm" svg:y1="3.918cm" svg:x2="5.602cm" svg:y2="8.49cm">
          <text:p/>
        </draw:line>
        <draw:line draw:style-name="gr71" draw:text-style-name="P23" draw:layer="layout" svg:x1="15.748cm" svg:y1="6.35cm" svg:x2="21.844cm" svg:y2="6.35cm">
          <text:p/>
        </draw:line>
        <draw:connector draw:style-name="gr64" draw:text-style-name="P23" draw:layer="layout" draw:type="curve" svg:x1="5.334cm" svg:y1="6.116cm" svg:x2="15.02cm" svg:y2="5.524cm" svg:d="M5334 6116c0-1638 9686-1342 9686-592" svg:viewBox="0 0 9687 1196">
          <text:p/>
        </draw:connector>
        <draw:connector draw:style-name="gr64" draw:text-style-name="P23" draw:layer="layout" draw:type="curve" svg:x1="12.819cm" svg:y1="7.126cm" svg:x2="15.02cm" svg:y2="7.126cm" svg:d="M12819 7126c0 829 2201 829 2201 0" svg:viewBox="0 0 2202 623">
          <text:p/>
        </draw:connector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rap: overuse of memory</text:p>
          </draw:text-box>
        </draw:frame>
        <draw:custom-shape draw:style-name="gr50" draw:text-style-name="P19" xml:id="id19" draw:id="id19" draw:layer="layout" svg:width="2.594cm" svg:height="2.032cm" svg:x="2.54cm" svg:y="9.652cm">
          <text:p text:style-name="P18"><text:span text:style-name="T54">weak_ptr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8.382cm" svg:height="1.578cm" svg:x="14.97cm" svg:y="5.526cm">
          <text:p text:style-name="P27"><text:span text:style-name="T56">object</text:span></text:p>
          <draw:enhanced-geometry svg:viewBox="0 0 21600 21600" draw:type="rectangle" draw:enhanced-path="M 0 0 L 21600 0 21600 21600 0 21600 0 0 Z N"/>
        </draw:custom-shape>
        <draw:custom-shape draw:style-name="gr63" draw:text-style-name="P22" draw:layer="layout" svg:width="4.302cm" svg:height="1.554cm" svg:x="10.668cm" svg:y="5.55cm">
          <text:p text:style-name="P18"><text:span text:style-name="T54"/></text:p>
          <text:p text:style-name="P18"><text:span text:style-name="T54">ShCnt</text:span></text:p>
          <text:p text:style-name="P18"><text:span text:style-name="T54">WkCnt</text:span></text:p>
          <text:p text:style-name="P18"><text:span text:style-name="T54">PtrToObj</text:span></text:p>
          <text:p text:style-name="P18"><text:span text:style-name="T54"/></text:p>
          <draw:enhanced-geometry svg:viewBox="0 0 21600 21600" draw:type="rectangle" draw:enhanced-path="M 0 0 L 21600 0 21600 21600 0 21600 0 0 Z N"/>
        </draw:custom-shape>
        <draw:connector draw:style-name="gr53" draw:text-style-name="P23" draw:layer="layout" svg:x1="5.134cm" svg:y1="10.668cm" svg:x2="10.633cm" svg:y2="6.723cm" draw:start-shape="id19" draw:start-glue-point="1" svg:d="M5134 10668h3000v-3945h2499" svg:viewBox="0 0 5500 3946">
          <text:p/>
        </draw:connector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.812cm" presentation:class="title" presentation:user-transformed="true">
          <draw:text-box>
            <text:p>When NOT to use make_*</text:p>
          </draw:text-box>
        </draw:frame>
        <draw:frame presentation:style-name="pr2" draw:text-style-name="P2" draw:layer="layout" svg:width="25.961cm" svg:height="13.208cm" svg:x="0.964cm" svg:y="3.8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Both</text:span></text:p>
                <text:list>
                  <text:list-item>
                    <text:p><text:span text:style-name="T2">You need custom deleter</text:span></text:p>
                  </text:list-item>
                  <text:list-item>
                    <text:p><text:span text:style-name="T2">You want to use braced initializer</text:span></text:p>
                  </text:list-item>
                </text:list>
              </text:list-item>
              <text:list-item>
                <text:p><text:span text:style-name="T2">std::unique_ptr</text:span></text:p>
                <text:list>
                  <text:list-item>
                    <text:p><text:span text:style-name="T2">You want custom allocator</text:span></text:p>
                  </text:list-item>
                </text:list>
              </text:list-item>
              <text:list-item>
                <text:p><text:span text:style-name="T2">std::shared_ptr</text:span></text:p>
                <text:list>
                  <text:list-item>
                    <text:p><text:span text:style-name="T2">Long living weak_ptrs</text:span></text:p>
                  </text:list-item>
                  <text:list-item>
                    <text:p><text:span text:style-name="T2">Class-specific new and delete</text:span></text:p>
                  </text:list-item>
                  <text:list-item>
                    <text:p><text:span text:style-name="T2">Potential false sharing of the object and the reference count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Shared_ptr aliasing constructor</text:p>
          </draw:text-box>
        </draw:frame>
        <draw:frame draw:style-name="gr73" draw:text-style-name="P29" draw:layer="layout" svg:width="26.469cm" svg:height="6.102cm" svg:x="0.965cm" svg:y="3.804cm">
          <draw:text-box>
            <text:p text:style-name="P3"><text:span text:style-name="T7">template</text:span><text:span text:style-name="T5">&lt; </text:span><text:span text:style-name="T7">class</text:span><text:span text:style-name="T5"> </text:span><text:span text:style-name="T18">Y</text:span><text:span text:style-name="T5"> &gt; <text:s text:c="3"/></text:span></text:p>
            <text:p text:style-name="P3"><text:span text:style-name="T5">shared_ptr( </text:span><text:span text:style-name="T7">const</text:span><text:span text:style-name="T5"> shared_ptr&lt;Y&gt;&amp; r, element_type* ptr ) </text:span><text:span text:style-name="T7">noexcept</text:span><text:span text:style-name="T5">;</text:span></text:p>
            <text:p text:style-name="P3"><text:span text:style-name="T5"/></text:p>
            <text:p text:style-name="P3"><text:span text:style-name="T3">// since C++20</text:span></text:p>
            <text:p text:style-name="P3"><text:span text:style-name="T7">template</text:span><text:span text:style-name="T5">&lt; </text:span><text:span text:style-name="T7">class</text:span><text:span text:style-name="T5"> </text:span><text:span text:style-name="T18">Y</text:span><text:span text:style-name="T5"> &gt;</text:span></text:p>
            <text:p text:style-name="P3"><text:span text:style-name="T5">shared_ptr( shared_ptr&lt;Y&gt;&amp;&amp; r, element_type* ptr ) </text:span><text:span text:style-name="T7">noexcept</text:span><text:span text:style-name="T5">;</text:span></text:p>
            <text:p text:style-name="P3"><text:span text:style-name="T11"/></text:p>
            <text:p text:style-name="P3"><text:span text:style-name="T11"/></text:p>
          </draw:text-box>
        </draw:frame>
        <draw:frame presentation:style-name="pr2" draw:text-style-name="P2" draw:layer="layout" svg:width="25.961cm" svg:height="9.652cm" svg:x="0.965cm" svg:y="8.89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Shares owneship with r</text:span></text:p>
                <text:list>
                  <text:list-item>
                    <text:p><text:span text:style-name="T1">Reference counter is common with r</text:span></text:p>
                  </text:list-item>
                </text:list>
              </text:list-item>
              <text:list-item>
                <text:p><text:span text:style-name="T1">Points to p</text:span></text:p>
                <text:list>
                  <text:list-item>
                    <text:p><text:span text:style-name="T1">get() and <text:s/>- &gt; returns p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Shared_ptr aliasing constructor</text:p>
          </draw:text-box>
        </draw:frame>
        <draw:frame draw:style-name="gr74" draw:text-style-name="P30" draw:layer="layout" svg:width="26.469cm" svg:height="16.008cm" svg:x="0.965cm" svg:y="3.804cm">
          <draw:text-box>
            <text:p text:style-name="P7"><text:span text:style-name="T24">struct</text:span><text:span text:style-name="T25"> Data {</text:span></text:p>
            <text:p text:style-name="P7"><text:span text:style-name="T25"><text:s text:c="2"/></text:span><text:span text:style-name="T36">int</text:span><text:span text:style-name="T25"> _i;</text:span><text:span text:style-name="T25"><text:tab/></text:span></text:p>
            <text:p text:style-name="P7"><text:span text:style-name="T25"><text:s text:c="2"/></text:span><text:span text:style-name="T25">Data( </text:span><text:span text:style-name="T36">int</text:span><text:span text:style-name="T25"> i) : _i{i} { }</text:span></text:p>
            <text:p text:style-name="P7"><text:span text:style-name="T25"><text:s text:c="2"/></text:span><text:span text:style-name="T24">virtual</text:span><text:span text:style-name="T25"> ~Data() <text:s/>{ std::cout&lt;&lt;</text:span><text:span text:style-name="T35">"Data::~Data(): "</text:span><text:span text:style-name="T25">&lt;&lt;_i&lt;&lt;</text:span><text:span text:style-name="T35">"\n"</text:span><text:span text:style-name="T25">; }</text:span></text:p>
            <text:p text:style-name="P7"><text:span text:style-name="T25">};</text:span></text:p>
            <text:p text:style-name="P7"><text:span text:style-name="T24">struct</text:span><text:span text:style-name="T25"> Wrapper {</text:span></text:p>
            <text:p text:style-name="P7"><text:span text:style-name="T25"><text:s text:c="2"/></text:span><text:span text:style-name="T25">Data _data;</text:span></text:p>
            <text:p text:style-name="P7"><text:span text:style-name="T25"><text:s text:c="2"/></text:span><text:span text:style-name="T25">Wrapper(</text:span><text:span text:style-name="T36">int</text:span><text:span text:style-name="T25"> i) : _data{i} { }</text:span></text:p>
            <text:p text:style-name="P7"><text:span text:style-name="T25"><text:s text:c="2"/></text:span><text:span text:style-name="T25">~Wrapper() <text:s/>{ std::cout&lt;&lt;</text:span><text:span text:style-name="T35">"Wrapper::~Wrapper(): "</text:span><text:span text:style-name="T25">&lt;&lt;_data._i&lt;&lt;</text:span><text:span text:style-name="T35">"\n"</text:span><text:span text:style-name="T25">; }</text:span></text:p>
            <text:p text:style-name="P7"><text:span text:style-name="T25">};</text:span></text:p>
            <text:p text:style-name="P7"><text:span text:style-name="T36">int</text:span><text:span text:style-name="T25"> </text:span><text:span text:style-name="T28">main</text:span><text:span text:style-name="T25">() </text:span></text:p>
            <text:p text:style-name="P7"><text:span text:style-name="T25">{</text:span></text:p>
            <text:p text:style-name="P7"><text:span text:style-name="T25"><text:s text:c="2"/></text:span><text:span text:style-name="T25">{</text:span></text:p>
            <text:p text:style-name="P7"><text:span text:style-name="T25"><text:s text:c="4"/></text:span><text:span text:style-name="T25">Wrapper{</text:span><text:span text:style-name="T29">1</text:span><text:span text:style-name="T25">};</text:span></text:p>
            <text:p><text:span text:style-name="T25"><text:s text:c="4"/></text:span><text:span text:style-name="T24">const</text:span><text:span text:style-name="T25"> Data &amp;dr = Wrapper{</text:span><text:span text:style-name="T29">2</text:span><text:span text:style-name="T25">}._data; <text:s/></text:span></text:p>
            <text:p text:style-name="P7"><text:span text:style-name="T25"><text:s text:c="4"/></text:span><text:span text:style-name="T25">std::cout &lt;&lt; </text:span><text:span text:style-name="T35">"end block\n"</text:span><text:span text:style-name="T25">;</text:span></text:p>
            <text:p text:style-name="P7"><text:span text:style-name="T25"><text:s text:c="2"/></text:span><text:span text:style-name="T25">}</text:span></text:p>
            <text:p text:style-name="P7"><text:span text:style-name="T25">}</text:span></text:p>
            <text:p text:style-name="P7"><text:span text:style-name="T57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Shared_ptr aliasing constructor</text:p>
          </draw:text-box>
        </draw:frame>
        <draw:frame draw:style-name="gr75" draw:text-style-name="P30" draw:layer="layout" svg:width="26.469cm" svg:height="17.281cm" svg:x="0.965cm" svg:y="3.804cm">
          <draw:text-box>
            <text:p text:style-name="P7"><text:span text:style-name="T24">struct</text:span><text:span text:style-name="T25"> Data {</text:span></text:p>
            <text:p text:style-name="P7"><text:span text:style-name="T25"><text:s text:c="2"/></text:span><text:span text:style-name="T36">int</text:span><text:span text:style-name="T25"> _i;</text:span><text:span text:style-name="T25"><text:tab/></text:span></text:p>
            <text:p text:style-name="P7"><text:span text:style-name="T25"><text:s text:c="2"/></text:span><text:span text:style-name="T25">Data( </text:span><text:span text:style-name="T36">int</text:span><text:span text:style-name="T25"> i) : _i{i} { }</text:span></text:p>
            <text:p text:style-name="P7"><text:span text:style-name="T25"><text:s text:c="2"/></text:span><text:span text:style-name="T24">virtual</text:span><text:span text:style-name="T25"> ~Data() <text:s/>{ std::cout&lt;&lt;</text:span><text:span text:style-name="T35">"Data::~Data(): "</text:span><text:span text:style-name="T25">&lt;&lt;_i&lt;&lt;</text:span><text:span text:style-name="T35">"\n"</text:span><text:span text:style-name="T25">; }</text:span></text:p>
            <text:p text:style-name="P7"><text:span text:style-name="T25">};</text:span></text:p>
            <text:p text:style-name="P7"><text:span text:style-name="T24">struct</text:span><text:span text:style-name="T25"> Wrapper {</text:span></text:p>
            <text:p text:style-name="P7"><text:span text:style-name="T25"><text:s text:c="2"/></text:span><text:span text:style-name="T25">Data _data;</text:span></text:p>
            <text:p text:style-name="P7"><text:span text:style-name="T25"><text:s text:c="2"/></text:span><text:span text:style-name="T25">Wrapper(</text:span><text:span text:style-name="T36">int</text:span><text:span text:style-name="T25"> i) : _data{i} { }</text:span></text:p>
            <text:p text:style-name="P7"><text:span text:style-name="T25"><text:s text:c="2"/></text:span><text:span text:style-name="T25">~Wrapper() <text:s/>{ std::cout&lt;&lt;</text:span><text:span text:style-name="T35">"Wrapper::~Wrapper(): "</text:span><text:span text:style-name="T25">&lt;&lt;_data._i&lt;&lt;</text:span><text:span text:style-name="T35">"\n"</text:span><text:span text:style-name="T25">; }</text:span></text:p>
            <text:p text:style-name="P7"><text:span text:style-name="T25">};</text:span></text:p>
            <text:p text:style-name="P7"><text:span text:style-name="T36">int</text:span><text:span text:style-name="T25"> </text:span><text:span text:style-name="T28">main</text:span><text:span text:style-name="T25">() </text:span></text:p>
            <text:p text:style-name="P7"><text:span text:style-name="T25">{</text:span></text:p>
            <text:p text:style-name="P7"><text:span text:style-name="T25"><text:s text:c="2"/></text:span><text:span text:style-name="T25">{</text:span></text:p>
            <text:p text:style-name="P7"><text:span text:style-name="T25"><text:s text:c="4"/></text:span><text:span text:style-name="T25">Wrapper{</text:span><text:span text:style-name="T29">1</text:span><text:span text:style-name="T25">};</text:span></text:p>
            <text:p><text:span text:style-name="T30"><text:s text:c="4"/></text:span><text:span text:style-name="T31">const</text:span><text:span text:style-name="T30"> Data &amp;dr = Wrapper{</text:span><text:span text:style-name="T58">2</text:span><text:span text:style-name="T30">}._data; <text:s/></text:span><text:span text:style-name="T27">// lifetime extension <text:s/></text:span></text:p>
            <text:p text:style-name="P7"><text:span text:style-name="T25"><text:s text:c="4"/></text:span><text:span text:style-name="T25">std::cout &lt;&lt; </text:span><text:span text:style-name="T35">"end block\n"</text:span><text:span text:style-name="T25">;</text:span></text:p>
            <text:p text:style-name="P7"><text:span text:style-name="T25"><text:s text:c="2"/></text:span><text:span text:style-name="T25">}</text:span></text:p>
            <text:p text:style-name="P7"><text:span text:style-name="T25">}</text:span></text:p>
            <text:p text:style-name="P7"><text:span text:style-name="T25"/></text:p>
            <text:p text:style-name="P7"><text:span text:style-name="T25">Wrapper::~Wrapper(): </text:span><text:span text:style-name="T29">1</text:span></text:p>
            <text:p text:style-name="P7"><text:span text:style-name="T25">Data::~Data(): </text:span><text:span text:style-name="T29">1</text:span></text:p>
            <text:p text:style-name="P7"><text:span text:style-name="T25">end block</text:span></text:p>
            <text:p text:style-name="P7"><text:span text:style-name="T25">Wrapper::~Wrapper(): </text:span><text:span text:style-name="T29">2</text:span></text:p>
            <text:p text:style-name="P7"><text:span text:style-name="T25">Data::~Data(): </text:span><text:span text:style-name="T29">2</text:span></text:p>
            <text:p text:style-name="P7"><text:span text:style-name="T57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Shared_ptr aliasing constructor</text:p>
          </draw:text-box>
        </draw:frame>
        <draw:frame draw:style-name="gr76" draw:text-style-name="P30" draw:layer="layout" svg:width="26.469cm" svg:height="18.001cm" svg:x="0.965cm" svg:y="3.804cm">
          <draw:text-box>
            <text:p text:style-name="P7"><text:span text:style-name="T24">struct</text:span><text:span text:style-name="T25"> Data {</text:span></text:p>
            <text:p text:style-name="P7"><text:span text:style-name="T25"><text:s text:c="2"/></text:span><text:span text:style-name="T36">int</text:span><text:span text:style-name="T25"> _i;</text:span><text:span text:style-name="T25"><text:tab/></text:span></text:p>
            <text:p text:style-name="P7"><text:span text:style-name="T25"><text:s text:c="2"/></text:span><text:span text:style-name="T25">Data( </text:span><text:span text:style-name="T36">int</text:span><text:span text:style-name="T25"> i) : _i{i} { }</text:span></text:p>
            <text:p text:style-name="P7"><text:span text:style-name="T25"><text:s text:c="2"/></text:span><text:span text:style-name="T24">virtual</text:span><text:span text:style-name="T25"> ~Data() <text:s/>{ std::cout&lt;&lt;</text:span><text:span text:style-name="T35">"Data::~Data(): "</text:span><text:span text:style-name="T25">&lt;&lt;_i&lt;&lt;</text:span><text:span text:style-name="T35">"\n"</text:span><text:span text:style-name="T25">; }</text:span></text:p>
            <text:p text:style-name="P7"><text:span text:style-name="T25">};</text:span></text:p>
            <text:p text:style-name="P7"><text:span text:style-name="T24">struct</text:span><text:span text:style-name="T25"> Wrapper {</text:span></text:p>
            <text:p text:style-name="P7"><text:span text:style-name="T25"><text:s text:c="2"/></text:span><text:span text:style-name="T25">Data _data;</text:span></text:p>
            <text:p text:style-name="P7"><text:span text:style-name="T25"><text:s text:c="2"/></text:span><text:span text:style-name="T25">Wrapper(</text:span><text:span text:style-name="T36">int</text:span><text:span text:style-name="T25"> i) : _data{i} { }</text:span></text:p>
            <text:p text:style-name="P7"><text:span text:style-name="T25"><text:s text:c="2"/></text:span><text:span text:style-name="T25">~Wrapper() <text:s/>{ std::cout&lt;&lt;</text:span><text:span text:style-name="T35">"Wrapper::~Wrapper(): "</text:span><text:span text:style-name="T25">&lt;&lt;_data._i&lt;&lt;</text:span><text:span text:style-name="T35">"\n"</text:span><text:span text:style-name="T25">; }</text:span></text:p>
            <text:p text:style-name="P7"><text:span text:style-name="T25">};</text:span></text:p>
            <text:p text:style-name="P7"><text:span text:style-name="T36">int</text:span><text:span text:style-name="T25"> </text:span><text:span text:style-name="T28">main</text:span><text:span text:style-name="T25">() </text:span></text:p>
            <text:p text:style-name="P7"><text:span text:style-name="T25">{</text:span></text:p>
            <text:p text:style-name="P7"><text:span text:style-name="T25"><text:s text:c="2"/></text:span><text:span text:style-name="T25">{</text:span></text:p>
            <text:p text:style-name="P7"><text:span text:style-name="T25"><text:s text:c="4"/></text:span><text:span text:style-name="T25">std::shared_ptr&lt;Wrapper&gt; wp = std::make_shared&lt;Wrapper&gt;(</text:span><text:span text:style-name="T29">1</text:span><text:span text:style-name="T25">);</text:span></text:p>
            <text:p text:style-name="P7"><text:span text:style-name="T25"><text:s text:c="4"/></text:span><text:span text:style-name="T25">std::shared_ptr&lt;Data&gt; <text:s text:c="3"/>dp(wp, &amp;wp-&gt;_data);</text:span></text:p>
            <text:p text:style-name="P7"><text:span text:style-name="T25"><text:s text:c="4"/></text:span><text:span text:style-name="T25">wp.reset();</text:span></text:p>
            <text:p text:style-name="P7"><text:span text:style-name="T25"><text:s text:c="4"/></text:span><text:span text:style-name="T25">std::cout &lt;&lt; dp-&gt;_i &lt;&lt; </text:span><text:span text:style-name="T35">'\n'</text:span><text:span text:style-name="T25">; </text:span></text:p>
            <text:p text:style-name="P7"><text:span text:style-name="T25"><text:s text:c="4"/></text:span><text:span text:style-name="T25">std::cout &lt;&lt; </text:span><text:span text:style-name="T35">"end block\n"</text:span><text:span text:style-name="T25">;</text:span></text:p>
            <text:p text:style-name="P7"><text:span text:style-name="T25"><text:s text:c="2"/></text:span><text:span text:style-name="T25">}</text:span></text:p>
            <text:p text:style-name="P7"><text:span text:style-name="T25">}</text:span></text:p>
            <text:p text:style-name="P7"><text:span text:style-name="T25"/></text:p>
            <text:p text:style-name="P7"><text:span text:style-name="T29">1</text:span></text:p>
            <text:p text:style-name="P7"><text:span text:style-name="T25">end block</text:span></text:p>
            <text:p text:style-name="P7"><text:span text:style-name="T25">Wrapper::~Wrapper(): </text:span><text:span text:style-name="T29">1</text:span></text:p>
            <text:p text:style-name="P7"><text:span text:style-name="T25">Data::~Data(): </text:span><text:span text:style-name="T29">1</text:span></text:p>
            <text:p text:style-name="P7"><text:span text:style-name="T57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draw:frame presentation:style-name="pr1" draw:text-style-name="P31" draw:layer="layout" svg:width="25.199cm" svg:height="3.506cm" svg:x="0.963cm" svg:y="0cm" presentation:class="title" presentation:user-transformed="true">
          <draw:text-box>
            <text:p><text:span text:style-name="T59">for_overwrite (C++20)</text:span></text:p>
          </draw:text-box>
        </draw:frame>
        <draw:frame draw:style-name="gr77" draw:text-style-name="P30" draw:layer="layout" svg:width="26.469cm" svg:height="15.246cm" svg:x="0.965cm" svg:y="3.804cm">
          <draw:text-box>
            <text:p text:style-name="P7"><text:span text:style-name="T24">auto</text:span><text:span text:style-name="T60"> </text:span><text:span text:style-name="T25">ap1</text:span><text:span text:style-name="T60"> </text:span><text:span text:style-name="T25">=</text:span><text:span text:style-name="T60"> </text:span><text:span text:style-name="T25">std::make_unique&lt;</text:span><text:span text:style-name="T36">int</text:span><text:span text:style-name="T25">[]&gt;(</text:span><text:span text:style-name="T29">1000</text:span><text:span text:style-name="T25">);</text:span><text:span text:style-name="T60"> </text:span><text:span text:style-name="T27">// creates 1000 int </text:span></text:p>
            <text:p text:style-name="P7"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/text:p>
            <text:p text:style-name="P7"><text:span text:style-name="T24">for</text:span><text:span text:style-name="T60"> </text:span><text:span text:style-name="T25">(</text:span><text:span text:style-name="T60"> </text:span><text:span text:style-name="T24">auto</text:span><text:span text:style-name="T60"> </text:span><text:span text:style-name="T25">i</text:span><text:span text:style-name="T60"> </text:span><text:span text:style-name="T25">=</text:span><text:span text:style-name="T60"> </text:span><text:span text:style-name="T29">0</text:span><text:span text:style-name="T25">;</text:span><text:span text:style-name="T60"> </text:span><text:span text:style-name="T25">i</text:span><text:span text:style-name="T60"> </text:span><text:span text:style-name="T25">&lt;</text:span><text:span text:style-name="T60"> </text:span><text:span text:style-name="T29">1000</text:span><text:span text:style-name="T25">;</text:span><text:span text:style-name="T60"> </text:span><text:span text:style-name="T25">++i)</text:span></text:p>
            <text:p text:style-name="P7"><text:span text:style-name="T60"><text:tab/></text:span><text:span text:style-name="T25">ap1[i]</text:span><text:span text:style-name="T60"> </text:span><text:span text:style-name="T25">=</text:span><text:span text:style-name="T60"> </text:span><text:span text:style-name="T25">i;</text:span><text:span text:style-name="T60"> <text:s text:c="2"/></text:span><text:span text:style-name="T27">// overwrites the elements</text:span></text:p>
            <text:p text:style-name="P7"><text:span text:style-name="T60"/></text:p>
            <text:p text:style-name="P7"><text:span text:style-name="T60"/></text:p>
            <text:p text:style-name="P7"><text:span text:style-name="T60"/></text:p>
            <text:p text:style-name="P7"><text:span text:style-name="T60"/></text:p>
            <text:p text:style-name="P7"><text:span text:style-name="T61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draw:frame presentation:style-name="pr1" draw:text-style-name="P31" draw:layer="layout" svg:width="25.199cm" svg:height="3.506cm" svg:x="0.963cm" svg:y="0cm" presentation:class="title" presentation:user-transformed="true">
          <draw:text-box>
            <text:p><text:span text:style-name="T59">for_overwrite (C++20)</text:span></text:p>
          </draw:text-box>
        </draw:frame>
        <draw:frame draw:style-name="gr78" draw:text-style-name="P30" draw:layer="layout" svg:width="26.469cm" svg:height="15.246cm" svg:x="0.965cm" svg:y="3.804cm">
          <draw:text-box>
            <text:p text:style-name="P7"><text:span text:style-name="T24">auto</text:span><text:span text:style-name="T60"> </text:span><text:span text:style-name="T25">ap1</text:span><text:span text:style-name="T60"> </text:span><text:span text:style-name="T25">=</text:span><text:span text:style-name="T60"> </text:span><text:span text:style-name="T25">std::make_unique&lt;</text:span><text:span text:style-name="T36">int</text:span><text:span text:style-name="T25">[]&gt;(</text:span><text:span text:style-name="T29">1000</text:span><text:span text:style-name="T25">);</text:span><text:span text:style-name="T60"> </text:span><text:span text:style-name="T27">// creates 1000 int </text:span></text:p>
            <text:p text:style-name="P7"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27">// and </text:span><text:span text:style-name="T38">initialize each to 0</text:span></text:p>
            <text:p text:style-name="P7"><text:span text:style-name="T24">for</text:span><text:span text:style-name="T60"> </text:span><text:span text:style-name="T25">(</text:span><text:span text:style-name="T60"> </text:span><text:span text:style-name="T24">auto</text:span><text:span text:style-name="T60"> </text:span><text:span text:style-name="T25">i</text:span><text:span text:style-name="T60"> </text:span><text:span text:style-name="T25">=</text:span><text:span text:style-name="T60"> </text:span><text:span text:style-name="T29">0</text:span><text:span text:style-name="T25">;</text:span><text:span text:style-name="T60"> </text:span><text:span text:style-name="T25">i</text:span><text:span text:style-name="T60"> </text:span><text:span text:style-name="T25">&lt;</text:span><text:span text:style-name="T60"> </text:span><text:span text:style-name="T29">1000</text:span><text:span text:style-name="T25">;</text:span><text:span text:style-name="T60"> </text:span><text:span text:style-name="T25">++i)</text:span></text:p>
            <text:p text:style-name="P7"><text:span text:style-name="T60"><text:tab/></text:span><text:span text:style-name="T25">ap1[i]</text:span><text:span text:style-name="T60"> </text:span><text:span text:style-name="T25">=</text:span><text:span text:style-name="T60"> </text:span><text:span text:style-name="T25">i;</text:span><text:span text:style-name="T60"> <text:s text:c="2"/></text:span><text:span text:style-name="T27">// overwrites the elements</text:span></text:p>
            <text:p text:style-name="P7"><text:span text:style-name="T60"/></text:p>
            <text:p text:style-name="P7"><text:span text:style-name="T60"/></text:p>
            <text:p text:style-name="P7"><text:span text:style-name="T60"/></text:p>
            <text:p text:style-name="P7"><text:span text:style-name="T60"/></text:p>
            <text:p text:style-name="P7"><text:span text:style-name="T61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>
        <draw:frame presentation:style-name="pr1" draw:text-style-name="P31" draw:layer="layout" svg:width="25.199cm" svg:height="3.506cm" svg:x="0.963cm" svg:y="0cm" presentation:class="title" presentation:user-transformed="true">
          <draw:text-box>
            <text:p><text:span text:style-name="T59">for_overwrite (C++20)</text:span></text:p>
          </draw:text-box>
        </draw:frame>
        <draw:frame draw:style-name="gr79" draw:text-style-name="P30" draw:layer="layout" svg:width="26.469cm" svg:height="15.246cm" svg:x="0.965cm" svg:y="3.804cm">
          <draw:text-box>
            <text:p text:style-name="P7"><text:span text:style-name="T24">auto</text:span><text:span text:style-name="T60"> </text:span><text:span text:style-name="T25">ap1</text:span><text:span text:style-name="T60"> </text:span><text:span text:style-name="T25">=</text:span><text:span text:style-name="T60"> </text:span><text:span text:style-name="T25">std::make_unique&lt;</text:span><text:span text:style-name="T36">int</text:span><text:span text:style-name="T25">[]&gt;(</text:span><text:span text:style-name="T29">1000</text:span><text:span text:style-name="T25">);</text:span><text:span text:style-name="T60"> </text:span><text:span text:style-name="T27">// creates 1000 int </text:span></text:p>
            <text:p text:style-name="P7"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27">// and initialize each to 0</text:span></text:p>
            <text:p text:style-name="P7"><text:span text:style-name="T24">for</text:span><text:span text:style-name="T60"> </text:span><text:span text:style-name="T25">(</text:span><text:span text:style-name="T60"> </text:span><text:span text:style-name="T24">auto</text:span><text:span text:style-name="T60"> </text:span><text:span text:style-name="T25">i</text:span><text:span text:style-name="T60"> </text:span><text:span text:style-name="T25">=</text:span><text:span text:style-name="T60"> </text:span><text:span text:style-name="T29">0</text:span><text:span text:style-name="T25">;</text:span><text:span text:style-name="T60"> </text:span><text:span text:style-name="T25">i</text:span><text:span text:style-name="T60"> </text:span><text:span text:style-name="T25">&lt;</text:span><text:span text:style-name="T60"> </text:span><text:span text:style-name="T29">1000</text:span><text:span text:style-name="T25">;</text:span><text:span text:style-name="T60"> </text:span><text:span text:style-name="T25">++i)</text:span></text:p>
            <text:p text:style-name="P7"><text:span text:style-name="T60"><text:tab/></text:span><text:span text:style-name="T25">ap1[i]</text:span><text:span text:style-name="T60"> </text:span><text:span text:style-name="T25">=</text:span><text:span text:style-name="T60"> </text:span><text:span text:style-name="T25">i;</text:span><text:span text:style-name="T60"> <text:s text:c="2"/></text:span><text:span text:style-name="T27">// overwrites the elements</text:span></text:p>
            <text:p text:style-name="P7"><text:span text:style-name="T60"/></text:p>
            <text:p text:style-name="P7"><text:span text:style-name="T60"/></text:p>
            <text:p text:style-name="P7"><text:span text:style-name="T24">auto</text:span><text:span text:style-name="T60"> </text:span><text:span text:style-name="T25">ap2</text:span><text:span text:style-name="T60"> </text:span><text:span text:style-name="T25">=</text:span><text:span text:style-name="T60"> </text:span><text:span text:style-name="T25">std::make_unique_for_overwrite&lt;</text:span><text:span text:style-name="T36">int</text:span><text:span text:style-name="T25">[]&gt;(</text:span><text:span text:style-name="T29">1000</text:span><text:span text:style-name="T25">);</text:span><text:span text:style-name="T60"> </text:span><text:span text:style-name="T27">// creates 1000 int </text:span></text:p>
            <text:p text:style-name="P7"><text:span text:style-name="T60"><text:s text:c="16"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27">// elements are not initialized</text:span><text:span text:style-name="T27"><text:tab/></text:span></text:p>
            <text:p text:style-name="P7"><text:span text:style-name="T24">for</text:span><text:span text:style-name="T60"> </text:span><text:span text:style-name="T25">(</text:span><text:span text:style-name="T60"> </text:span><text:span text:style-name="T24">auto</text:span><text:span text:style-name="T60"> </text:span><text:span text:style-name="T25">i</text:span><text:span text:style-name="T60"> </text:span><text:span text:style-name="T25">=</text:span><text:span text:style-name="T60"> </text:span><text:span text:style-name="T29">0</text:span><text:span text:style-name="T25">;</text:span><text:span text:style-name="T60"> </text:span><text:span text:style-name="T25">i</text:span><text:span text:style-name="T60"> </text:span><text:span text:style-name="T25">&lt;</text:span><text:span text:style-name="T60"> </text:span><text:span text:style-name="T29">1000</text:span><text:span text:style-name="T25">;</text:span><text:span text:style-name="T60"> </text:span><text:span text:style-name="T25">++i)</text:span></text:p>
            <text:p text:style-name="P7"><text:span text:style-name="T60"><text:tab/></text:span><text:span text:style-name="T25">ap2[i]</text:span><text:span text:style-name="T60"> </text:span><text:span text:style-name="T25">=</text:span><text:span text:style-name="T60"> </text:span><text:span text:style-name="T25">i;</text:span><text:span text:style-name="T60"> <text:s text:c="2"/></text:span><text:span text:style-name="T27">// overwrites the elements</text:span></text:p>
            <text:p text:style-name="P7"><text:span text:style-name="T60"/></text:p>
            <text:p text:style-name="P7"><text:span text:style-name="T27">// similarly for shared_ptr</text:span></text:p>
            <text:p text:style-name="P7"><text:span text:style-name="T24">auto</text:span><text:span text:style-name="T60"> </text:span><text:span text:style-name="T25">ap3</text:span><text:span text:style-name="T60"> </text:span><text:span text:style-name="T25">=</text:span><text:span text:style-name="T60"> </text:span><text:span text:style-name="T25">std::make_shared_for_overwrite&lt;</text:span><text:span text:style-name="T36">int</text:span><text:span text:style-name="T25">[]&gt;(</text:span><text:span text:style-name="T29">1000</text:span><text:span text:style-name="T25">);</text:span><text:span text:style-name="T60"> </text:span><text:span text:style-name="T27">// creates 1000 int </text:span></text:p>
            <text:p text:style-name="P7"><text:span text:style-name="T60"><text:s text:c="16"/></text:span><text:span text:style-name="T60"><text:tab/></text:span><text:span text:style-name="T60"><text:tab/></text:span><text:span text:style-name="T60"><text:tab/></text:span><text:span text:style-name="T60"> </text:span><text:span text:style-name="T60"><text:tab/></text:span><text:span text:style-name="T60"><text:tab/></text:span><text:span text:style-name="T60"><text:tab/></text:span><text:span text:style-name="T60"><text:tab/></text:span><text:span text:style-name="T27">// elements are not initialized</text:span></text:p>
            <text:p text:style-name="P7"><text:span text:style-name="T60"/></text:p>
            <text:p text:style-name="P7"><text:span text:style-name="T60"/></text:p>
            <text:p text:style-name="P7"><text:span text:style-name="T61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 presentation:use-footer-name="ftr1">
        <draw:frame presentation:style-name="pr1" draw:text-style-name="P31" draw:layer="layout" svg:width="25.199cm" svg:height="3.506cm" svg:x="0.963cm" svg:y="0cm" presentation:class="title" presentation:user-transformed="true">
          <draw:text-box>
            <text:p><text:span text:style-name="T59">for_overwrite (C++20)</text:span></text:p>
          </draw:text-box>
        </draw:frame>
        <draw:frame draw:style-name="gr80" draw:text-style-name="P30" draw:layer="layout" svg:width="26.469cm" svg:height="15.246cm" svg:x="0.965cm" svg:y="3.804cm">
          <draw:text-box>
            <text:p text:style-name="P7"><text:span text:style-name="T24">auto</text:span><text:span text:style-name="T60"> </text:span><text:span text:style-name="T25">ap1</text:span><text:span text:style-name="T60"> </text:span><text:span text:style-name="T25">=</text:span><text:span text:style-name="T60"> </text:span><text:span text:style-name="T25">std::make_unique&lt;</text:span><text:span text:style-name="T36">int</text:span><text:span text:style-name="T25">[]&gt;(</text:span><text:span text:style-name="T29">1000</text:span><text:span text:style-name="T25">);</text:span><text:span text:style-name="T60"> </text:span><text:span text:style-name="T27">// creates 1000 int </text:span></text:p>
            <text:p text:style-name="P7"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27">// and initialize each to 0</text:span></text:p>
            <text:p text:style-name="P7"><text:span text:style-name="T24">for</text:span><text:span text:style-name="T60"> </text:span><text:span text:style-name="T25">(</text:span><text:span text:style-name="T60"> </text:span><text:span text:style-name="T24">auto</text:span><text:span text:style-name="T60"> </text:span><text:span text:style-name="T25">i</text:span><text:span text:style-name="T60"> </text:span><text:span text:style-name="T25">=</text:span><text:span text:style-name="T60"> </text:span><text:span text:style-name="T29">0</text:span><text:span text:style-name="T25">;</text:span><text:span text:style-name="T60"> </text:span><text:span text:style-name="T25">i</text:span><text:span text:style-name="T60"> </text:span><text:span text:style-name="T25">&lt;</text:span><text:span text:style-name="T60"> </text:span><text:span text:style-name="T29">1000</text:span><text:span text:style-name="T25">;</text:span><text:span text:style-name="T60"> </text:span><text:span text:style-name="T25">++i)</text:span></text:p>
            <text:p text:style-name="P7"><text:span text:style-name="T60"><text:tab/></text:span><text:span text:style-name="T25">ap1[i]</text:span><text:span text:style-name="T60"> </text:span><text:span text:style-name="T25">=</text:span><text:span text:style-name="T60"> </text:span><text:span text:style-name="T25">i;</text:span><text:span text:style-name="T60"> <text:s text:c="2"/></text:span><text:span text:style-name="T27">// overwrites the elements</text:span></text:p>
            <text:p text:style-name="P7"><text:span text:style-name="T60"/></text:p>
            <text:p text:style-name="P7"><text:span text:style-name="T60"/></text:p>
            <text:p text:style-name="P7"><text:span text:style-name="T24">auto</text:span><text:span text:style-name="T60"> </text:span><text:span text:style-name="T25">ap2</text:span><text:span text:style-name="T60"> </text:span><text:span text:style-name="T25">=</text:span><text:span text:style-name="T60"> </text:span><text:span text:style-name="T25">std::make_unique_for_overwrite&lt;</text:span><text:span text:style-name="T36">int</text:span><text:span text:style-name="T25">[]&gt;(</text:span><text:span text:style-name="T29">1000</text:span><text:span text:style-name="T25">);</text:span><text:span text:style-name="T60"> </text:span><text:span text:style-name="T27">// creates 1000 int </text:span></text:p>
            <text:p text:style-name="P7"><text:span text:style-name="T60"><text:s text:c="16"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27">// elements are not initialized</text:span><text:span text:style-name="T27"><text:tab/></text:span></text:p>
            <text:p text:style-name="P7"><text:span text:style-name="T24">for</text:span><text:span text:style-name="T60"> </text:span><text:span text:style-name="T25">(</text:span><text:span text:style-name="T60"> </text:span><text:span text:style-name="T24">auto</text:span><text:span text:style-name="T60"> </text:span><text:span text:style-name="T25">i</text:span><text:span text:style-name="T60"> </text:span><text:span text:style-name="T25">=</text:span><text:span text:style-name="T60"> </text:span><text:span text:style-name="T29">0</text:span><text:span text:style-name="T25">;</text:span><text:span text:style-name="T60"> </text:span><text:span text:style-name="T25">i</text:span><text:span text:style-name="T60"> </text:span><text:span text:style-name="T25">&lt;</text:span><text:span text:style-name="T60"> </text:span><text:span text:style-name="T29">1000</text:span><text:span text:style-name="T25">;</text:span><text:span text:style-name="T60"> </text:span><text:span text:style-name="T25">++i)</text:span></text:p>
            <text:p text:style-name="P7"><text:span text:style-name="T60"><text:tab/></text:span><text:span text:style-name="T25">ap2[i]</text:span><text:span text:style-name="T60"> </text:span><text:span text:style-name="T25">=</text:span><text:span text:style-name="T60"> </text:span><text:span text:style-name="T25">i;</text:span><text:span text:style-name="T60"> <text:s text:c="2"/></text:span><text:span text:style-name="T27">// overwrites the elements</text:span></text:p>
            <text:p text:style-name="P7"><text:span text:style-name="T60"/></text:p>
            <text:p text:style-name="P7"><text:span text:style-name="T27">// similarly for shared_ptr</text:span></text:p>
            <text:p text:style-name="P7"><text:span text:style-name="T24">auto</text:span><text:span text:style-name="T60"> </text:span><text:span text:style-name="T25">ap3</text:span><text:span text:style-name="T60"> </text:span><text:span text:style-name="T25">=</text:span><text:span text:style-name="T60"> </text:span><text:span text:style-name="T25">std::make_shared_for_overwrite&lt;</text:span><text:span text:style-name="T36">int</text:span><text:span text:style-name="T25">[]&gt;(</text:span><text:span text:style-name="T29">1000</text:span><text:span text:style-name="T25">);</text:span><text:span text:style-name="T60"> </text:span><text:span text:style-name="T27">// creates 1000 int </text:span></text:p>
            <text:p text:style-name="P7"><text:span text:style-name="T60"><text:s text:c="16"/></text:span><text:span text:style-name="T60"><text:tab/></text:span><text:span text:style-name="T60"><text:tab/></text:span><text:span text:style-name="T60"><text:tab/></text:span><text:span text:style-name="T60"> </text:span><text:span text:style-name="T60"><text:tab/></text:span><text:span text:style-name="T60"><text:tab/></text:span><text:span text:style-name="T60"><text:tab/></text:span><text:span text:style-name="T60"><text:tab/></text:span><text:span text:style-name="T27">// elements are not initialized</text:span></text:p>
            <text:p text:style-name="P7"><text:span text:style-name="T60"/></text:p>
            <text:p text:style-name="P7"><text:span text:style-name="T60"/></text:p>
            <text:p text:style-name="P7"><text:span text:style-name="T24">auto</text:span><text:span text:style-name="T60"> </text:span><text:span text:style-name="T25">ap4</text:span><text:span text:style-name="T60"> </text:span><text:span text:style-name="T25">=</text:span><text:span text:style-name="T60"> </text:span><text:span text:style-name="T25">std::make_unique_for_overwrite&lt;</text:span><text:span text:style-name="T36">int</text:span><text:span text:style-name="T25">[]&gt;(</text:span><text:span text:style-name="T29">1000</text:span><text:span text:style-name="T25">);</text:span><text:span text:style-name="T60"> </text:span><text:span text:style-name="T27">// creates 1000 int </text:span></text:p>
            <text:p text:style-name="P7"><text:span text:style-name="T25">++ap[</text:span><text:span text:style-name="T29">4</text:span><text:span text:style-name="T25">];</text:span><text:span text:style-name="T60"> <text:s text:c="2"/></text:span><text:span text:style-name="T29">// </text:span><text:span text:style-name="T38">undefied behavior</text:span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5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>
        <draw:frame presentation:style-name="pr1" draw:text-style-name="P31" draw:layer="layout" svg:width="25.199cm" svg:height="3.506cm" svg:x="0.963cm" svg:y="0cm" presentation:class="title" presentation:user-transformed="true">
          <draw:text-box>
            <text:p><text:span text:style-name="T59">allocate_shared (C++20)</text:span></text:p>
          </draw:text-box>
        </draw:frame>
        <draw:frame draw:style-name="gr81" draw:text-style-name="P30" draw:layer="layout" svg:width="26.469cm" svg:height="15.246cm" svg:x="0.963cm" svg:y="7.36cm">
          <draw:text-box>
            <text:p text:style-name="P7"><text:span text:style-name="T24">template</text:span><text:span text:style-name="T60"> </text:span><text:span text:style-name="T25">&lt;</text:span><text:span text:style-name="T24">class</text:span><text:span text:style-name="T60"> </text:span><text:span text:style-name="T26">T</text:span><text:span text:style-name="T25">,</text:span><text:span text:style-name="T60"> </text:span><text:span text:style-name="T24">class</text:span><text:span text:style-name="T60"> </text:span><text:span text:style-name="T26">Alloc</text:span><text:span text:style-name="T25">,</text:span><text:span text:style-name="T60"> </text:span><text:span text:style-name="T24">class</text:span><text:span text:style-name="T25">...</text:span><text:span text:style-name="T60"> </text:span><text:span text:style-name="T25">Args&gt;</text:span><text:span text:style-name="T60"> <text:s/></text:span></text:p>
            <text:p text:style-name="P7"><text:span text:style-name="T25">shared_ptr&lt;T&gt;</text:span><text:span text:style-name="T60"> </text:span><text:span text:style-name="T25">allocate_shared</text:span><text:span text:style-name="T60"> </text:span><text:span text:style-name="T25">(</text:span><text:span text:style-name="T24">const</text:span><text:span text:style-name="T60"> </text:span><text:span text:style-name="T25">Alloc&amp;</text:span><text:span text:style-name="T60"> </text:span><text:span text:style-name="T25">alloc,</text:span><text:span text:style-name="T60"> </text:span><text:span text:style-name="T25">Args&amp;&amp;...</text:span><text:span text:style-name="T60"> </text:span><text:span text:style-name="T25">args);</text:span></text:p>
            <text:p text:style-name="P7"><text:span text:style-name="T60"/></text:p>
            <text:p text:style-name="P7"><text:span text:style-name="T47">#include</text:span><text:span text:style-name="T60"> </text:span><text:span text:style-name="T27">&lt;iostream&gt;</text:span></text:p>
            <text:p text:style-name="P7"><text:span text:style-name="T47">#include</text:span><text:span text:style-name="T60"> </text:span><text:span text:style-name="T27">&lt;memory&gt;</text:span></text:p>
            <text:p text:style-name="P7"><text:span text:style-name="T60"/></text:p>
            <text:p text:style-name="P7"><text:span text:style-name="T36">void</text:span><text:span text:style-name="T60"> </text:span><text:span text:style-name="T28">f</text:span><text:span text:style-name="T25">()</text:span><text:span text:style-name="T60"> </text:span><text:span text:style-name="T60"><text:line-break/></text:span><text:span text:style-name="T25">{</text:span></text:p>
            <text:p text:style-name="P7"><text:span text:style-name="T60"><text:s text:c="2"/></text:span><text:span text:style-name="T25">std::allocator&lt;</text:span><text:span text:style-name="T36">int</text:span><text:span text:style-name="T25">&gt;</text:span><text:span text:style-name="T60"> </text:span><text:span text:style-name="T25">alloc;</text:span><text:span text:style-name="T60"> <text:s text:c="3"/></text:span><text:span text:style-name="T27">// the default allocator for int</text:span></text:p>
            <text:p text:style-name="P7"><text:span text:style-name="T60"><text:s text:c="2"/></text:span><text:span text:style-name="T25">std::default_delete&lt;</text:span><text:span text:style-name="T36">int</text:span><text:span text:style-name="T25">&gt;</text:span><text:span text:style-name="T60"> </text:span><text:span text:style-name="T25">del;</text:span><text:span text:style-name="T60"> </text:span><text:span text:style-name="T27">// the default deleter for int</text:span></text:p>
            <text:p text:style-name="P7"><text:span text:style-name="T60"/></text:p>
            <text:p text:style-name="P7"><text:span text:style-name="T60"><text:s text:c="2"/></text:span><text:span text:style-name="T25">std::shared_ptr&lt;</text:span><text:span text:style-name="T36">int</text:span><text:span text:style-name="T25">&gt;</text:span><text:span text:style-name="T60"> </text:span><text:span text:style-name="T25">foo</text:span><text:span text:style-name="T60"> </text:span><text:span text:style-name="T25">=</text:span><text:span text:style-name="T60"> </text:span><text:span text:style-name="T25">std::allocate_shared&lt;</text:span><text:span text:style-name="T36">int</text:span><text:span text:style-name="T25">&gt;</text:span><text:span text:style-name="T60"> </text:span><text:span text:style-name="T25">(alloc,</text:span><text:span text:style-name="T29">10</text:span><text:span text:style-name="T25">);</text:span></text:p>
            <text:p text:style-name="P7"><text:span text:style-name="T60"><text:s text:c="2"/></text:span><text:span text:style-name="T24">auto</text:span><text:span text:style-name="T60"> </text:span><text:span text:style-name="T25">bar</text:span><text:span text:style-name="T60"> </text:span><text:span text:style-name="T25">=</text:span><text:span text:style-name="T60"> </text:span><text:span text:style-name="T25">std::allocate_shared&lt;</text:span><text:span text:style-name="T36">int</text:span><text:span text:style-name="T25">&gt;</text:span><text:span text:style-name="T60"> </text:span><text:span text:style-name="T25">(alloc,</text:span><text:span text:style-name="T29">20</text:span><text:span text:style-name="T25">);</text:span></text:p>
            <text:p text:style-name="P7"><text:span text:style-name="T60"><text:s text:c="2"/></text:span><text:span text:style-name="T24">auto</text:span><text:span text:style-name="T60"> </text:span><text:span text:style-name="T25">baz</text:span><text:span text:style-name="T60"> </text:span><text:span text:style-name="T25">=</text:span><text:span text:style-name="T60"> </text:span><text:span text:style-name="T25">std::allocate_shared&lt;std::pair&lt;</text:span><text:span text:style-name="T36">int</text:span><text:span text:style-name="T25">,</text:span><text:span text:style-name="T36">int</text:span><text:span text:style-name="T25">&gt;&gt;</text:span><text:span text:style-name="T60"> </text:span><text:span text:style-name="T25">(alloc,</text:span><text:span text:style-name="T29">30</text:span><text:span text:style-name="T25">,</text:span><text:span text:style-name="T29">40</text:span><text:span text:style-name="T25">);</text:span></text:p>
            <text:p text:style-name="P7"><text:span text:style-name="T60"/></text:p>
            <text:p text:style-name="P7"><text:span text:style-name="T60"><text:s text:c="2"/></text:span><text:span text:style-name="T25">std::cout</text:span><text:span text:style-name="T60"> </text:span><text:span text:style-name="T25">&lt;&lt;</text:span><text:span text:style-name="T60"> </text:span><text:span text:style-name="T35">"*foo: "</text:span><text:span text:style-name="T60"> </text:span><text:span text:style-name="T25">&lt;&lt;</text:span><text:span text:style-name="T60"> </text:span><text:span text:style-name="T25">*foo</text:span><text:span text:style-name="T60"> </text:span><text:span text:style-name="T25">&lt;&lt;</text:span><text:span text:style-name="T60"> </text:span><text:span text:style-name="T35">'\n'</text:span><text:span text:style-name="T25">;</text:span><text:span text:style-name="T60"> <text:s/></text:span></text:p>
            <text:p text:style-name="P7"><text:span text:style-name="T60"><text:s text:c="2"/></text:span><text:span text:style-name="T25">std::cout</text:span><text:span text:style-name="T60"> </text:span><text:span text:style-name="T25">&lt;&lt;</text:span><text:span text:style-name="T60"> </text:span><text:span text:style-name="T35">"*bar: "</text:span><text:span text:style-name="T60"> </text:span><text:span text:style-name="T25">&lt;&lt;</text:span><text:span text:style-name="T60"> </text:span><text:span text:style-name="T25">*bar</text:span><text:span text:style-name="T60"> </text:span><text:span text:style-name="T25">&lt;&lt;</text:span><text:span text:style-name="T60"> </text:span><text:span text:style-name="T35">'\n'</text:span><text:span text:style-name="T25">;</text:span></text:p>
            <text:p text:style-name="P7"><text:span text:style-name="T60"><text:s text:c="2"/></text:span><text:span text:style-name="T25">std::cout</text:span><text:span text:style-name="T60"> </text:span><text:span text:style-name="T25">&lt;&lt;</text:span><text:span text:style-name="T60"> </text:span><text:span text:style-name="T35">"*baz: "</text:span><text:span text:style-name="T60"> </text:span><text:span text:style-name="T25">&lt;&lt;</text:span><text:span text:style-name="T60"> </text:span><text:span text:style-name="T25">baz-&gt;first</text:span><text:span text:style-name="T60"> </text:span><text:span text:style-name="T25">&lt;&lt;</text:span><text:span text:style-name="T60"> </text:span><text:span text:style-name="T35">' '</text:span><text:span text:style-name="T60"> </text:span><text:span text:style-name="T25">&lt;&lt;</text:span><text:span text:style-name="T60"> </text:span><text:span text:style-name="T25">baz-&gt;second</text:span><text:span text:style-name="T60"> </text:span><text:span text:style-name="T25">&lt;&lt;</text:span><text:span text:style-name="T60"> </text:span><text:span text:style-name="T35">'\n'</text:span><text:span text:style-name="T25">;</text:span></text:p>
            <text:p text:style-name="P7"><text:span text:style-name="T25">}</text:span></text:p>
          </draw:text-box>
        </draw:frame>
        <draw:frame presentation:style-name="pr5" draw:text-style-name="P32" draw:layer="layout" svg:width="25.961cm" svg:height="3.81cm" svg:x="0.762cm" svg:y="2.44cm" presentation:class="outline" presentation:user-transformed="true">
          <draw:text-box>
            <text:list text:style-name="L2">
              <text:list-header>
                <text:p><text:span text:style-name="T62"/></text:p>
              </text:list-header>
              <text:list-item>
                <text:p><text:span text:style-name="T63">Use</text:span><text:span text:style-name="T64"> </text:span><text:span text:style-name="T63">the</text:span><text:span text:style-name="T64"> </text:span><text:span text:style-name="T63">allocator</text:span><text:span text:style-name="T65">’</text:span><text:span text:style-name="T63">s</text:span><text:span text:style-name="T64"> </text:span><text:span text:style-name="T63">alloc</text:span><text:span text:style-name="T64"> </text:span><text:span text:style-name="T63">to</text:span><text:span text:style-name="T64"> </text:span><text:span text:style-name="T63">allocate</text:span><text:span text:style-name="T64"> </text:span><text:span text:style-name="T63">memory</text:span><text:span text:style-name="T64"> </text:span><text:span text:style-name="T63">(instead</text:span><text:span text:style-name="T64"> </text:span><text:span text:style-name="T63">of</text:span><text:span text:style-name="T64"> </text:span><text:span text:style-name="T63">::new)</text:span></text:p>
              </text:list-item>
              <text:list-item>
                <text:p><text:span text:style-name="T63">Constructor</text:span><text:span text:style-name="T64"> </text:span><text:span text:style-name="T63">called</text:span><text:span text:style-name="T64"> </text:span><text:span text:style-name="T63">by</text:span><text:span text:style-name="T64"> </text:span><text:span text:style-name="T63">std::allocator_traits&lt;A2&gt;::construct(a,</text:span><text:span text:style-name="T64"> </text:span><text:span text:style-name="T63">pv,</text:span><text:span text:style-name="T64"> </text:span><text:span text:style-name="T63">v)</text:span><text:span text:style-name="T66"> </text:span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5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 presentation:use-footer-name="ftr1">
        <draw:frame presentation:style-name="pr1" draw:text-style-name="P31" draw:layer="layout" svg:width="25.199cm" svg:height="3.506cm" svg:x="0.963cm" svg:y="0cm" presentation:class="title" presentation:user-transformed="true">
          <draw:text-box>
            <text:p><text:span text:style-name="T59">atomic&lt;shared_ptr&gt; (C++20)</text:span></text:p>
          </draw:text-box>
        </draw:frame>
        <draw:frame draw:style-name="gr82" draw:text-style-name="P30" draw:layer="layout" svg:width="26.469cm" svg:height="11.436cm" svg:x="1.016cm" svg:y="11.17cm">
          <draw:text-box>
            <text:p text:style-name="P7"><text:span text:style-name="T60"/></text:p>
            <text:p text:style-name="P7"><text:span text:style-name="T24">template</text:span><text:span text:style-name="T60"> </text:span><text:span text:style-name="T25">&lt;</text:span><text:span text:style-name="T24">class</text:span><text:span text:style-name="T60"> </text:span><text:span text:style-name="T26">T</text:span><text:span text:style-name="T25">&gt;</text:span></text:p>
            <text:p text:style-name="P7"><text:span text:style-name="T25">std::experimental::atomic_shared_ptr&lt;T&gt;</text:span><text:span text:style-name="T60"> </text:span><text:span text:style-name="T27">// before C++20</text:span></text:p>
            <text:p text:style-name="P7"><text:span text:style-name="T60"/></text:p>
            <text:p text:style-name="P7"><text:span text:style-name="T24">template</text:span><text:span text:style-name="T60"> </text:span><text:span text:style-name="T25">&lt;</text:span><text:span text:style-name="T24">class</text:span><text:span text:style-name="T60"> </text:span><text:span text:style-name="T26">T</text:span><text:span text:style-name="T25">&gt;</text:span></text:p>
            <text:p text:style-name="P7"><text:span text:style-name="T25">std::atomic&lt;std::shared_ptr&lt;T&gt;&gt;</text:span><text:span text:style-name="T60"> <text:s text:c="8"/></text:span><text:span text:style-name="T27">// since C++20</text:span></text:p>
            <text:p text:style-name="P7"><text:span text:style-name="T27"/></text:p>
            <text:p text:style-name="P7"><text:span text:style-name="T25"/></text:p>
          </draw:text-box>
        </draw:frame>
        <draw:frame presentation:style-name="pr5" draw:text-style-name="P32" draw:layer="layout" svg:width="25.961cm" svg:height="8.73cm" svg:x="0.762cm" svg:y="2.44cm" presentation:class="outline" presentation:user-transformed="true">
          <draw:text-box>
            <text:list text:style-name="L2">
              <text:list-header>
                <text:p><text:span text:style-name="T62"/></text:p>
              </text:list-header>
              <text:list-item>
                <text:p><text:span text:style-name="T67">shared_ptr</text:span><text:span text:style-name="T68"> </text:span><text:span text:style-name="T67">is</text:span><text:span text:style-name="T68"> </text:span><text:span text:style-name="T67">not</text:span><text:span text:style-name="T68"> </text:span><text:span text:style-name="T67">atomic</text:span><text:span text:style-name="T68"> </text:span><text:span text:style-name="T67">and</text:span><text:span text:style-name="T68"> </text:span><text:span text:style-name="T69">thread</text:span><text:span text:style-name="T68"> </text:span><text:span text:style-name="T67">safe</text:span><text:span text:style-name="T68"> </text:span><text:span text:style-name="T67">by</text:span><text:span text:style-name="T68"> </text:span><text:span text:style-name="T69">default</text:span></text:p>
              </text:list-item>
              <text:list-item>
                <text:p><text:span text:style-name="T67">std::experimental::atomic_shared_ptr</text:span><text:span text:style-name="T68"> </text:span><text:span text:style-name="T67">merged</text:span><text:span text:style-name="T68"> </text:span><text:span text:style-name="T67">into</text:span><text:span text:style-name="T68"> </text:span><text:span text:style-name="T68"><text:line-break/></text:span><text:span text:style-name="T67">std::atomic&lt;std::shared_ptr&gt;</text:span></text:p>
              </text:list-item>
              <text:list-item>
                <text:p><text:span text:style-name="T67">Supported</text:span><text:span text:style-name="T68"> </text:span><text:span text:style-name="T67">g++</text:span><text:span text:style-name="T68"> </text:span><text:span text:style-name="T70">12</text:span><text:span text:style-name="T67">,</text:span><text:span text:style-name="T68"> </text:span><text:span text:style-name="T67">MSVC</text:span><text:span text:style-name="T68"> </text:span><text:span text:style-name="T70">19.27</text:span></text:p>
              </text:list-item>
              <text:list-item>
                <text:p><text:span text:style-name="T67">shared_ptr</text:span><text:span text:style-name="T68"> </text:span><text:span text:style-name="T67">atomic</text:span><text:span text:style-name="T68"> </text:span><text:span text:style-name="T67">operations</text:span><text:span text:style-name="T68"> </text:span><text:span text:style-name="T67">were</text:span><text:span text:style-name="T68"> </text:span><text:span text:style-name="T67">used</text:span><text:span text:style-name="T68"> </text:span><text:span text:style-name="T67">before</text:span><text:span text:style-name="T68"> </text:span><text:span text:style-name="T69">auto</text:span><text:span text:style-name="T67">&lt;shared_ptr&gt;</text:span><text:span text:style-name="T71"> </text:span></text:p>
                <text:p><text:span text:style-name="T71"/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Shared_ptr implementation</text:p>
          </draw:text-box>
        </draw:frame>
        <draw:custom-shape draw:style-name="gr49" draw:text-style-name="P18" xml:id="id20" draw:id="id20" draw:layer="layout" svg:width="2.794cm" svg:height="2.032cm" svg:x="2.54cm" svg:y="5.75cm">
          <text:p text:style-name="P18"><text:span text:style-name="T54">shared_ptr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2.594cm" svg:height="2.032cm" svg:x="2.54cm" svg:y="9.652cm">
          <text:p text:style-name="P18"><text:span text:style-name="T54">weak_ptr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xml:id="id22" draw:id="id22" draw:layer="layout" svg:width="8.382cm" svg:height="1.524cm" svg:x="14.97cm" svg:y="5.126cm">
          <text:p text:style-name="P20"><text:span text:style-name="T46">object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xml:id="id21" draw:id="id21" draw:layer="layout" svg:width="2.54cm" svg:height="5.334cm" svg:x="9.198cm" svg:y="9.652cm">
          <text:p text:style-name="P18"><text:span text:style-name="T54"/></text:p>
          <text:p text:style-name="P18"><text:span text:style-name="T54">ShCnt</text:span></text:p>
          <text:p text:style-name="P18"><text:span text:style-name="T54"/></text:p>
          <text:p text:style-name="P18"><text:span text:style-name="T54">WkCnt</text:span></text:p>
          <text:p text:style-name="P18"><text:span text:style-name="T54"/></text:p>
          <text:p text:style-name="P18"><text:span text:style-name="T54">PtrToObj</text:span></text:p>
          <text:p text:style-name="P18"><text:span text:style-name="T54"/></text:p>
          <text:p text:style-name="P18"><text:span text:style-name="T54">Deleter</text:span></text:p>
          <text:p text:style-name="P18"><text:span text:style-name="T54"/></text:p>
          <text:p text:style-name="P18"><text:span text:style-name="T54">Allocator</text:span></text:p>
          <text:p text:style-name="P18"><text:span text:style-name="T54"/></text:p>
          <draw:enhanced-geometry svg:viewBox="0 0 21600 21600" draw:type="rectangle" draw:enhanced-path="M 0 0 L 21600 0 21600 21600 0 21600 0 0 Z N"/>
        </draw:custom-shape>
        <draw:line draw:style-name="gr53" draw:text-style-name="P23" draw:layer="layout" svg:x1="5.18cm" svg:y1="10.922cm" svg:x2="9.244cm" svg:y2="10.922cm">
          <text:p/>
        </draw:line>
        <draw:connector draw:style-name="gr53" draw:text-style-name="P23" draw:layer="layout" svg:x1="5.334cm" svg:y1="6.766cm" svg:x2="9.189cm" svg:y2="10.185cm" draw:start-shape="id20" svg:d="M5334 6766h2178v3419h1677" svg:viewBox="0 0 3856 3420">
          <text:p/>
        </draw:connector>
        <draw:line draw:style-name="gr53" draw:text-style-name="P23" draw:layer="layout" svg:x1="5.334cm" svg:y1="6.358cm" svg:x2="14.986cm" svg:y2="6.358cm">
          <text:p/>
        </draw:line>
        <draw:connector draw:style-name="gr54" draw:text-style-name="P24" draw:layer="layout" svg:x1="11.738cm" svg:y1="12.319cm" svg:x2="14.97cm" svg:y2="5.888cm" draw:start-shape="id21" draw:start-glue-point="1" draw:end-shape="id22" svg:d="M11738 12319h1616v-6431h1616" svg:viewBox="0 0 3233 6432">
          <text:p/>
        </draw:connector>
        <draw:frame draw:style-name="gr83" draw:text-style-name="P33" draw:layer="layout" svg:width="5.971cm" svg:height="0.962cm" svg:x="11.923cm" svg:y="9.652cm">
          <draw:text-box>
            <text:p>std::atomic&lt;size_t&gt;</text:p>
          </draw:text-box>
        </draw:frame>
        <draw:frame draw:style-name="gr83" draw:text-style-name="P33" draw:layer="layout" svg:width="5.971cm" svg:height="0.962cm" svg:x="11.924cm" svg:y="10.752cm">
          <draw:text-box>
            <text:p>std::atomic&lt;size_t&gt;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6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 presentation:use-footer-name="ftr1">
        <draw:frame presentation:style-name="pr1" draw:text-style-name="P31" draw:layer="layout" svg:width="25.199cm" svg:height="3.506cm" svg:x="0.963cm" svg:y="0cm" presentation:class="title" presentation:user-transformed="true">
          <draw:text-box>
            <text:p><text:span text:style-name="T59">atomic&lt;shared_ptr&gt; (C++20)</text:span></text:p>
          </draw:text-box>
        </draw:frame>
        <draw:frame draw:style-name="gr84" draw:text-style-name="P30" draw:layer="layout" svg:width="26.469cm" svg:height="11.436cm" svg:x="0.762cm" svg:y="7.106cm">
          <draw:text-box>
            <text:p text:style-name="P7"><text:span text:style-name="T60"/></text:p>
            <text:p text:style-name="P7"><text:span text:style-name="T25">std::shared_ptr&lt;X&gt;</text:span><text:span text:style-name="T60"> <text:s text:c="2"/></text:span><text:span text:style-name="T25">ptr</text:span><text:span text:style-name="T60"> </text:span><text:span text:style-name="T25">=</text:span><text:span text:style-name="T60"> </text:span><text:span text:style-name="T25">std::make_shared&lt;X&gt;();</text:span></text:p>
            <text:p text:style-name="P7"><text:span text:style-name="T61"/></text:p>
            <text:p text:style-name="P7"><text:span text:style-name="T60"/></text:p>
            <text:p text:style-name="P7"><text:span text:style-name="T60"/></text:p>
            <text:p text:style-name="P7"><text:span text:style-name="T25">std::shared_ptr&lt;X&gt;</text:span><text:span text:style-name="T60"> </text:span><text:span text:style-name="T25">ptr1</text:span><text:span text:style-name="T60"> </text:span><text:span text:style-name="T25">=</text:span><text:span text:style-name="T60"> </text:span><text:span text:style-name="T25">ptr;</text:span><text:span text:style-name="T60"> <text:s text:c="2"/></text:span><text:span text:style-name="T60"><text:tab/></text:span><text:span text:style-name="T60"><text:tab/></text:span><text:span text:style-name="T27">// ok, thread safe</text:span></text:p>
            <text:p text:style-name="P7"><text:span text:style-name="T61"/></text:p>
            <text:p text:style-name="P7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25">thread1</text:span></text:p>
            <text:p text:style-name="P7"><text:span text:style-name="T25">--------------------------------------------------------------------</text:span></text:p>
            <text:p text:style-name="P7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30">thread2</text:span><text:span text:style-name="T72"><text:tab/></text:span></text:p>
            <text:p text:style-name="P7"><text:span text:style-name="T30">std::shared_ptr&lt;X&gt;</text:span><text:span text:style-name="T72"><text:tab/></text:span><text:span text:style-name="T30">ptr2</text:span><text:span text:style-name="T72"> </text:span><text:span text:style-name="T30">=</text:span><text:span text:style-name="T72"> </text:span><text:span text:style-name="T30">ptr;</text:span><text:span text:style-name="T72"> <text:s text:c="2"/></text:span><text:span text:style-name="T72"><text:tab/></text:span><text:span text:style-name="T72"><text:tab/></text:span><text:span text:style-name="T27">// ok, thread safe</text:span></text:p>
            <text:p text:style-name="P7"><text:span text:style-name="T72"/></text:p>
            <text:p text:style-name="P7"><text:span text:style-name="T61"/></text:p>
            <text:p text:style-name="P7"><text:span text:style-name="T61"/></text:p>
            <text:p text:style-name="P7"><text:span text:style-name="T25"/></text:p>
          </draw:text-box>
        </draw:frame>
        <draw:frame presentation:style-name="pr5" draw:text-style-name="P32" draw:layer="layout" svg:width="25.961cm" svg:height="4.666cm" svg:x="0.762cm" svg:y="2.44cm" presentation:class="outline" presentation:user-transformed="true">
          <draw:text-box>
            <text:list text:style-name="L2">
              <text:list-header>
                <text:p><text:span text:style-name="T62"/></text:p>
                <text:p><text:span text:style-name="T73"/></text:p>
                <text:p><text:span text:style-name="T71"/></text:p>
              </text:list-header>
            </text:list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6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 presentation:use-footer-name="ftr1">
        <draw:frame presentation:style-name="pr1" draw:text-style-name="P31" draw:layer="layout" svg:width="25.199cm" svg:height="3.506cm" svg:x="0.963cm" svg:y="0cm" presentation:class="title" presentation:user-transformed="true">
          <draw:text-box>
            <text:p><text:span text:style-name="T59">atomic&lt;shared_ptr&gt; (C++20)</text:span></text:p>
          </draw:text-box>
        </draw:frame>
        <draw:frame draw:style-name="gr85" draw:text-style-name="P30" draw:layer="layout" svg:width="26.469cm" svg:height="11.436cm" svg:x="0.762cm" svg:y="7.106cm">
          <draw:text-box>
            <text:p text:style-name="P7"><text:span text:style-name="T60"/></text:p>
            <text:p text:style-name="P7"><text:span text:style-name="T25">std::shared_ptr&lt;X&gt;</text:span><text:span text:style-name="T60"> <text:s text:c="2"/></text:span><text:span text:style-name="T25">ptr</text:span><text:span text:style-name="T60"> </text:span><text:span text:style-name="T25">=</text:span><text:span text:style-name="T60"> </text:span><text:span text:style-name="T25">std::make_shared&lt;X&gt;();</text:span></text:p>
            <text:p text:style-name="P7"><text:span text:style-name="T61"/></text:p>
            <text:p text:style-name="P7"><text:span text:style-name="T60"/></text:p>
            <text:p text:style-name="P7"><text:span text:style-name="T60"/></text:p>
            <text:p text:style-name="P7"><text:span text:style-name="T25">std::shared_ptr&lt;X&gt;</text:span><text:span text:style-name="T60"> </text:span><text:span text:style-name="T25">ptr1</text:span><text:span text:style-name="T60"> </text:span><text:span text:style-name="T25">=</text:span><text:span text:style-name="T60"> </text:span><text:span text:style-name="T25">ptr;</text:span><text:span text:style-name="T60"> <text:s text:c="2"/></text:span><text:span text:style-name="T60"><text:tab/></text:span><text:span text:style-name="T60"><text:tab/></text:span><text:span text:style-name="T27">// ok, thread safe</text:span></text:p>
            <text:p text:style-name="P7"><text:span text:style-name="T61"/></text:p>
            <text:p text:style-name="P7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25">thread1</text:span></text:p>
            <text:p text:style-name="P7"><text:span text:style-name="T25">--------------------------------------------------------------------</text:span></text:p>
            <text:p text:style-name="P7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30">thread2</text:span><text:span text:style-name="T72"><text:tab/></text:span></text:p>
            <text:p text:style-name="P7"><text:span text:style-name="T30">std::shared_ptr&lt;X&gt;</text:span><text:span text:style-name="T72"><text:tab/></text:span><text:span text:style-name="T30">ptr2</text:span><text:span text:style-name="T72"> </text:span><text:span text:style-name="T30">=</text:span><text:span text:style-name="T72"> </text:span><text:span text:style-name="T30">ptr;</text:span><text:span text:style-name="T72"> <text:s text:c="2"/></text:span><text:span text:style-name="T72"><text:tab/></text:span><text:span text:style-name="T72"><text:tab/></text:span><text:span text:style-name="T27">// ok, thread safe</text:span></text:p>
            <text:p text:style-name="P7"><text:span text:style-name="T72"/></text:p>
            <text:p text:style-name="P7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30">ptr</text:span><text:span text:style-name="T72"> <text:s/></text:span><text:span text:style-name="T30">=</text:span><text:span text:style-name="T72"> </text:span><text:span text:style-name="T30">ptr3;</text:span><text:span text:style-name="T72"><text:tab/></text:span><text:span text:style-name="T72"><text:tab/></text:span><text:span text:style-name="T27">// </text:span><text:span text:style-name="T38">data race</text:span><text:span text:style-name="T27">, undefined behavior</text:span></text:p>
            <text:p text:style-name="P7"><text:span text:style-name="T61"/></text:p>
            <text:p text:style-name="P7"><text:span text:style-name="T25"/></text:p>
          </draw:text-box>
        </draw:frame>
        <draw:frame presentation:style-name="pr5" draw:text-style-name="P32" draw:layer="layout" svg:width="25.961cm" svg:height="4.666cm" svg:x="0.762cm" svg:y="2.44cm" presentation:class="outline" presentation:user-transformed="true">
          <draw:text-box>
            <text:list text:style-name="L2">
              <text:list-header>
                <text:p><text:span text:style-name="T62"/></text:p>
                <text:p><text:span text:style-name="T73"/></text:p>
                <text:p><text:span text:style-name="T71"/></text:p>
              </text:list-header>
            </text:list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6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 presentation:use-footer-name="ftr1">
        <draw:frame presentation:style-name="pr1" draw:text-style-name="P31" draw:layer="layout" svg:width="25.199cm" svg:height="3.506cm" svg:x="0.963cm" svg:y="0cm" presentation:class="title" presentation:user-transformed="true">
          <draw:text-box>
            <text:p><text:span text:style-name="T59">atomic&lt;shared_ptr&gt; (C++20)</text:span></text:p>
          </draw:text-box>
        </draw:frame>
        <draw:frame draw:style-name="gr86" draw:text-style-name="P30" draw:layer="layout" svg:width="26.469cm" svg:height="11.436cm" svg:x="0.762cm" svg:y="7.106cm">
          <draw:text-box>
            <text:p text:style-name="P7"><text:span text:style-name="T60"/></text:p>
            <text:p text:style-name="P7"><text:span text:style-name="T25">std::shared_ptr&lt;X&gt;</text:span><text:span text:style-name="T60"> <text:s text:c="2"/></text:span><text:span text:style-name="T25">ptr</text:span><text:span text:style-name="T60"> </text:span><text:span text:style-name="T25">=</text:span><text:span text:style-name="T60"> </text:span><text:span text:style-name="T25">std::make_shared&lt;X&gt;();</text:span></text:p>
            <text:p text:style-name="P7"><text:span text:style-name="T25">std::atomic&lt;std::shared_ptr&lt;X&gt;&gt;</text:span><text:span text:style-name="T60"> </text:span><text:span text:style-name="T25">aptr</text:span><text:span text:style-name="T60"> </text:span><text:span text:style-name="T25">=</text:span><text:span text:style-name="T60"> </text:span><text:span text:style-name="T25">std::make_shared&lt;X&gt;();</text:span></text:p>
            <text:p text:style-name="P7"><text:span text:style-name="T60"/></text:p>
            <text:p text:style-name="P7"><text:span text:style-name="T60"/></text:p>
            <text:p text:style-name="P7"><text:span text:style-name="T25">std::shared_ptr&lt;X&gt;</text:span><text:span text:style-name="T60"> </text:span><text:span text:style-name="T25">ptr1</text:span><text:span text:style-name="T60"> </text:span><text:span text:style-name="T25">=</text:span><text:span text:style-name="T60"> </text:span><text:span text:style-name="T25">ptr;</text:span><text:span text:style-name="T60"> <text:s text:c="2"/></text:span><text:span text:style-name="T60"><text:tab/></text:span><text:span text:style-name="T60"><text:tab/></text:span><text:span text:style-name="T27">// ok, thread safe</text:span></text:p>
            <text:p text:style-name="P7"><text:span text:style-name="T25">std::atomic&lt;std::shared_ptr&lt;X&gt;&gt;</text:span><text:span text:style-name="T60"><text:tab/></text:span><text:span text:style-name="T25">aptr1</text:span><text:span text:style-name="T60"> </text:span><text:span text:style-name="T25">=</text:span><text:span text:style-name="T60"> </text:span><text:span text:style-name="T25">aptr.load();</text:span><text:span text:style-name="T60"> </text:span><text:span text:style-name="T27">// atomic operation</text:span></text:p>
            <text:p text:style-name="P7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25">thread1</text:span></text:p>
            <text:p text:style-name="P7"><text:span text:style-name="T25">--------------------------------------------------------------------</text:span></text:p>
            <text:p text:style-name="P7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30">thread2</text:span><text:span text:style-name="T72"><text:tab/></text:span></text:p>
            <text:p text:style-name="P7"><text:span text:style-name="T30">std::atomic&lt;std::shared_ptr&lt;X&gt;&gt;</text:span><text:span text:style-name="T72"><text:tab/></text:span><text:span text:style-name="T30">aptr2</text:span><text:span text:style-name="T72"> </text:span><text:span text:style-name="T30">=</text:span><text:span text:style-name="T72"> </text:span><text:span text:style-name="T30">aptr;</text:span><text:span text:style-name="T72"> </text:span><text:span text:style-name="T27">// ok, thread safe</text:span></text:p>
            <text:p text:style-name="P7"><text:span text:style-name="T72"/></text:p>
            <text:p text:style-name="P7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30">ptr</text:span><text:span text:style-name="T72"> <text:s/></text:span><text:span text:style-name="T30">=</text:span><text:span text:style-name="T72"> </text:span><text:span text:style-name="T30">ptr3;</text:span><text:span text:style-name="T72"><text:tab/></text:span><text:span text:style-name="T72"><text:tab/></text:span><text:span text:style-name="T27">// </text:span><text:span text:style-name="T38">data race</text:span><text:span text:style-name="T27">, undefined behavior</text:span></text:p>
            <text:p text:style-name="P7"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25">aptr.store(ptr3);</text:span><text:span text:style-name="T60"><text:tab/></text:span><text:span text:style-name="T27">// ok, atomic operation</text:span></text:p>
            <text:p text:style-name="P7"><text:span text:style-name="T25"/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6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.762cm" presentation:class="title" presentation:user-transformed="true">
          <draw:text-box>
            <text:p>Shared_ptr implementation<text:line-break/>lock-free?</text:p>
          </draw:text-box>
        </draw:frame>
        <draw:line draw:style-name="gr53" draw:text-style-name="P23" draw:layer="layout" svg:x1="5.18cm" svg:y1="10.922cm" svg:x2="9.244cm" svg:y2="10.922cm">
          <text:p/>
        </draw:line>
        <draw:connector draw:style-name="gr53" draw:text-style-name="P23" draw:layer="layout" svg:x1="5.334cm" svg:y1="6.766cm" svg:x2="9.189cm" svg:y2="10.185cm" draw:start-shape="id23" svg:d="M5334 6766h2178v3419h1677" svg:viewBox="0 0 3856 3420">
          <text:p/>
        </draw:connector>
        <draw:line draw:style-name="gr53" draw:text-style-name="P23" draw:layer="layout" svg:x1="5.334cm" svg:y1="6.358cm" svg:x2="14.986cm" svg:y2="6.358cm">
          <text:p/>
        </draw:line>
        <draw:connector draw:style-name="gr54" draw:text-style-name="P24" draw:layer="layout" svg:x1="11.738cm" svg:y1="12.319cm" svg:x2="14.97cm" svg:y2="5.888cm" draw:start-shape="id24" draw:start-glue-point="1" draw:end-shape="id25" svg:d="M11738 12319h1616v-6431h1616" svg:viewBox="0 0 3233 6432">
          <text:p/>
        </draw:connector>
        <draw:g>
          <draw:custom-shape draw:style-name="gr49" draw:text-style-name="P18" xml:id="id23" draw:id="id23" draw:layer="layout" svg:width="2.794cm" svg:height="2.032cm" svg:x="2.54cm" svg:y="5.75cm">
            <text:p text:style-name="P18"><text:span text:style-name="T54">data_ptr</text:span></text:p>
            <text:p text:style-name="P18"><text:span text:style-name="T54">ctrl_pt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9" draw:layer="layout" svg:width="2.594cm" svg:height="2.032cm" svg:x="2.54cm" svg:y="9.652cm">
            <text:p text:style-name="P18"><text:span text:style-name="T54">weak_pt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1" xml:id="id25" draw:id="id25" draw:layer="layout" svg:width="8.382cm" svg:height="1.524cm" svg:x="14.97cm" svg:y="5.126cm">
            <text:p text:style-name="P20"><text:span text:style-name="T4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2" xml:id="id24" draw:id="id24" draw:layer="layout" svg:width="2.54cm" svg:height="5.334cm" svg:x="9.198cm" svg:y="9.652cm">
            <text:p text:style-name="P18"><text:span text:style-name="T54"/></text:p>
            <text:p text:style-name="P18"><text:span text:style-name="T54">ShCnt</text:span></text:p>
            <text:p text:style-name="P18"><text:span text:style-name="T54"/></text:p>
            <text:p text:style-name="P18"><text:span text:style-name="T54">WkCnt</text:span></text:p>
            <text:p text:style-name="P18"><text:span text:style-name="T54"/></text:p>
            <text:p text:style-name="P18"><text:span text:style-name="T54">PtrToObj</text:span></text:p>
            <text:p text:style-name="P18"><text:span text:style-name="T54"/></text:p>
            <text:p text:style-name="P18"><text:span text:style-name="T54">Deleter</text:span></text:p>
            <text:p text:style-name="P18"><text:span text:style-name="T54"/></text:p>
            <text:p text:style-name="P18"><text:span text:style-name="T54">Allocator</text:span></text:p>
            <text:p text:style-name="P18"><text:span text:style-name="T5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3" draw:text-style-name="P33" draw:layer="layout" svg:width="5.971cm" svg:height="0.962cm" svg:x="11.923cm" svg:y="9.652cm">
            <draw:text-box>
              <text:p>std::atomic&lt;size_t&gt;</text:p>
            </draw:text-box>
          </draw:frame>
        </draw:g>
        <draw:frame draw:style-name="gr83" draw:text-style-name="P33" draw:layer="layout" svg:width="5.971cm" svg:height="0.962cm" svg:x="11.924cm" svg:y="10.752cm">
          <draw:text-box>
            <text:p>std::atomic&lt;size_t&gt;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6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 presentation:use-footer-name="ftr1">
        <draw:custom-shape draw:style-name="gr49" draw:text-style-name="P18" xml:id="id26" draw:id="id26" draw:layer="layout" svg:width="2.794cm" svg:height="2.032cm" svg:x="2.54cm" svg:y="5.75cm">
          <text:p text:style-name="P18"><text:span text:style-name="T54">data_ptr</text:span></text:p>
          <text:p text:style-name="P18"><text:span text:style-name="T54">ctrl_ptr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6cm" svg:x="0.963cm" svg:y="0.762cm" presentation:class="title" presentation:user-transformed="true">
          <draw:text-box>
            <text:p>Shared_ptr implementation<text:line-break/>lock-free?</text:p>
          </draw:text-box>
        </draw:frame>
        <draw:custom-shape draw:style-name="gr50" draw:text-style-name="P19" draw:layer="layout" svg:width="2.594cm" svg:height="2.032cm" svg:x="2.54cm" svg:y="9.652cm">
          <text:p text:style-name="P18"><text:span text:style-name="T54">weak_ptr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xml:id="id28" draw:id="id28" draw:layer="layout" svg:width="8.382cm" svg:height="1.524cm" svg:x="14.97cm" svg:y="5.126cm">
          <text:p text:style-name="P20"><text:span text:style-name="T46">object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xml:id="id27" draw:id="id27" draw:layer="layout" svg:width="2.54cm" svg:height="5.334cm" svg:x="9.198cm" svg:y="9.652cm">
          <text:p text:style-name="P18"><text:span text:style-name="T54"/></text:p>
          <text:p text:style-name="P18"><text:span text:style-name="T54">ShCnt</text:span></text:p>
          <text:p text:style-name="P18"><text:span text:style-name="T54"/></text:p>
          <text:p text:style-name="P18"><text:span text:style-name="T54">WkCnt</text:span></text:p>
          <text:p text:style-name="P18"><text:span text:style-name="T54"/></text:p>
          <text:p text:style-name="P18"><text:span text:style-name="T54">PtrToObj</text:span></text:p>
          <text:p text:style-name="P18"><text:span text:style-name="T54"/></text:p>
          <text:p text:style-name="P18"><text:span text:style-name="T54">Deleter</text:span></text:p>
          <text:p text:style-name="P18"><text:span text:style-name="T54"/></text:p>
          <text:p text:style-name="P18"><text:span text:style-name="T54">Allocator</text:span></text:p>
          <text:p text:style-name="P18"><text:span text:style-name="T54"/></text:p>
          <draw:enhanced-geometry svg:viewBox="0 0 21600 21600" draw:type="rectangle" draw:enhanced-path="M 0 0 L 21600 0 21600 21600 0 21600 0 0 Z N"/>
        </draw:custom-shape>
        <draw:line draw:style-name="gr53" draw:text-style-name="P23" draw:layer="layout" svg:x1="5.18cm" svg:y1="10.922cm" svg:x2="9.244cm" svg:y2="10.922cm">
          <text:p/>
        </draw:line>
        <draw:connector draw:style-name="gr53" draw:text-style-name="P23" draw:layer="layout" svg:x1="5.334cm" svg:y1="6.766cm" svg:x2="9.189cm" svg:y2="10.185cm" draw:start-shape="id26" svg:d="M5334 6766h2178v3419h1677" svg:viewBox="0 0 3856 3420">
          <text:p/>
        </draw:connector>
        <draw:line draw:style-name="gr53" draw:text-style-name="P23" draw:layer="layout" svg:x1="5.334cm" svg:y1="6.358cm" svg:x2="14.986cm" svg:y2="6.358cm">
          <text:p/>
        </draw:line>
        <draw:connector draw:style-name="gr54" draw:text-style-name="P24" draw:layer="layout" svg:x1="11.738cm" svg:y1="12.319cm" svg:x2="14.97cm" svg:y2="5.888cm" draw:start-shape="id27" draw:start-glue-point="1" draw:end-shape="id28" svg:d="M11738 12319h1616v-6431h1616" svg:viewBox="0 0 3233 6432">
          <text:p/>
        </draw:connector>
        <draw:frame draw:style-name="gr83" draw:text-style-name="P33" draw:layer="layout" svg:width="5.971cm" svg:height="0.962cm" svg:x="11.923cm" svg:y="9.652cm">
          <draw:text-box>
            <text:p>std::atomic&lt;size_t&gt;</text:p>
          </draw:text-box>
        </draw:frame>
        <draw:frame draw:style-name="gr83" draw:text-style-name="P33" draw:layer="layout" svg:width="5.971cm" svg:height="0.962cm" svg:x="11.924cm" svg:y="10.752cm">
          <draw:text-box>
            <text:p>std::atomic&lt;size_t&gt;</text:p>
          </draw:text-box>
        </draw:frame>
        <draw:custom-shape draw:style-name="gr87" draw:text-style-name="P34" draw:layer="layout" svg:width="2.032cm" svg:height="0.762cm" svg:x="2.948cm" svg:y="6.69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2.032cm" svg:height="0.762cm" svg:x="9.548cm" svg:y="9.696cm">
          <text:p/>
          <draw:enhanced-geometry svg:viewBox="0 0 21600 21600" draw:type="rectangle" draw:enhanced-path="M 0 0 L 21600 0 21600 21600 0 21600 0 0 Z N"/>
        </draw:custom-shape>
        <draw:frame draw:style-name="gr89" draw:text-style-name="P33" draw:layer="layout" svg:width="15.748cm" svg:height="3.81cm" svg:x="12.192cm" svg:y="13.716cm">
          <draw:text-box>
            <text:p><text:span text:style-name="T2">No double compare-and-swap</text:span></text:p>
            <text:p text:style-name="P35"><text:span text:style-name="T15"/></text:p>
            <text:p text:style-name="P35"><text:span text:style-name="T15">There is double-with </text:span><text:span text:style-name="T2">compare-and-swap</text:span></text:p>
            <text:p/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6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 presentation:use-footer-name="ftr1">
        <draw:custom-shape draw:style-name="gr49" draw:text-style-name="P18" xml:id="id29" draw:id="id29" draw:layer="layout" svg:width="2.794cm" svg:height="2.032cm" svg:x="2.54cm" svg:y="5.75cm">
          <text:p text:style-name="P18"><text:span text:style-name="T54">data_ptr</text:span></text:p>
          <text:p text:style-name="P18"><text:span text:style-name="T54">ctrl_ptr</text:span></text:p>
          <text:p text:style-name="P18"><text:span text:style-name="T54">LocalCnt;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6cm" svg:x="0.963cm" svg:y="0.762cm" presentation:class="title" presentation:user-transformed="true">
          <draw:text-box>
            <text:p>Shared_ptr implementation<text:line-break/>lock-free?</text:p>
          </draw:text-box>
        </draw:frame>
        <draw:custom-shape draw:style-name="gr50" draw:text-style-name="P19" draw:layer="layout" svg:width="2.594cm" svg:height="2.032cm" svg:x="2.54cm" svg:y="9.652cm">
          <text:p text:style-name="P18"><text:span text:style-name="T54">weak_ptr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xml:id="id31" draw:id="id31" draw:layer="layout" svg:width="8.382cm" svg:height="1.524cm" svg:x="14.97cm" svg:y="5.126cm">
          <text:p text:style-name="P20"><text:span text:style-name="T46">object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xml:id="id30" draw:id="id30" draw:layer="layout" svg:width="2.54cm" svg:height="5.334cm" svg:x="9.198cm" svg:y="9.652cm">
          <text:p text:style-name="P18"><text:span text:style-name="T54"/></text:p>
          <text:p text:style-name="P18"><text:span text:style-name="T54">ShCnt</text:span></text:p>
          <text:p text:style-name="P18"><text:span text:style-name="T54"/></text:p>
          <text:p text:style-name="P18"><text:span text:style-name="T54">WkCnt</text:span></text:p>
          <text:p text:style-name="P18"><text:span text:style-name="T54"/></text:p>
          <text:p text:style-name="P18"><text:span text:style-name="T54">PtrToObj</text:span></text:p>
          <text:p text:style-name="P18"><text:span text:style-name="T54"/></text:p>
          <text:p text:style-name="P18"><text:span text:style-name="T54">Deleter</text:span></text:p>
          <text:p text:style-name="P18"><text:span text:style-name="T54"/></text:p>
          <text:p text:style-name="P18"><text:span text:style-name="T54">Allocator</text:span></text:p>
          <text:p text:style-name="P18"><text:span text:style-name="T54"/></text:p>
          <draw:enhanced-geometry svg:viewBox="0 0 21600 21600" draw:type="rectangle" draw:enhanced-path="M 0 0 L 21600 0 21600 21600 0 21600 0 0 Z N"/>
        </draw:custom-shape>
        <draw:line draw:style-name="gr53" draw:text-style-name="P23" draw:layer="layout" svg:x1="5.18cm" svg:y1="10.922cm" svg:x2="9.244cm" svg:y2="10.922cm">
          <text:p/>
        </draw:line>
        <draw:connector draw:style-name="gr53" draw:text-style-name="P23" draw:layer="layout" svg:x1="5.334cm" svg:y1="6.766cm" svg:x2="9.189cm" svg:y2="10.185cm" draw:start-shape="id29" svg:d="M5334 6766h2178v3419h1677" svg:viewBox="0 0 3856 3420">
          <text:p/>
        </draw:connector>
        <draw:line draw:style-name="gr53" draw:text-style-name="P23" draw:layer="layout" svg:x1="5.334cm" svg:y1="6.358cm" svg:x2="14.986cm" svg:y2="6.358cm">
          <text:p/>
        </draw:line>
        <draw:connector draw:style-name="gr54" draw:text-style-name="P24" draw:layer="layout" svg:x1="11.738cm" svg:y1="12.319cm" svg:x2="14.97cm" svg:y2="5.888cm" draw:start-shape="id30" draw:start-glue-point="1" draw:end-shape="id31" svg:d="M11738 12319h1616v-6431h1616" svg:viewBox="0 0 3233 6432">
          <text:p/>
        </draw:connector>
        <draw:frame draw:style-name="gr83" draw:text-style-name="P33" draw:layer="layout" svg:width="5.971cm" svg:height="0.962cm" svg:x="11.923cm" svg:y="9.652cm">
          <draw:text-box>
            <text:p>std::atomic&lt;size_t&gt;</text:p>
          </draw:text-box>
        </draw:frame>
        <draw:frame draw:style-name="gr83" draw:text-style-name="P33" draw:layer="layout" svg:width="5.971cm" svg:height="0.962cm" svg:x="11.924cm" svg:y="10.752cm">
          <draw:text-box>
            <text:p>std::atomic&lt;size_t&gt;</text:p>
          </draw:text-box>
        </draw:frame>
        <draw:custom-shape draw:style-name="gr90" draw:text-style-name="P34" draw:layer="layout" svg:width="2.386cm" svg:height="1.286cm" svg:x="2.748cm" svg:y="6.49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2.032cm" svg:height="0.762cm" svg:x="9.548cm" svg:y="9.696cm">
          <text:p/>
          <draw:enhanced-geometry svg:viewBox="0 0 21600 21600" draw:type="rectangle" draw:enhanced-path="M 0 0 L 21600 0 21600 21600 0 21600 0 0 Z N"/>
        </draw:custom-shape>
        <draw:frame draw:style-name="gr89" draw:text-style-name="P33" draw:layer="layout" svg:width="15.748cm" svg:height="3.81cm" svg:x="12.192cm" svg:y="13.716cm">
          <draw:text-box>
            <text:p><text:span text:style-name="T2">No double compare-and-swap</text:span></text:p>
            <text:p text:style-name="P35"><text:span text:style-name="T15"/></text:p>
            <text:p text:style-name="P35"><text:span text:style-name="T15">There is double-with </text:span><text:span text:style-name="T2">compare-and-swap</text:span></text:p>
            <text:p/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6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 presentation:use-footer-name="ftr1">
        <draw:frame presentation:style-name="pr1" draw:text-style-name="P31" draw:layer="layout" svg:width="25.199cm" svg:height="3.506cm" svg:x="0.963cm" svg:y="0cm" presentation:class="title" presentation:user-transformed="true">
          <draw:text-box>
            <text:p><text:span text:style-name="T59">atomic&lt;shared_ptr&gt; (C++20)</text:span></text:p>
          </draw:text-box>
        </draw:frame>
        <draw:frame draw:style-name="gr91" draw:text-style-name="P36" draw:layer="layout" svg:width="26.469cm" svg:height="14.986cm" svg:x="0.762cm" svg:y="3.556cm">
          <draw:text-box>
            <text:p text:style-name="P7"><text:span text:style-name="T74">template&lt;typename T&gt;</text:span></text:p>
            <text:p text:style-name="P7"><text:span text:style-name="T75">class atomic&lt;shared_ptr&lt;T&gt;&gt;</text:span></text:p>
            <text:p text:style-name="P7"><text:span text:style-name="T75">{</text:span></text:p>
            <text:p text:style-name="P7"><text:span text:style-name="T76"><text:tab/></text:span><text:span text:style-name="T76">struct counter_ptr {</text:span></text:p>
            <text:p text:style-name="P7"><text:span text:style-name="T76"><text:tab/></text:span><text:span text:style-name="T76"><text:tab/></text:span><text:span text:style-name="T76">ControlBlk*</text:span><text:span text:style-name="T76"><text:tab/></text:span><text:span text:style-name="T76">ctl_ptr;</text:span></text:p>
            <text:p text:style-name="P7"><text:span text:style-name="T76"><text:tab/></text:span><text:span text:style-name="T76"><text:tab/></text:span><text:span text:style-name="T76">size_t </text:span><text:span text:style-name="T76"><text:tab/></text:span><text:span text:style-name="T76"><text:tab/></text:span><text:span text:style-name="T76">localCnt;</text:span></text:p>
            <text:p text:style-name="P7"><text:span text:style-name="T76"><text:tab/></text:span><text:span text:style-name="T76">};</text:span></text:p>
            <text:p text:style-name="P7"><text:span text:style-name="T75"><text:tab/></text:span><text:span text:style-name="T75">atomic&lt;counter_ptr&gt; cptr;</text:span></text:p>
            <text:p text:style-name="P7"><text:span text:style-name="T75"><text:tab/></text:span><text:span text:style-name="T75">static_assert(decltype(cptr)::is_always_lock_free);</text:span></text:p>
            <text:p text:style-name="P7"><text:span text:style-name="T75"/></text:p>
            <text:p text:style-name="P7"><text:span text:style-name="T75"><text:tab/></text:span><text:span text:style-name="T75">shared_ptr&lt;T&gt; load() </text:span></text:p>
            <text:p text:style-name="P7"><text:span text:style-name="T75"><text:tab/></text:span><text:span text:style-name="T75">{</text:span></text:p>
            <text:p text:style-name="P7"><text:span text:style-name="T75"><text:tab/></text:span><text:span text:style-name="T75"><text:tab/></text:span><text:span text:style-name="T75">auto cptr_copy = cptr.load();</text:span></text:p>
            <text:p text:style-name="P7"><text:span text:style-name="T75"><text:tab/></text:span><text:span text:style-name="T75"><text:tab/></text:span><text:span text:style-name="T75">while (true) {</text:span></text:p>
            <text:p text:style-name="P7"><text:span text:style-name="T75"><text:tab/></text:span><text:span text:style-name="T75"><text:tab/></text:span><text:span text:style-name="T75"><text:tab/></text:span><text:span text:style-name="T75">auto cptr_new = cptr_copy;</text:span></text:p>
            <text:p text:style-name="P7"><text:span text:style-name="T75"><text:tab/></text:span><text:span text:style-name="T75"><text:tab/></text:span><text:span text:style-name="T75"><text:tab/></text:span><text:span text:style-name="T75">++cptr_new.localCnt;</text:span></text:p>
            <text:p text:style-name="P7"><text:span text:style-name="T75"><text:tab/></text:span><text:span text:style-name="T75"><text:tab/></text:span><text:span text:style-name="T75"><text:tab/></text:span><text:span text:style-name="T75">if ( cptr.compare_exchange_weak(cptr_copy, cptr_new) )</text:span></text:p>
            <text:p text:style-name="P7"><text:span text:style-name="T75"><text:tab/></text:span><text:span text:style-name="T75"><text:tab/></text:span><text:span text:style-name="T75"><text:tab/></text:span><text:span text:style-name="T75"><text:tab/></text:span><text:span text:style-name="T75">break;</text:span></text:p>
            <text:p text:style-name="P7"><text:span text:style-name="T75"><text:tab/></text:span><text:span text:style-name="T75"><text:tab/></text:span><text:span text:style-name="T75">}</text:span></text:p>
            <text:p text:style-name="P7"><text:span text:style-name="T75"><text:tab/></text:span><text:span text:style-name="T75"><text:tab/></text:span><text:span text:style-name="T75">++cptr_copy.localCnt;</text:span></text:p>
            <text:p text:style-name="P7"><text:span text:style-name="T75"><text:tab/></text:span><text:span text:style-name="T75"><text:tab/></text:span><text:span text:style-name="T75">auto ctl_ptr = cptr_copy.ctl_ptr;</text:span></text:p>
          </draw:text-box>
        </draw:frame>
        <presentation:notes draw:style-name="dp3" presentation:use-date-time-name="dtd1">
          <draw:page-thumbnail draw:style-name="gr2" draw:layer="layout" svg:width="14.848cm" svg:height="11.136cm" svg:x="3.075cm" svg:y="2.257cm" draw:page-number="6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>
      <style:graphic-properties draw:stroke="none" draw:fill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_5f_1" style:display-name="Alapértelmezett_1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" style:display-name="Alapértelmezet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draw:stroke-dash="Dashed_20__28_var_29__20_1" svg:stroke-width="0.152cm" svg:stroke-color="#ff0000" draw:marker-start-width="0.432cm" draw:marker-start-center="false" draw:marker-end-width="0.432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24-10-27">10/27/24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99cm" svg:height="11.136cm" svg:x="3.5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12-06T12:25:22.230476090</meta:creation-date>
    <dc:date>2024-10-27T22:28:15.090111200</dc:date>
    <meta:editing-duration>P1DT22H42M45S</meta:editing-duration>
    <meta:editing-cycles>567</meta:editing-cycles>
    <meta:generator>LibreOffice/7.3.7.2$Linux_X86_64 LibreOffice_project/30$Build-2</meta:generator>
    <meta:print-date>2016-06-19T01:30:57.052790624</meta:print-date>
    <meta:document-statistic meta:object-count="476"/>
  </office:meta>
</office:document-meta>
</file>